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9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5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0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/>
    </style:style>
    <style:style style:name="ce59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ext-properties style:font-name="細明體" style:font-name-asian="細明體" style:font-name-complex="細明體"/>
    </style:style>
    <style:style style:name="ce6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48"/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7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48">
      <style:text-properties fo:font-weight="bold" style:font-weight-asian="bold" style:font-weight-complex="bold"/>
    </style:style>
    <style:style style:name="ce101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9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5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5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8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9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4.55pt" style:use-optimal-row-height="false" fo:break-before="auto"/>
    </style:style>
    <style:style style:name="ro9" style:family="table-row">
      <style:table-row-properties style:row-height="19.0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9.4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6">
            <text:p>民 國 106 年 8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4">
            <text:p>年月別</text:p>
          </table:table-cell>
          <table:covered-table-cell/>
          <table:table-cell table:style-name="ce77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 <text:s text:c="5"/>　 <text:s/>　生</text:p>
          </table:table-cell>
          <table:table-cell table:number-columns-repeated="3" table:style-name="ce74"/>
          <table:table-cell office:value-type="string" table:style-name="ce75">
            <text:p>死　 <text:s text:c="6"/>　亡</text:p>
          </table:table-cell>
          <table:table-cell table:number-columns-repeated="3" table:style-name="ce74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70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3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71">
            <text:p>折合年</text:p>
          </table:table-cell>
          <table:table-cell office:value-type="string" table:style-name="ce70">
            <text:p><text:s/></text:p>
          </table:table-cell>
          <table:table-cell office:value-type="string" table:style-name="ce69">
            <text:p>折合年自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</text:p>
          </table:table-cell>
          <table:table-cell table:style-name="ce70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69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6"/>
          <table:table-cell table:style-name="ce65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2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5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46">
            <text:p>7,869,247</text:p>
          </table:table-cell>
          <table:table-cell office:value-type="float" office:value="4016708" table:style-name="ce46">
            <text:p>4,016,708</text:p>
          </table:table-cell>
          <table:table-cell office:value-type="float" office:value="3852539" table:style-name="ce46">
            <text:p>3,852,539</text:p>
          </table:table-cell>
          <table:table-cell office:value-type="float" office:value="385383" table:style-name="ce46">
            <text:p>385,383</text:p>
          </table:table-cell>
          <table:table-cell office:value-type="float" office:value="197297" table:style-name="ce46">
            <text:p>197,297</text:p>
          </table:table-cell>
          <table:table-cell office:value-type="float" office:value="188086" table:style-name="ce46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46">
            <text:p>89,259</text:p>
          </table:table-cell>
          <table:table-cell office:value-type="float" office:value="46225" table:style-name="ce46">
            <text:p>46,225</text:p>
          </table:table-cell>
          <table:table-cell office:value-type="float" office:value="43034" table:style-name="ce46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3">
            <text:p>38.40</text:p>
          </table:table-cell>
          <table:table-cell office:value-type="float" office:value="73676" table:style-name="ce46">
            <text:p>73,676</text:p>
          </table:table-cell>
          <table:table-cell office:value-type="float" office:value="9.5500000000000007" table:style-name="ce53">
            <text:p>9.55</text:p>
          </table:table-cell>
          <table:table-cell office:value-type="float" office:value="3858" table:style-name="ce46">
            <text:p>3,858</text:p>
          </table:table-cell>
          <table:table-cell office:value-type="float" office:value="0.5" table:style-name="ce53">
            <text:p>0.5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8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46">
            <text:p>11,149,139</text:p>
          </table:table-cell>
          <table:table-cell office:value-type="float" office:value="5715463" table:style-name="ce46">
            <text:p>5,715,463</text:p>
          </table:table-cell>
          <table:table-cell office:value-type="float" office:value="5433676" table:style-name="ce46">
            <text:p>5,433,676</text:p>
          </table:table-cell>
          <table:table-cell office:value-type="float" office:value="420254" table:style-name="ce46">
            <text:p>420,254</text:p>
          </table:table-cell>
          <table:table-cell office:value-type="float" office:value="216728" table:style-name="ce46">
            <text:p>216,728</text:p>
          </table:table-cell>
          <table:table-cell office:value-type="float" office:value="203526" table:style-name="ce46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46">
            <text:p>73,823</text:p>
          </table:table-cell>
          <table:table-cell office:value-type="float" office:value="40570" table:style-name="ce46">
            <text:p>40,570</text:p>
          </table:table-cell>
          <table:table-cell office:value-type="float" office:value="33253" table:style-name="ce46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3">
            <text:p>31.58</text:p>
          </table:table-cell>
          <table:table-cell office:value-type="float" office:value="83797" table:style-name="ce46">
            <text:p>83,797</text:p>
          </table:table-cell>
          <table:table-cell office:value-type="float" office:value="7.51" table:style-name="ce53">
            <text:p>7.51</text:p>
          </table:table-cell>
          <table:table-cell office:value-type="float" office:value="4487" table:style-name="ce46">
            <text:p>4,487</text:p>
          </table:table-cell>
          <table:table-cell office:value-type="float" office:value="0.4" table:style-name="ce53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8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46">
            <text:p>14,994,823</text:p>
          </table:table-cell>
          <table:table-cell office:value-type="float" office:value="7895140" table:style-name="ce46">
            <text:p>7,895,140</text:p>
          </table:table-cell>
          <table:table-cell office:value-type="float" office:value="7099683" table:style-name="ce46">
            <text:p>7,099,683</text:p>
          </table:table-cell>
          <table:table-cell office:value-type="float" office:value="380424" table:style-name="ce46">
            <text:p>380,424</text:p>
          </table:table-cell>
          <table:table-cell office:value-type="float" office:value="195938" table:style-name="ce46">
            <text:p>195,938</text:p>
          </table:table-cell>
          <table:table-cell office:value-type="float" office:value="184486" table:style-name="ce46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46">
            <text:p>70,954</text:p>
          </table:table-cell>
          <table:table-cell office:value-type="float" office:value="41596" table:style-name="ce46">
            <text:p>41,596</text:p>
          </table:table-cell>
          <table:table-cell office:value-type="float" office:value="29358" table:style-name="ce46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3">
            <text:p>20.86</text:p>
          </table:table-cell>
          <table:table-cell office:value-type="float" office:value="106812" table:style-name="ce46">
            <text:p>106,812</text:p>
          </table:table-cell>
          <table:table-cell office:value-type="float" office:value="7.2" table:style-name="ce53">
            <text:p>7.20</text:p>
          </table:table-cell>
          <table:table-cell office:value-type="float" office:value="5310" table:style-name="ce46">
            <text:p>5,310</text:p>
          </table:table-cell>
          <table:table-cell office:value-type="float" office:value="0.36" table:style-name="ce53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45">
            <text:p>270,905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8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46">
            <text:p>18,193,955</text:p>
          </table:table-cell>
          <table:table-cell office:value-type="float" office:value="9479508" table:style-name="ce46">
            <text:p>9,479,508</text:p>
          </table:table-cell>
          <table:table-cell office:value-type="float" office:value="8714447" table:style-name="ce46">
            <text:p>8,714,447</text:p>
          </table:table-cell>
          <table:table-cell office:value-type="float" office:value="412779" table:style-name="ce46">
            <text:p>412,779</text:p>
          </table:table-cell>
          <table:table-cell office:value-type="float" office:value="213273" table:style-name="ce46">
            <text:p>213,273</text:p>
          </table:table-cell>
          <table:table-cell office:value-type="float" office:value="199506" table:style-name="ce46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46">
            <text:p>86,848</text:p>
          </table:table-cell>
          <table:table-cell office:value-type="float" office:value="52627" table:style-name="ce46">
            <text:p>52,627</text:p>
          </table:table-cell>
          <table:table-cell office:value-type="float" office:value="34221" table:style-name="ce46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3">
            <text:p>18.14</text:p>
          </table:table-cell>
          <table:table-cell office:value-type="float" office:value="167496" table:style-name="ce46">
            <text:p>167,496</text:p>
          </table:table-cell>
          <table:table-cell office:value-type="float" office:value="9.2899999999999991" table:style-name="ce53">
            <text:p>9.29</text:p>
          </table:table-cell>
          <table:table-cell office:value-type="float" office:value="14875" table:style-name="ce46">
            <text:p>14,875</text:p>
          </table:table-cell>
          <table:table-cell office:value-type="float" office:value="0.83" table:style-name="ce53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45">
            <text:p>310,11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46">
            <text:p>20,605,831</text:p>
          </table:table-cell>
          <table:table-cell office:value-type="float" office:value="10640276" table:style-name="ce46">
            <text:p>10,640,276</text:p>
          </table:table-cell>
          <table:table-cell office:value-type="float" office:value="9965555" table:style-name="ce46">
            <text:p>9,965,555</text:p>
          </table:table-cell>
          <table:table-cell office:value-type="float" office:value="321932" table:style-name="ce46">
            <text:p>321,932</text:p>
          </table:table-cell>
          <table:table-cell office:value-type="float" office:value="168865" table:style-name="ce46">
            <text:p>168,865</text:p>
          </table:table-cell>
          <table:table-cell office:value-type="float" office:value="153067" table:style-name="ce46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46">
            <text:p>106,284</text:p>
          </table:table-cell>
          <table:table-cell office:value-type="float" office:value="65386" table:style-name="ce46">
            <text:p>65,386</text:p>
          </table:table-cell>
          <table:table-cell office:value-type="float" office:value="40898" table:style-name="ce46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3">
            <text:p>10.52</text:p>
          </table:table-cell>
          <table:table-cell office:value-type="float" office:value="162972" table:style-name="ce46">
            <text:p>162,972</text:p>
          </table:table-cell>
          <table:table-cell office:value-type="float" office:value="7.95" table:style-name="ce53">
            <text:p>7.95</text:p>
          </table:table-cell>
          <table:table-cell office:value-type="float" office:value="28298" table:style-name="ce46">
            <text:p>28,298</text:p>
          </table:table-cell>
          <table:table-cell office:value-type="float" office:value="1.38" table:style-name="ce53">
            <text:p>1.38</text:p>
          </table:table-cell>
          <table:table-cell office:value-type="float" office:value="1477764" table:style-name="ce46">
            <text:p>1,477,764</text:p>
          </table:table-cell>
          <table:table-cell office:value-type="float" office:value="1489892" table:style-name="ce46">
            <text:p>1,489,892</text:p>
          </table:table-cell>
          <table:table-cell office:value-type="float" office:value="345523" table:style-name="ce45">
            <text:p>345,52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0 年</text:p>
          </table:table-cell>
          <table:covered-table-cell/>
          <table:table-cell office:value-type="float" office:value="6802281" table:style-name="ce46">
            <text:p>6,802,281</text:p>
          </table:table-cell>
          <table:table-cell office:value-type="float" office:value="22405568" table:style-name="ce46">
            <text:p>22,405,568</text:p>
          </table:table-cell>
          <table:table-cell office:value-type="float" office:value="11441651" table:style-name="ce46">
            <text:p>11,441,651</text:p>
          </table:table-cell>
          <table:table-cell office:value-type="float" office:value="10963917" table:style-name="ce46">
            <text:p>10,963,917</text:p>
          </table:table-cell>
          <table:table-cell office:value-type="float" office:value="260354" table:style-name="ce46">
            <text:p>260,354</text:p>
          </table:table-cell>
          <table:table-cell office:value-type="float" office:value="135596" table:style-name="ce46">
            <text:p>135,596</text:p>
          </table:table-cell>
          <table:table-cell office:value-type="float" office:value="124758" table:style-name="ce46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46">
            <text:p>127,647</text:p>
          </table:table-cell>
          <table:table-cell office:value-type="float" office:value="79319" table:style-name="ce46">
            <text:p>79,319</text:p>
          </table:table-cell>
          <table:table-cell office:value-type="float" office:value="48328" table:style-name="ce46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54">
            <text:p>132,707</text:p>
          </table:table-cell>
          <table:table-cell office:value-type="float" office:value="5.94" table:style-name="ce53">
            <text:p>5.94</text:p>
          </table:table-cell>
          <table:table-cell office:value-type="float" office:value="170515" table:style-name="ce46">
            <text:p>170,515</text:p>
          </table:table-cell>
          <table:table-cell office:value-type="float" office:value="7.63" table:style-name="ce53">
            <text:p>7.63</text:p>
          </table:table-cell>
          <table:table-cell office:value-type="float" office:value="56538" table:style-name="ce46">
            <text:p>56,538</text:p>
          </table:table-cell>
          <table:table-cell office:value-type="float" office:value="2.5299999999999998" table:style-name="ce53">
            <text:p>2.53</text:p>
          </table:table-cell>
          <table:table-cell office:value-type="float" office:value="1373363" table:style-name="ce46">
            <text:p>1,373,363</text:p>
          </table:table-cell>
          <table:table-cell office:value-type="float" office:value="1377174" table:style-name="ce46">
            <text:p>1,377,174</text:p>
          </table:table-cell>
          <table:table-cell office:value-type="float" office:value="420892" table:style-name="ce45">
            <text:p>420,892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5 年</text:p>
          </table:table-cell>
          <table:covered-table-cell/>
          <table:table-cell office:value-type="float" office:value="7394758" table:style-name="ce46">
            <text:p>7,394,758</text:p>
          </table:table-cell>
          <table:table-cell office:value-type="float" office:value="22876527" table:style-name="ce46">
            <text:p>22,876,527</text:p>
          </table:table-cell>
          <table:table-cell office:value-type="float" office:value="11591707" table:style-name="ce46">
            <text:p>11,591,707</text:p>
          </table:table-cell>
          <table:table-cell office:value-type="float" office:value="11284820" table:style-name="ce46">
            <text:p>11,284,820</text:p>
          </table:table-cell>
          <table:table-cell office:value-type="float" office:value="204459" table:style-name="ce46">
            <text:p>204,459</text:p>
          </table:table-cell>
          <table:table-cell office:value-type="float" office:value="106936" table:style-name="ce46">
            <text:p>106,936</text:p>
          </table:table-cell>
          <table:table-cell office:value-type="float" office:value="97523" table:style-name="ce46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46">
            <text:p>135,839</text:p>
          </table:table-cell>
          <table:table-cell office:value-type="float" office:value="84800" table:style-name="ce46">
            <text:p>84,800</text:p>
          </table:table-cell>
          <table:table-cell office:value-type="float" office:value="51039" table:style-name="ce46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54">
            <text:p>68,620</text:p>
          </table:table-cell>
          <table:table-cell office:value-type="float" office:value="3.01" table:style-name="ce53">
            <text:p>3.01</text:p>
          </table:table-cell>
          <table:table-cell office:value-type="float" office:value="142669" table:style-name="ce46">
            <text:p>142,669</text:p>
          </table:table-cell>
          <table:table-cell office:value-type="float" office:value="6.25" table:style-name="ce53">
            <text:p>6.25</text:p>
          </table:table-cell>
          <table:table-cell office:value-type="float" office:value="64540" table:style-name="ce46">
            <text:p>64,540</text:p>
          </table:table-cell>
          <table:table-cell office:value-type="float" office:value="2.83" table:style-name="ce53">
            <text:p>2.83</text:p>
          </table:table-cell>
          <table:table-cell office:value-type="float" office:value="1414340" table:style-name="ce46">
            <text:p>1,414,340</text:p>
          </table:table-cell>
          <table:table-cell office:value-type="float" office:value="1376816" table:style-name="ce46">
            <text:p>1,376,816</text:p>
          </table:table-cell>
          <table:table-cell office:value-type="float" office:value="474919" table:style-name="ce45">
            <text:p>474,919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46">
            <text:p>22,958,360</text:p>
          </table:table-cell>
          <table:table-cell office:value-type="float" office:value="11608767" table:style-name="ce46">
            <text:p>11,608,767</text:p>
          </table:table-cell>
          <table:table-cell office:value-type="float" office:value="11349593" table:style-name="ce46">
            <text:p>11,349,593</text:p>
          </table:table-cell>
          <table:table-cell office:value-type="float" office:value="204414" table:style-name="ce46">
            <text:p>204,414</text:p>
          </table:table-cell>
          <table:table-cell office:value-type="float" office:value="106898" table:style-name="ce46">
            <text:p>106,898</text:p>
          </table:table-cell>
          <table:table-cell office:value-type="float" office:value="97516" table:style-name="ce46">
            <text:p>97,516</text:p>
          </table:table-cell>
          <table:table-cell office:value-type="float" office:value="8.92" table:style-name="ce55">
            <text:p>8.92</text:p>
          </table:table-cell>
          <table:table-cell office:value-type="float" office:value="141111" table:style-name="ce46">
            <text:p>141,111</text:p>
          </table:table-cell>
          <table:table-cell office:value-type="float" office:value="87029" table:style-name="ce46">
            <text:p>87,029</text:p>
          </table:table-cell>
          <table:table-cell office:value-type="float" office:value="54082" table:style-name="ce46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54">
            <text:p>63,303</text:p>
          </table:table-cell>
          <table:table-cell office:value-type="float" office:value="2.76" table:style-name="ce53">
            <text:p>2.76</text:p>
          </table:table-cell>
          <table:table-cell office:value-type="float" office:value="135041" table:style-name="ce46">
            <text:p>135,041</text:p>
          </table:table-cell>
          <table:table-cell office:value-type="float" office:value="5.89" table:style-name="ce53">
            <text:p>5.89</text:p>
          </table:table-cell>
          <table:table-cell office:value-type="float" office:value="58518" table:style-name="ce46">
            <text:p>58,518</text:p>
          </table:table-cell>
          <table:table-cell office:value-type="float" office:value="2.5499999999999998" table:style-name="ce53">
            <text:p>2.55</text:p>
          </table:table-cell>
          <table:table-cell office:value-type="float" office:value="1173040" table:style-name="ce46">
            <text:p>1,173,040</text:p>
          </table:table-cell>
          <table:table-cell office:value-type="float" office:value="1154510" table:style-name="ce46">
            <text:p>1,154,510</text:p>
          </table:table-cell>
          <table:table-cell office:value-type="float" office:value="484174" table:style-name="ce45">
            <text:p>484,174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46">
            <text:p>23,037,031</text:p>
          </table:table-cell>
          <table:table-cell office:value-type="float" office:value="11626351" table:style-name="ce46">
            <text:p>11,626,351</text:p>
          </table:table-cell>
          <table:table-cell office:value-type="float" office:value="11410680" table:style-name="ce46">
            <text:p>11,410,680</text:p>
          </table:table-cell>
          <table:table-cell office:value-type="float" office:value="198733" table:style-name="ce46">
            <text:p>198,733</text:p>
          </table:table-cell>
          <table:table-cell office:value-type="float" office:value="103937" table:style-name="ce46">
            <text:p>103,937</text:p>
          </table:table-cell>
          <table:table-cell office:value-type="float" office:value="94796" table:style-name="ce46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46">
            <text:p>143,624</text:p>
          </table:table-cell>
          <table:table-cell office:value-type="float" office:value="88541" table:style-name="ce46">
            <text:p>88,541</text:p>
          </table:table-cell>
          <table:table-cell office:value-type="float" office:value="55083" table:style-name="ce46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54">
            <text:p>55,109</text:p>
          </table:table-cell>
          <table:table-cell office:value-type="float" office:value="2.4" table:style-name="ce53">
            <text:p>2.40</text:p>
          </table:table-cell>
          <table:table-cell office:value-type="float" office:value="154866" table:style-name="ce46">
            <text:p>154,866</text:p>
          </table:table-cell>
          <table:table-cell office:value-type="float" office:value="6.73" table:style-name="ce53">
            <text:p>6.73</text:p>
          </table:table-cell>
          <table:table-cell office:value-type="float" office:value="55995" table:style-name="ce46">
            <text:p>55,995</text:p>
          </table:table-cell>
          <table:table-cell office:value-type="float" office:value="2.4300000000000002" table:style-name="ce53">
            <text:p>2.43</text:p>
          </table:table-cell>
          <table:table-cell office:value-type="float" office:value="1196407" table:style-name="ce46">
            <text:p>1,196,407</text:p>
          </table:table-cell>
          <table:table-cell office:value-type="float" office:value="1172845" table:style-name="ce46">
            <text:p>1,172,845</text:p>
          </table:table-cell>
          <table:table-cell office:value-type="float" office:value="494107" table:style-name="ce45">
            <text:p>494,107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46">
            <text:p>23,119,772</text:p>
          </table:table-cell>
          <table:table-cell office:value-type="float" office:value="11636734" table:style-name="ce46">
            <text:p>11,636,734</text:p>
          </table:table-cell>
          <table:table-cell office:value-type="float" office:value="11483038" table:style-name="ce46">
            <text:p>11,483,038</text:p>
          </table:table-cell>
          <table:table-cell office:value-type="float" office:value="191310" table:style-name="ce46">
            <text:p>191,310</text:p>
          </table:table-cell>
          <table:table-cell office:value-type="float" office:value="99492" table:style-name="ce46">
            <text:p>99,492</text:p>
          </table:table-cell>
          <table:table-cell office:value-type="float" office:value="91818" table:style-name="ce46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46">
            <text:p>143,582</text:p>
          </table:table-cell>
          <table:table-cell office:value-type="float" office:value="88088" table:style-name="ce46">
            <text:p>88,088</text:p>
          </table:table-cell>
          <table:table-cell office:value-type="float" office:value="55494" table:style-name="ce46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54">
            <text:p>47,728</text:p>
          </table:table-cell>
          <table:table-cell office:value-type="float" office:value="2.0699999999999998" table:style-name="ce53">
            <text:p>2.07</text:p>
          </table:table-cell>
          <table:table-cell office:value-type="float" office:value="117099" table:style-name="ce46">
            <text:p>117,099</text:p>
          </table:table-cell>
          <table:table-cell office:value-type="float" office:value="5.07" table:style-name="ce53">
            <text:p>5.07</text:p>
          </table:table-cell>
          <table:table-cell office:value-type="float" office:value="57223" table:style-name="ce46">
            <text:p>57,223</text:p>
          </table:table-cell>
          <table:table-cell office:value-type="float" office:value="2.48" table:style-name="ce53">
            <text:p>2.48</text:p>
          </table:table-cell>
          <table:table-cell office:value-type="float" office:value="1198561" table:style-name="ce46">
            <text:p>1,198,561</text:p>
          </table:table-cell>
          <table:table-cell office:value-type="float" office:value="1163548" table:style-name="ce46">
            <text:p>1,163,548</text:p>
          </table:table-cell>
          <table:table-cell office:value-type="float" office:value="504531" table:style-name="ce45">
            <text:p>504,53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46">
            <text:p>23,162,123</text:p>
          </table:table-cell>
          <table:table-cell office:value-type="float" office:value="11635225" table:style-name="ce46">
            <text:p>11,635,225</text:p>
          </table:table-cell>
          <table:table-cell office:value-type="float" office:value="11526898" table:style-name="ce46">
            <text:p>11,526,898</text:p>
          </table:table-cell>
          <table:table-cell office:value-type="float" office:value="166886" table:style-name="ce46">
            <text:p>166,886</text:p>
          </table:table-cell>
          <table:table-cell office:value-type="float" office:value="87213" table:style-name="ce46">
            <text:p>87,213</text:p>
          </table:table-cell>
          <table:table-cell office:value-type="float" office:value="79673" table:style-name="ce46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46">
            <text:p>145,772</text:p>
          </table:table-cell>
          <table:table-cell office:value-type="float" office:value="89152" table:style-name="ce46">
            <text:p>89,152</text:p>
          </table:table-cell>
          <table:table-cell office:value-type="float" office:value="56620" table:style-name="ce46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54">
            <text:p>21,114</text:p>
          </table:table-cell>
          <table:table-cell office:value-type="float" office:value="0.91" table:style-name="ce53">
            <text:p>0.91</text:p>
          </table:table-cell>
          <table:table-cell office:value-type="float" office:value="138819" table:style-name="ce46">
            <text:p>138,819</text:p>
          </table:table-cell>
          <table:table-cell office:value-type="float" office:value="6" table:style-name="ce53">
            <text:p>6.00</text:p>
          </table:table-cell>
          <table:table-cell office:value-type="float" office:value="58115" table:style-name="ce46">
            <text:p>58,115</text:p>
          </table:table-cell>
          <table:table-cell office:value-type="float" office:value="2.5099999999999998" table:style-name="ce53">
            <text:p>2.51</text:p>
          </table:table-cell>
          <table:table-cell office:value-type="float" office:value="1213899" table:style-name="ce46">
            <text:p>1,213,899</text:p>
          </table:table-cell>
          <table:table-cell office:value-type="float" office:value="1192662" table:style-name="ce46">
            <text:p>1,192,662</text:p>
          </table:table-cell>
          <table:table-cell office:value-type="float" office:value="512701" table:style-name="ce45">
            <text:p>512,7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46">
            <text:p>100年</text:p>
          </table:table-cell>
          <table:covered-table-cell/>
          <table:table-cell office:value-type="float" office:value="8057761" table:style-name="ce46">
            <text:p>8,057,761</text:p>
          </table:table-cell>
          <table:table-cell office:value-type="float" office:value="23224912" table:style-name="ce46">
            <text:p>23,224,912</text:p>
          </table:table-cell>
          <table:table-cell office:value-type="float" office:value="11645674" table:style-name="ce46">
            <text:p>11,645,674</text:p>
          </table:table-cell>
          <table:table-cell office:value-type="float" office:value="11579238" table:style-name="ce46">
            <text:p>11,579,238</text:p>
          </table:table-cell>
          <table:table-cell office:value-type="float" office:value="196627" table:style-name="ce46">
            <text:p>196,627</text:p>
          </table:table-cell>
          <table:table-cell office:value-type="float" office:value="101943" table:style-name="ce46">
            <text:p>101,943</text:p>
          </table:table-cell>
          <table:table-cell office:value-type="float" office:value="94684" table:style-name="ce46">
            <text:p>94,684</text:p>
          </table:table-cell>
          <table:table-cell office:value-type="float" office:value="8.48" table:style-name="ce47">
            <text:p><text:s text:c="3"/>8.48</text:p>
          </table:table-cell>
          <table:table-cell office:value-type="float" office:value="152915" table:style-name="ce46">
            <text:p>152,915</text:p>
          </table:table-cell>
          <table:table-cell office:value-type="float" office:value="93810" table:style-name="ce46">
            <text:p>93,810</text:p>
          </table:table-cell>
          <table:table-cell office:value-type="float" office:value="59105" table:style-name="ce46">
            <text:p>59,105</text:p>
          </table:table-cell>
          <table:table-cell office:value-type="float" office:value="6.59" table:style-name="ce47">
            <text:p><text:s text:c="3"/>6.59</text:p>
          </table:table-cell>
          <table:table-cell office:value-type="float" office:value="43712" table:style-name="ce46">
            <text:p>43,712</text:p>
          </table:table-cell>
          <table:table-cell office:value-type="float" office:value="1.88" table:style-name="ce47">
            <text:p><text:s text:c="3"/>1.88</text:p>
          </table:table-cell>
          <table:table-cell office:value-type="float" office:value="165327" table:style-name="ce46">
            <text:p>165,327</text:p>
          </table:table-cell>
          <table:table-cell office:value-type="float" office:value="7.13" table:style-name="ce47">
            <text:p><text:s text:c="3"/>7.13</text:p>
          </table:table-cell>
          <table:table-cell office:value-type="float" office:value="57008" table:style-name="ce46">
            <text:p>57,008</text:p>
          </table:table-cell>
          <table:table-cell office:value-type="float" office:value="2.46" table:style-name="ce47">
            <text:p><text:s text:c="3"/>2.46</text:p>
          </table:table-cell>
          <table:table-cell office:value-type="float" office:value="1128449" table:style-name="ce46">
            <text:p>1,128,449</text:p>
          </table:table-cell>
          <table:table-cell office:value-type="float" office:value="1109372" table:style-name="ce46">
            <text:p>1,109,372</text:p>
          </table:table-cell>
          <table:table-cell office:value-type="float" office:value="519984" table:style-name="ce45">
            <text:p>519,984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46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46">
            <text:p>229,481</text:p>
          </table:table-cell>
          <table:table-cell office:value-type="float" office:value="118848" table:style-name="ce46">
            <text:p>118,848</text:p>
          </table:table-cell>
          <table:table-cell office:value-type="float" office:value="110633" table:style-name="ce46">
            <text:p>110,633</text:p>
          </table:table-cell>
          <table:table-cell office:value-type="float" office:value="9.86" table:style-name="ce51">
            <text:p><text:s text:c="3"/>9.86</text:p>
          </table:table-cell>
          <table:table-cell office:value-type="float" office:value="154251" table:style-name="ce46">
            <text:p>154,251</text:p>
          </table:table-cell>
          <table:table-cell office:value-type="float" office:value="93618" table:style-name="ce46">
            <text:p>93,618</text:p>
          </table:table-cell>
          <table:table-cell office:value-type="float" office:value="60633" table:style-name="ce46">
            <text:p>60,633</text:p>
          </table:table-cell>
          <table:table-cell office:value-type="float" office:value="6.63" table:style-name="ce47">
            <text:p><text:s text:c="3"/>6.63</text:p>
          </table:table-cell>
          <table:table-cell office:value-type="float" office:value="75230" table:style-name="ce46">
            <text:p>75,230</text:p>
          </table:table-cell>
          <table:table-cell office:value-type="float" office:value="3.23" table:style-name="ce47">
            <text:p><text:s text:c="3"/>3.23</text:p>
          </table:table-cell>
          <table:table-cell office:value-type="float" office:value="143384" table:style-name="ce46">
            <text:p>143,384</text:p>
          </table:table-cell>
          <table:table-cell office:value-type="float" office:value="6.16" table:style-name="ce47">
            <text:p><text:s text:c="3"/>6.16</text:p>
          </table:table-cell>
          <table:table-cell office:value-type="float" office:value="55980" table:style-name="ce46">
            <text:p>55,980</text:p>
          </table:table-cell>
          <table:table-cell office:value-type="float" office:value="2.41" table:style-name="ce47">
            <text:p><text:s text:c="3"/>2.41</text:p>
          </table:table-cell>
          <table:table-cell office:value-type="float" office:value="1118006" table:style-name="ce46">
            <text:p>1,118,006</text:p>
          </table:table-cell>
          <table:table-cell office:value-type="float" office:value="1102326" table:style-name="ce46">
            <text:p>1,102,326</text:p>
          </table:table-cell>
          <table:table-cell office:value-type="float" office:value="527250" table:style-name="ce45">
            <text:p>527,25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102年</text:p>
          </table:table-cell>
          <table:covered-table-cell/>
          <table:table-cell office:value-type="float" office:value="8286260" table:style-name="ce46">
            <text:p>8,286,260</text:p>
          </table:table-cell>
          <table:table-cell office:value-type="float" office:value="23373517" table:style-name="ce46">
            <text:p>23,373,517</text:p>
          </table:table-cell>
          <table:table-cell office:value-type="float" office:value="11684674" table:style-name="ce46">
            <text:p>11,684,674</text:p>
          </table:table-cell>
          <table:table-cell office:value-type="float" office:value="11688843" table:style-name="ce46">
            <text:p>11,688,843</text:p>
          </table:table-cell>
          <table:table-cell office:value-type="float" office:value="199113" table:style-name="ce46">
            <text:p>199,113</text:p>
          </table:table-cell>
          <table:table-cell office:value-type="float" office:value="103120" table:style-name="ce46">
            <text:p>103,120</text:p>
          </table:table-cell>
          <table:table-cell office:value-type="float" office:value="95993" table:style-name="ce46">
            <text:p>95,993</text:p>
          </table:table-cell>
          <table:table-cell office:value-type="float" office:value="8.5299999999999994" table:style-name="ce47">
            <text:p><text:s text:c="3"/>8.53</text:p>
          </table:table-cell>
          <table:table-cell office:value-type="float" office:value="155908" table:style-name="ce46">
            <text:p>155,908</text:p>
          </table:table-cell>
          <table:table-cell office:value-type="float" office:value="94505" table:style-name="ce46">
            <text:p>94,505</text:p>
          </table:table-cell>
          <table:table-cell office:value-type="float" office:value="61403" table:style-name="ce46">
            <text:p>61,403</text:p>
          </table:table-cell>
          <table:table-cell office:value-type="float" office:value="6.68" table:style-name="ce47">
            <text:p><text:s text:c="3"/>6.68</text:p>
          </table:table-cell>
          <table:table-cell office:value-type="float" office:value="43205" table:style-name="ce46">
            <text:p>43,205</text:p>
          </table:table-cell>
          <table:table-cell office:value-type="float" office:value="1.85" table:style-name="ce47">
            <text:p><text:s text:c="3"/>1.85</text:p>
          </table:table-cell>
          <table:table-cell office:value-type="float" office:value="147636" table:style-name="ce46">
            <text:p>147,636</text:p>
          </table:table-cell>
          <table:table-cell office:value-type="float" office:value="6.32" table:style-name="ce47">
            <text:p><text:s text:c="3"/>6.32</text:p>
          </table:table-cell>
          <table:table-cell office:value-type="float" office:value="53604" table:style-name="ce46">
            <text:p>53,604</text:p>
          </table:table-cell>
          <table:table-cell office:value-type="float" office:value="2.2999999999999998" table:style-name="ce47">
            <text:p><text:s text:c="3"/>2.30</text:p>
          </table:table-cell>
          <table:table-cell office:value-type="float" office:value="1079702" table:style-name="ce46">
            <text:p>1,079,702</text:p>
          </table:table-cell>
          <table:table-cell office:value-type="float" office:value="1065212" table:style-name="ce46">
            <text:p>1,065,212</text:p>
          </table:table-cell>
          <table:table-cell office:value-type="float" office:value="533601" table:style-name="ce45">
            <text:p>533,6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103年</text:p>
          </table:table-cell>
          <table:covered-table-cell/>
          <table:table-cell office:value-type="float" office:value="8382699" table:style-name="ce46">
            <text:p>8,382,699</text:p>
          </table:table-cell>
          <table:table-cell office:value-type="float" office:value="23433753" table:style-name="ce46">
            <text:p>23,433,753</text:p>
          </table:table-cell>
          <table:table-cell office:value-type="float" office:value="11697971" table:style-name="ce46">
            <text:p>11,697,971</text:p>
          </table:table-cell>
          <table:table-cell office:value-type="float" office:value="11735782" table:style-name="ce46">
            <text:p>11,735,782</text:p>
          </table:table-cell>
          <table:table-cell office:value-type="float" office:value="210383" table:style-name="ce46">
            <text:p>210,383</text:p>
          </table:table-cell>
          <table:table-cell office:value-type="float" office:value="108817" table:style-name="ce46">
            <text:p>108,817</text:p>
          </table:table-cell>
          <table:table-cell office:value-type="float" office:value="101566" table:style-name="ce46">
            <text:p>101,566</text:p>
          </table:table-cell>
          <table:table-cell office:value-type="float" office:value="8.99" table:style-name="ce47">
            <text:p><text:s text:c="3"/>8.99</text:p>
          </table:table-cell>
          <table:table-cell office:value-type="float" office:value="163929" table:style-name="ce46">
            <text:p>163,929</text:p>
          </table:table-cell>
          <table:table-cell office:value-type="float" office:value="98733" table:style-name="ce46">
            <text:p>98,733</text:p>
          </table:table-cell>
          <table:table-cell office:value-type="float" office:value="65196" table:style-name="ce46">
            <text:p>65,196</text:p>
          </table:table-cell>
          <table:table-cell office:value-type="float" office:value="7" table:style-name="ce47">
            <text:p><text:s text:c="3"/>7.00</text:p>
          </table:table-cell>
          <table:table-cell office:value-type="float" office:value="46454" table:style-name="ce46">
            <text:p>46,454</text:p>
          </table:table-cell>
          <table:table-cell office:value-type="float" office:value="1.98" table:style-name="ce47">
            <text:p><text:s text:c="3"/>1.98</text:p>
          </table:table-cell>
          <table:table-cell office:value-type="float" office:value="149287" table:style-name="ce46">
            <text:p>149,287</text:p>
          </table:table-cell>
          <table:table-cell office:value-type="float" office:value="6.38" table:style-name="ce47">
            <text:p><text:s text:c="3"/>6.38</text:p>
          </table:table-cell>
          <table:table-cell office:value-type="float" office:value="53190" table:style-name="ce46">
            <text:p>53,190</text:p>
          </table:table-cell>
          <table:table-cell office:value-type="float" office:value="2.27" table:style-name="ce47">
            <text:p><text:s text:c="3"/>2.27</text:p>
          </table:table-cell>
          <table:table-cell office:value-type="float" office:value="1073783" table:style-name="ce46">
            <text:p>1,073,783</text:p>
          </table:table-cell>
          <table:table-cell office:value-type="float" office:value="1060001" table:style-name="ce46">
            <text:p>1,060,001</text:p>
          </table:table-cell>
          <table:table-cell office:value-type="float" office:value="540023" table:style-name="ce45">
            <text:p>540,02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8">
            <text:p>104年</text:p>
          </table:table-cell>
          <table:covered-table-cell/>
          <table:table-cell office:value-type="float" office:value="8468978" table:style-name="ce46">
            <text:p>8,468,978</text:p>
          </table:table-cell>
          <table:table-cell office:value-type="float" office:value="23492074" table:style-name="ce46">
            <text:p>23,492,074</text:p>
          </table:table-cell>
          <table:table-cell office:value-type="float" office:value="11712047" table:style-name="ce46">
            <text:p>11,712,047</text:p>
          </table:table-cell>
          <table:table-cell office:value-type="float" office:value="11780027" table:style-name="ce46">
            <text:p>11,780,027</text:p>
          </table:table-cell>
          <table:table-cell office:value-type="float" office:value="213598" table:style-name="ce46">
            <text:p>213,598</text:p>
          </table:table-cell>
          <table:table-cell office:value-type="float" office:value="111041" table:style-name="ce46">
            <text:p>111,041</text:p>
          </table:table-cell>
          <table:table-cell office:value-type="float" office:value="102557" table:style-name="ce46">
            <text:p>102,557</text:p>
          </table:table-cell>
          <table:table-cell office:value-type="float" office:value="9.1" table:style-name="ce47">
            <text:p><text:s text:c="3"/>9.10</text:p>
          </table:table-cell>
          <table:table-cell office:value-type="float" office:value="163858" table:style-name="ce46">
            <text:p>163,858</text:p>
          </table:table-cell>
          <table:table-cell office:value-type="float" office:value="98580" table:style-name="ce46">
            <text:p>98,580</text:p>
          </table:table-cell>
          <table:table-cell office:value-type="float" office:value="65278" table:style-name="ce46">
            <text:p>65,278</text:p>
          </table:table-cell>
          <table:table-cell office:value-type="float" office:value="6.98" table:style-name="ce47">
            <text:p><text:s text:c="3"/>6.98</text:p>
          </table:table-cell>
          <table:table-cell office:value-type="float" office:value="49740" table:style-name="ce46">
            <text:p>49,740</text:p>
          </table:table-cell>
          <table:table-cell office:value-type="float" office:value="2.12" table:style-name="ce47">
            <text:p><text:s text:c="3"/>2.12</text:p>
          </table:table-cell>
          <table:table-cell office:value-type="float" office:value="154346" table:style-name="ce46">
            <text:p>154,346</text:p>
          </table:table-cell>
          <table:table-cell office:value-type="float" office:value="6.58" table:style-name="ce47">
            <text:p><text:s text:c="3"/>6.58</text:p>
          </table:table-cell>
          <table:table-cell office:value-type="float" office:value="53459" table:style-name="ce46">
            <text:p>53,459</text:p>
          </table:table-cell>
          <table:table-cell office:value-type="float" office:value="2.2799999999999998" table:style-name="ce47">
            <text:p><text:s text:c="3"/>2.28</text:p>
          </table:table-cell>
          <table:table-cell office:value-type="float" office:value="1004108" table:style-name="ce46">
            <text:p>1,004,108</text:p>
          </table:table-cell>
          <table:table-cell office:value-type="float" office:value="995527" table:style-name="ce46">
            <text:p>995,527</text:p>
          </table:table-cell>
          <table:table-cell office:value-type="float" office:value="546698" table:style-name="ce45">
            <text:p>546,69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38">
            <text:p>105年</text:p>
          </table:table-cell>
          <table:covered-table-cell/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208440" table:style-name="ce46">
            <text:p>208,440</text:p>
          </table:table-cell>
          <table:table-cell office:value-type="float" office:value="108133" table:style-name="ce46">
            <text:p>108,133</text:p>
          </table:table-cell>
          <table:table-cell office:value-type="float" office:value="100307" table:style-name="ce46">
            <text:p>100,307</text:p>
          </table:table-cell>
          <table:table-cell office:value-type="float" office:value="8.86" table:style-name="ce47">
            <text:p><text:s text:c="3"/>8.86</text:p>
          </table:table-cell>
          <table:table-cell office:value-type="float" office:value="172405" table:style-name="ce46">
            <text:p>172,405</text:p>
          </table:table-cell>
          <table:table-cell office:value-type="float" office:value="103144" table:style-name="ce46">
            <text:p>103,144</text:p>
          </table:table-cell>
          <table:table-cell office:value-type="float" office:value="69261" table:style-name="ce46">
            <text:p>69,261</text:p>
          </table:table-cell>
          <table:table-cell office:value-type="float" office:value="7.33" table:style-name="ce47">
            <text:p><text:s text:c="3"/>7.33</text:p>
          </table:table-cell>
          <table:table-cell office:value-type="float" office:value="36035" table:style-name="ce46">
            <text:p>36,035</text:p>
          </table:table-cell>
          <table:table-cell office:value-type="float" office:value="1.53" table:style-name="ce47">
            <text:p><text:s text:c="3"/>1.53</text:p>
          </table:table-cell>
          <table:table-cell office:value-type="float" office:value="147861" table:style-name="ce46">
            <text:p>147,861</text:p>
          </table:table-cell>
          <table:table-cell office:value-type="float" office:value="6.29" table:style-name="ce47">
            <text:p><text:s text:c="3"/>6.29</text:p>
          </table:table-cell>
          <table:table-cell office:value-type="float" office:value="53837" table:style-name="ce46">
            <text:p>53,837</text:p>
          </table:table-cell>
          <table:table-cell office:value-type="float" office:value="2.29" table:style-name="ce47">
            <text:p><text:s text:c="3"/>2.29</text:p>
          </table:table-cell>
          <table:table-cell office:value-type="float" office:value="964536" table:style-name="ce46">
            <text:p>964,536</text:p>
          </table:table-cell>
          <table:table-cell office:value-type="float" office:value="952829" table:style-name="ce46">
            <text:p>952,829</text:p>
          </table:table-cell>
          <table:table-cell office:value-type="float" office:value="553228" table:style-name="ce45">
            <text:p>553,22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471543" table:style-name="ce40">
            <text:p>8,471,543</text:p>
          </table:table-cell>
          <table:table-cell office:value-type="float" office:value="23496068" table:style-name="ce40">
            <text:p>23,496,068</text:p>
          </table:table-cell>
          <table:table-cell office:value-type="float" office:value="11712764" table:style-name="ce40">
            <text:p>11,712,764</text:p>
          </table:table-cell>
          <table:table-cell office:value-type="float" office:value="11783304" table:style-name="ce40">
            <text:p>11,783,304</text:p>
          </table:table-cell>
          <table:table-cell office:value-type="float" office:value="17190" table:style-name="ce40">
            <text:p>17,190</text:p>
          </table:table-cell>
          <table:table-cell office:value-type="float" office:value="9015" table:style-name="ce40">
            <text:p>9,015</text:p>
          </table:table-cell>
          <table:table-cell office:value-type="float" office:value="8175" table:style-name="ce40">
            <text:p>8,175</text:p>
          </table:table-cell>
          <table:table-cell office:value-type="float" office:value="8.64" table:style-name="ce41">
            <text:p>8.64</text:p>
          </table:table-cell>
          <table:table-cell office:value-type="float" office:value="14292" table:style-name="ce40">
            <text:p>14,292</text:p>
          </table:table-cell>
          <table:table-cell office:value-type="float" office:value="8606" table:style-name="ce40">
            <text:p>8,606</text:p>
          </table:table-cell>
          <table:table-cell office:value-type="float" office:value="5686" table:style-name="ce40">
            <text:p>5,686</text:p>
          </table:table-cell>
          <table:table-cell office:value-type="float" office:value="7.18" table:style-name="ce41">
            <text:p>7.18</text:p>
          </table:table-cell>
          <table:table-cell office:value-type="float" office:value="2898" table:style-name="ce50">
            <text:p><text:s text:c="3"/>2,898</text:p>
          </table:table-cell>
          <table:table-cell office:value-type="float" office:value="1.46" table:style-name="ce41">
            <text:p>1.46</text:p>
          </table:table-cell>
          <table:table-cell office:value-type="float" office:value="16588" table:style-name="ce40">
            <text:p>16,588</text:p>
          </table:table-cell>
          <table:table-cell office:value-type="float" office:value="8.34" table:style-name="ce41">
            <text:p>8.34</text:p>
          </table:table-cell>
          <table:table-cell office:value-type="float" office:value="3919" table:style-name="ce40">
            <text:p>3,919</text:p>
          </table:table-cell>
          <table:table-cell office:value-type="float" office:value="1.97" table:style-name="ce41">
            <text:p>1.97</text:p>
          </table:table-cell>
          <table:table-cell office:value-type="float" office:value="73751" table:style-name="ce40">
            <text:p>73,751</text:p>
          </table:table-cell>
          <table:table-cell office:value-type="float" office:value="72655" table:style-name="ce40">
            <text:p>72,655</text:p>
          </table:table-cell>
          <table:table-cell office:value-type="float" office:value="547035" table:style-name="ce39">
            <text:p>547,035</text:p>
          </table:table-cell>
          <table:table-cell table:number-columns-repeated="16361" table:style-name="ce49"/>
        </table:table-row>
        <table:table-row table:style-name="ro8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473964" table:style-name="ce40">
            <text:p>8,473,964</text:p>
          </table:table-cell>
          <table:table-cell office:value-type="float" office:value="23496935" table:style-name="ce40">
            <text:p>23,496,935</text:p>
          </table:table-cell>
          <table:table-cell office:value-type="float" office:value="11711706" table:style-name="ce40">
            <text:p>11,711,706</text:p>
          </table:table-cell>
          <table:table-cell office:value-type="float" office:value="11785229" table:style-name="ce40">
            <text:p>11,785,229</text:p>
          </table:table-cell>
          <table:table-cell office:value-type="float" office:value="15184" table:style-name="ce40">
            <text:p>15,184</text:p>
          </table:table-cell>
          <table:table-cell office:value-type="float" office:value="7852" table:style-name="ce40">
            <text:p>7,852</text:p>
          </table:table-cell>
          <table:table-cell office:value-type="float" office:value="7332" table:style-name="ce40">
            <text:p>7,332</text:p>
          </table:table-cell>
          <table:table-cell office:value-type="float" office:value="8.16" table:style-name="ce41">
            <text:p>8.16</text:p>
          </table:table-cell>
          <table:table-cell office:value-type="float" office:value="15441" table:style-name="ce40">
            <text:p>15,441</text:p>
          </table:table-cell>
          <table:table-cell office:value-type="float" office:value="9317" table:style-name="ce40">
            <text:p>9,317</text:p>
          </table:table-cell>
          <table:table-cell office:value-type="float" office:value="6124" table:style-name="ce40">
            <text:p>6,124</text:p>
          </table:table-cell>
          <table:table-cell office:value-type="float" office:value="8.2899999999999991" table:style-name="ce41">
            <text:p>8.29</text:p>
          </table:table-cell>
          <table:table-cell office:value-type="float" office:value="-257" table:style-name="ce48">
            <text:p>－ <text:s text:c="2"/>257</text:p>
          </table:table-cell>
          <table:table-cell office:value-type="float" office:value="-0.14000000000000001" table:style-name="ce41">
            <text:p>－ <text:s text:c="2"/>0.14</text:p>
          </table:table-cell>
          <table:table-cell office:value-type="float" office:value="9677" table:style-name="ce40">
            <text:p>9,677</text:p>
          </table:table-cell>
          <table:table-cell office:value-type="float" office:value="5.2" table:style-name="ce41">
            <text:p>5.20</text:p>
          </table:table-cell>
          <table:table-cell office:value-type="float" office:value="3231" table:style-name="ce40">
            <text:p>3,231</text:p>
          </table:table-cell>
          <table:table-cell office:value-type="float" office:value="1.74" table:style-name="ce41">
            <text:p>1.74</text:p>
          </table:table-cell>
          <table:table-cell office:value-type="float" office:value="65735" table:style-name="ce40">
            <text:p>65,735</text:p>
          </table:table-cell>
          <table:table-cell office:value-type="float" office:value="64611" table:style-name="ce40">
            <text:p>64,611</text:p>
          </table:table-cell>
          <table:table-cell office:value-type="float" office:value="547456" table:style-name="ce39">
            <text:p>547,456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479633" table:style-name="ce40">
            <text:p>8,479,633</text:p>
          </table:table-cell>
          <table:table-cell office:value-type="float" office:value="23496813" table:style-name="ce40">
            <text:p>23,496,813</text:p>
          </table:table-cell>
          <table:table-cell office:value-type="float" office:value="11710082" table:style-name="ce40">
            <text:p>11,710,082</text:p>
          </table:table-cell>
          <table:table-cell office:value-type="float" office:value="11786731" table:style-name="ce40">
            <text:p>11,786,731</text:p>
          </table:table-cell>
          <table:table-cell office:value-type="float" office:value="19052" table:style-name="ce40">
            <text:p>19,052</text:p>
          </table:table-cell>
          <table:table-cell office:value-type="float" office:value="9976" table:style-name="ce40">
            <text:p>9,976</text:p>
          </table:table-cell>
          <table:table-cell office:value-type="float" office:value="9076" table:style-name="ce40">
            <text:p>9,076</text:p>
          </table:table-cell>
          <table:table-cell office:value-type="float" office:value="9.57" table:style-name="ce41">
            <text:p>9.57</text:p>
          </table:table-cell>
          <table:table-cell office:value-type="float" office:value="18918" table:style-name="ce40">
            <text:p>18,918</text:p>
          </table:table-cell>
          <table:table-cell office:value-type="float" office:value="11279" table:style-name="ce40">
            <text:p>11,279</text:p>
          </table:table-cell>
          <table:table-cell office:value-type="float" office:value="7639" table:style-name="ce40">
            <text:p>7,639</text:p>
          </table:table-cell>
          <table:table-cell office:value-type="float" office:value="9.51" table:style-name="ce41">
            <text:p>9.51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7.0000000000000007E-2" table:style-name="ce42">
            <text:p>0.07</text:p>
          </table:table-cell>
          <table:table-cell office:value-type="float" office:value="13181" table:style-name="ce40">
            <text:p>13,181</text:p>
          </table:table-cell>
          <table:table-cell office:value-type="float" office:value="6.62" table:style-name="ce41">
            <text:p>6.62</text:p>
          </table:table-cell>
          <table:table-cell office:value-type="float" office:value="5088" table:style-name="ce40">
            <text:p>5,088</text:p>
          </table:table-cell>
          <table:table-cell office:value-type="float" office:value="2.56" table:style-name="ce41">
            <text:p>2.56</text:p>
          </table:table-cell>
          <table:table-cell office:value-type="float" office:value="91477" table:style-name="ce40">
            <text:p>91,477</text:p>
          </table:table-cell>
          <table:table-cell office:value-type="float" office:value="91733" table:style-name="ce40">
            <text:p>91,733</text:p>
          </table:table-cell>
          <table:table-cell office:value-type="float" office:value="548025" table:style-name="ce39">
            <text:p>548,025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484626" table:style-name="ce40">
            <text:p>8,484,626</text:p>
          </table:table-cell>
          <table:table-cell office:value-type="float" office:value="23499404" table:style-name="ce40">
            <text:p>23,499,404</text:p>
          </table:table-cell>
          <table:table-cell office:value-type="float" office:value="11709898" table:style-name="ce40">
            <text:p>11,709,898</text:p>
          </table:table-cell>
          <table:table-cell office:value-type="float" office:value="11789506" table:style-name="ce40">
            <text:p>11,789,506</text:p>
          </table:table-cell>
          <table:table-cell office:value-type="float" office:value="15746" table:style-name="ce40">
            <text:p>15,746</text:p>
          </table:table-cell>
          <table:table-cell office:value-type="float" office:value="8089" table:style-name="ce40">
            <text:p>8,089</text:p>
          </table:table-cell>
          <table:table-cell office:value-type="float" office:value="7657" table:style-name="ce40">
            <text:p>7,657</text:p>
          </table:table-cell>
          <table:table-cell office:value-type="float" office:value="8.18" table:style-name="ce41">
            <text:p>8.18</text:p>
          </table:table-cell>
          <table:table-cell office:value-type="float" office:value="14520" table:style-name="ce40">
            <text:p>14,520</text:p>
          </table:table-cell>
          <table:table-cell office:value-type="float" office:value="8673" table:style-name="ce40">
            <text:p>8,673</text:p>
          </table:table-cell>
          <table:table-cell office:value-type="float" office:value="5847" table:style-name="ce40">
            <text:p>5,847</text:p>
          </table:table-cell>
          <table:table-cell office:value-type="float" office:value="7.54" table:style-name="ce41">
            <text:p>7.54</text:p>
          </table:table-cell>
          <table:table-cell office:value-type="float" office:value="1226" table:style-name="ce43">
            <text:p><text:s text:c="3"/>1,226</text:p>
          </table:table-cell>
          <table:table-cell office:value-type="float" office:value="0.64" table:style-name="ce42">
            <text:p>0.64</text:p>
          </table:table-cell>
          <table:table-cell office:value-type="float" office:value="9135" table:style-name="ce40">
            <text:p>9,135</text:p>
          </table:table-cell>
          <table:table-cell office:value-type="float" office:value="4.74" table:style-name="ce41">
            <text:p>4.74</text:p>
          </table:table-cell>
          <table:table-cell office:value-type="float" office:value="4346" table:style-name="ce40">
            <text:p>4,346</text:p>
          </table:table-cell>
          <table:table-cell office:value-type="float" office:value="2.2599999999999998" table:style-name="ce41">
            <text:p>2.26</text:p>
          </table:table-cell>
          <table:table-cell office:value-type="float" office:value="76280" table:style-name="ce40">
            <text:p>76,280</text:p>
          </table:table-cell>
          <table:table-cell office:value-type="float" office:value="74915" table:style-name="ce40">
            <text:p>74,915</text:p>
          </table:table-cell>
          <table:table-cell office:value-type="float" office:value="548548" table:style-name="ce39">
            <text:p>548,548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493007" table:style-name="ce40">
            <text:p>8,493,007</text:p>
          </table:table-cell>
          <table:table-cell office:value-type="float" office:value="23503349" table:style-name="ce40">
            <text:p>23,503,349</text:p>
          </table:table-cell>
          <table:table-cell office:value-type="float" office:value="11710494" table:style-name="ce40">
            <text:p>11,710,494</text:p>
          </table:table-cell>
          <table:table-cell office:value-type="float" office:value="11792855" table:style-name="ce40">
            <text:p>11,792,855</text:p>
          </table:table-cell>
          <table:table-cell office:value-type="float" office:value="17346" table:style-name="ce40">
            <text:p>17,346</text:p>
          </table:table-cell>
          <table:table-cell office:value-type="float" office:value="8922" table:style-name="ce40">
            <text:p>8,922</text:p>
          </table:table-cell>
          <table:table-cell office:value-type="float" office:value="8424" table:style-name="ce40">
            <text:p>8,424</text:p>
          </table:table-cell>
          <table:table-cell office:value-type="float" office:value="8.7100000000000009" table:style-name="ce41">
            <text:p>8.71</text:p>
          </table:table-cell>
          <table:table-cell office:value-type="float" office:value="14238" table:style-name="ce40">
            <text:p>14,238</text:p>
          </table:table-cell>
          <table:table-cell office:value-type="float" office:value="8478" table:style-name="ce40">
            <text:p>8,478</text:p>
          </table:table-cell>
          <table:table-cell office:value-type="float" office:value="5760" table:style-name="ce40">
            <text:p>5,760</text:p>
          </table:table-cell>
          <table:table-cell office:value-type="float" office:value="7.15" table:style-name="ce41">
            <text:p>7.15</text:p>
          </table:table-cell>
          <table:table-cell office:value-type="float" office:value="3108" table:style-name="ce43">
            <text:p><text:s text:c="3"/>3,108</text:p>
          </table:table-cell>
          <table:table-cell office:value-type="float" office:value="1.56" table:style-name="ce42">
            <text:p>1.56</text:p>
          </table:table-cell>
          <table:table-cell office:value-type="float" office:value="15456" table:style-name="ce40">
            <text:p>15,456</text:p>
          </table:table-cell>
          <table:table-cell office:value-type="float" office:value="7.76" table:style-name="ce41">
            <text:p>7.76</text:p>
          </table:table-cell>
          <table:table-cell office:value-type="float" office:value="4900" table:style-name="ce40">
            <text:p>4,900</text:p>
          </table:table-cell>
          <table:table-cell office:value-type="float" office:value="2.46" table:style-name="ce41">
            <text:p>2.46</text:p>
          </table:table-cell>
          <table:table-cell office:value-type="float" office:value="89966" table:style-name="ce40">
            <text:p>89,966</text:p>
          </table:table-cell>
          <table:table-cell office:value-type="float" office:value="89129" table:style-name="ce40">
            <text:p>89,129</text:p>
          </table:table-cell>
          <table:table-cell office:value-type="float" office:value="549127" table:style-name="ce39">
            <text:p>549,127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499758" table:style-name="ce40">
            <text:p>8,499,758</text:p>
          </table:table-cell>
          <table:table-cell office:value-type="float" office:value="23508362" table:style-name="ce40">
            <text:p>23,508,362</text:p>
          </table:table-cell>
          <table:table-cell office:value-type="float" office:value="11711541" table:style-name="ce40">
            <text:p>11,711,541</text:p>
          </table:table-cell>
          <table:table-cell office:value-type="float" office:value="11796821" table:style-name="ce40">
            <text:p>11,796,821</text:p>
          </table:table-cell>
          <table:table-cell office:value-type="float" office:value="16412" table:style-name="ce40">
            <text:p>16,412</text:p>
          </table:table-cell>
          <table:table-cell office:value-type="float" office:value="8571" table:style-name="ce40">
            <text:p>8,571</text:p>
          </table:table-cell>
          <table:table-cell office:value-type="float" office:value="7841" table:style-name="ce40">
            <text:p>7,841</text:p>
          </table:table-cell>
          <table:table-cell office:value-type="float" office:value="8.52" table:style-name="ce41">
            <text:p>8.52</text:p>
          </table:table-cell>
          <table:table-cell office:value-type="float" office:value="13445" table:style-name="ce40">
            <text:p>13,445</text:p>
          </table:table-cell>
          <table:table-cell office:value-type="float" office:value="8008" table:style-name="ce40">
            <text:p>8,008</text:p>
          </table:table-cell>
          <table:table-cell office:value-type="float" office:value="5437" table:style-name="ce40">
            <text:p>5,437</text:p>
          </table:table-cell>
          <table:table-cell office:value-type="float" office:value="6.98" table:style-name="ce41">
            <text:p>6.98</text:p>
          </table:table-cell>
          <table:table-cell office:value-type="float" office:value="2967" table:style-name="ce43">
            <text:p><text:s text:c="3"/>2,967</text:p>
          </table:table-cell>
          <table:table-cell office:value-type="float" office:value="1.54" table:style-name="ce42">
            <text:p>1.54</text:p>
          </table:table-cell>
          <table:table-cell office:value-type="float" office:value="10765" table:style-name="ce40">
            <text:p>10,765</text:p>
          </table:table-cell>
          <table:table-cell office:value-type="float" office:value="5.59" table:style-name="ce41">
            <text:p>5.59</text:p>
          </table:table-cell>
          <table:table-cell office:value-type="float" office:value="4517" table:style-name="ce40">
            <text:p>4,517</text:p>
          </table:table-cell>
          <table:table-cell office:value-type="float" office:value="2.34" table:style-name="ce41">
            <text:p>2.34</text:p>
          </table:table-cell>
          <table:table-cell office:value-type="float" office:value="79528" table:style-name="ce40">
            <text:p>79,528</text:p>
          </table:table-cell>
          <table:table-cell office:value-type="float" office:value="77482" table:style-name="ce40">
            <text:p>77,482</text:p>
          </table:table-cell>
          <table:table-cell office:value-type="float" office:value="549679" table:style-name="ce39">
            <text:p>549,679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507475" table:style-name="ce40">
            <text:p>8,507,475</text:p>
          </table:table-cell>
          <table:table-cell office:value-type="float" office:value="23514750" table:style-name="ce40">
            <text:p>23,514,750</text:p>
          </table:table-cell>
          <table:table-cell office:value-type="float" office:value="11713460" table:style-name="ce40">
            <text:p>11,713,460</text:p>
          </table:table-cell>
          <table:table-cell office:value-type="float" office:value="11801290" table:style-name="ce40">
            <text:p>11,801,290</text:p>
          </table:table-cell>
          <table:table-cell office:value-type="float" office:value="16482" table:style-name="ce40">
            <text:p>16,482</text:p>
          </table:table-cell>
          <table:table-cell office:value-type="float" office:value="8639" table:style-name="ce40">
            <text:p>8,639</text:p>
          </table:table-cell>
          <table:table-cell office:value-type="float" office:value="7843" table:style-name="ce40">
            <text:p>7,843</text:p>
          </table:table-cell>
          <table:table-cell office:value-type="float" office:value="8.2799999999999994" table:style-name="ce41">
            <text:p>8.28</text:p>
          </table:table-cell>
          <table:table-cell office:value-type="float" office:value="13021" table:style-name="ce40">
            <text:p>13,021</text:p>
          </table:table-cell>
          <table:table-cell office:value-type="float" office:value="7745" table:style-name="ce40">
            <text:p>7,745</text:p>
          </table:table-cell>
          <table:table-cell office:value-type="float" office:value="5276" table:style-name="ce40">
            <text:p>5,276</text:p>
          </table:table-cell>
          <table:table-cell office:value-type="float" office:value="6.54" table:style-name="ce41">
            <text:p>6.54</text:p>
          </table:table-cell>
          <table:table-cell office:value-type="float" office:value="3461" table:style-name="ce43">
            <text:p><text:s text:c="3"/>3,461</text:p>
          </table:table-cell>
          <table:table-cell office:value-type="float" office:value="1.74" table:style-name="ce42">
            <text:p>1.74</text:p>
          </table:table-cell>
          <table:table-cell office:value-type="float" office:value="10517" table:style-name="ce40">
            <text:p>10,517</text:p>
          </table:table-cell>
          <table:table-cell office:value-type="float" office:value="5.28" table:style-name="ce41">
            <text:p>5.28</text:p>
          </table:table-cell>
          <table:table-cell office:value-type="float" office:value="4470" table:style-name="ce40">
            <text:p>4,470</text:p>
          </table:table-cell>
          <table:table-cell office:value-type="float" office:value="2.2400000000000002" table:style-name="ce41">
            <text:p>2.24</text:p>
          </table:table-cell>
          <table:table-cell office:value-type="float" office:value="84612" table:style-name="ce40">
            <text:p>84,612</text:p>
          </table:table-cell>
          <table:table-cell office:value-type="float" office:value="81685" table:style-name="ce40">
            <text:p>81,685</text:p>
          </table:table-cell>
          <table:table-cell office:value-type="float" office:value="550268" table:style-name="ce39">
            <text:p>550,268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520056" table:style-name="ce40">
            <text:p>8,520,056</text:p>
          </table:table-cell>
          <table:table-cell office:value-type="float" office:value="23516841" table:style-name="ce40">
            <text:p>23,516,841</text:p>
          </table:table-cell>
          <table:table-cell office:value-type="float" office:value="11713364" table:style-name="ce40">
            <text:p>11,713,364</text:p>
          </table:table-cell>
          <table:table-cell office:value-type="float" office:value="11803477" table:style-name="ce40">
            <text:p>11,803,477</text:p>
          </table:table-cell>
          <table:table-cell office:value-type="float" office:value="17239" table:style-name="ce40">
            <text:p>17,239</text:p>
          </table:table-cell>
          <table:table-cell office:value-type="float" office:value="8945" table:style-name="ce40">
            <text:p>8,945</text:p>
          </table:table-cell>
          <table:table-cell office:value-type="float" office:value="8294" table:style-name="ce40">
            <text:p>8,294</text:p>
          </table:table-cell>
          <table:table-cell office:value-type="float" office:value="8.66" table:style-name="ce41">
            <text:p>8.66</text:p>
          </table:table-cell>
          <table:table-cell office:value-type="float" office:value="14195" table:style-name="ce40">
            <text:p>14,195</text:p>
          </table:table-cell>
          <table:table-cell office:value-type="float" office:value="8418" table:style-name="ce40">
            <text:p>8,418</text:p>
          </table:table-cell>
          <table:table-cell office:value-type="float" office:value="5777" table:style-name="ce40">
            <text:p>5,777</text:p>
          </table:table-cell>
          <table:table-cell office:value-type="float" office:value="7.13" table:style-name="ce41">
            <text:p>7.13</text:p>
          </table:table-cell>
          <table:table-cell office:value-type="float" office:value="3044" table:style-name="ce43">
            <text:p><text:s text:c="3"/>3,044</text:p>
          </table:table-cell>
          <table:table-cell office:value-type="float" office:value="1.53" table:style-name="ce42">
            <text:p>1.53</text:p>
          </table:table-cell>
          <table:table-cell office:value-type="float" office:value="5671" table:style-name="ce40">
            <text:p>5,671</text:p>
          </table:table-cell>
          <table:table-cell office:value-type="float" office:value="2.85" table:style-name="ce41">
            <text:p>2.85</text:p>
          </table:table-cell>
          <table:table-cell office:value-type="float" office:value="4920" table:style-name="ce40">
            <text:p>4,920</text:p>
          </table:table-cell>
          <table:table-cell office:value-type="float" office:value="2.4700000000000002" table:style-name="ce41">
            <text:p>2.47</text:p>
          </table:table-cell>
          <table:table-cell office:value-type="float" office:value="94606" table:style-name="ce40">
            <text:p>94,606</text:p>
          </table:table-cell>
          <table:table-cell office:value-type="float" office:value="95559" table:style-name="ce40">
            <text:p>95,559</text:p>
          </table:table-cell>
          <table:table-cell office:value-type="float" office:value="550924" table:style-name="ce39">
            <text:p>550,924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9 月</text:p>
          </table:table-cell>
          <table:covered-table-cell/>
          <table:table-cell office:value-type="float" office:value="8536883" table:style-name="ce40">
            <text:p>8,536,883</text:p>
          </table:table-cell>
          <table:table-cell office:value-type="float" office:value="23519518" table:style-name="ce40">
            <text:p>23,519,518</text:p>
          </table:table-cell>
          <table:table-cell office:value-type="float" office:value="11713562" table:style-name="ce40">
            <text:p>11,713,562</text:p>
          </table:table-cell>
          <table:table-cell office:value-type="float" office:value="11805956" table:style-name="ce40">
            <text:p>11,805,956</text:p>
          </table:table-cell>
          <table:table-cell office:value-type="float" office:value="16760" table:style-name="ce40">
            <text:p>16,760</text:p>
          </table:table-cell>
          <table:table-cell office:value-type="float" office:value="8630" table:style-name="ce40">
            <text:p>8,630</text:p>
          </table:table-cell>
          <table:table-cell office:value-type="float" office:value="8130" table:style-name="ce40">
            <text:p>8,130</text:p>
          </table:table-cell>
          <table:table-cell office:value-type="float" office:value="8.69" table:style-name="ce41">
            <text:p>8.69</text:p>
          </table:table-cell>
          <table:table-cell office:value-type="float" office:value="12829" table:style-name="ce40">
            <text:p>12,829</text:p>
          </table:table-cell>
          <table:table-cell office:value-type="float" office:value="7651" table:style-name="ce40">
            <text:p>7,651</text:p>
          </table:table-cell>
          <table:table-cell office:value-type="float" office:value="5178" table:style-name="ce40">
            <text:p>5,178</text:p>
          </table:table-cell>
          <table:table-cell office:value-type="float" office:value="6.66" table:style-name="ce41">
            <text:p>6.66</text:p>
          </table:table-cell>
          <table:table-cell office:value-type="float" office:value="3931" table:style-name="ce43">
            <text:p><text:s text:c="3"/>3,931</text:p>
          </table:table-cell>
          <table:table-cell office:value-type="float" office:value="2.04" table:style-name="ce42">
            <text:p>2.04</text:p>
          </table:table-cell>
          <table:table-cell office:value-type="float" office:value="12186" table:style-name="ce40">
            <text:p>12,186</text:p>
          </table:table-cell>
          <table:table-cell office:value-type="float" office:value="6.32" table:style-name="ce41">
            <text:p>6.32</text:p>
          </table:table-cell>
          <table:table-cell office:value-type="float" office:value="4431" table:style-name="ce40">
            <text:p>4,431</text:p>
          </table:table-cell>
          <table:table-cell office:value-type="float" office:value="2.2999999999999998" table:style-name="ce41">
            <text:p>2.30</text:p>
          </table:table-cell>
          <table:table-cell office:value-type="float" office:value="83499" table:style-name="ce40">
            <text:p>83,499</text:p>
          </table:table-cell>
          <table:table-cell office:value-type="float" office:value="84753" table:style-name="ce40">
            <text:p>84,753</text:p>
          </table:table-cell>
          <table:table-cell office:value-type="float" office:value="551535" table:style-name="ce39">
            <text:p>551,535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10 月</text:p>
          </table:table-cell>
          <table:covered-table-cell/>
          <table:table-cell office:value-type="float" office:value="8540340" table:style-name="ce40">
            <text:p>8,540,340</text:p>
          </table:table-cell>
          <table:table-cell office:value-type="float" office:value="23526295" table:style-name="ce40">
            <text:p>23,526,295</text:p>
          </table:table-cell>
          <table:table-cell office:value-type="float" office:value="11715578" table:style-name="ce40">
            <text:p>11,715,578</text:p>
          </table:table-cell>
          <table:table-cell office:value-type="float" office:value="11810717" table:style-name="ce40">
            <text:p>11,810,717</text:p>
          </table:table-cell>
          <table:table-cell office:value-type="float" office:value="19183" table:style-name="ce40">
            <text:p>19,183</text:p>
          </table:table-cell>
          <table:table-cell office:value-type="float" office:value="10004" table:style-name="ce40">
            <text:p>10,004</text:p>
          </table:table-cell>
          <table:table-cell office:value-type="float" office:value="9179" table:style-name="ce40">
            <text:p>9,179</text:p>
          </table:table-cell>
          <table:table-cell office:value-type="float" office:value="9.6300000000000008" table:style-name="ce41">
            <text:p>9.63</text:p>
          </table:table-cell>
          <table:table-cell office:value-type="float" office:value="13676" table:style-name="ce40">
            <text:p>13,676</text:p>
          </table:table-cell>
          <table:table-cell office:value-type="float" office:value="8270" table:style-name="ce40">
            <text:p>8,270</text:p>
          </table:table-cell>
          <table:table-cell office:value-type="float" office:value="5406" table:style-name="ce40">
            <text:p>5,406</text:p>
          </table:table-cell>
          <table:table-cell office:value-type="float" office:value="6.86" table:style-name="ce41">
            <text:p>6.86</text:p>
          </table:table-cell>
          <table:table-cell office:value-type="float" office:value="5507" table:style-name="ce43">
            <text:p><text:s text:c="3"/>5,507</text:p>
          </table:table-cell>
          <table:table-cell office:value-type="float" office:value="2.76" table:style-name="ce42">
            <text:p>2.76</text:p>
          </table:table-cell>
          <table:table-cell office:value-type="float" office:value="14778" table:style-name="ce40">
            <text:p>14,778</text:p>
          </table:table-cell>
          <table:table-cell office:value-type="float" office:value="7.42" table:style-name="ce41">
            <text:p>7.42</text:p>
          </table:table-cell>
          <table:table-cell office:value-type="float" office:value="4756" table:style-name="ce40">
            <text:p>4,756</text:p>
          </table:table-cell>
          <table:table-cell office:value-type="float" office:value="2.39" table:style-name="ce41">
            <text:p>2.39</text:p>
          </table:table-cell>
          <table:table-cell office:value-type="float" office:value="72610" table:style-name="ce40">
            <text:p>72,610</text:p>
          </table:table-cell>
          <table:table-cell office:value-type="float" office:value="71340" table:style-name="ce40">
            <text:p>71,340</text:p>
          </table:table-cell>
          <table:table-cell office:value-type="float" office:value="552221" table:style-name="ce39">
            <text:p>552,221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11 月</text:p>
          </table:table-cell>
          <table:covered-table-cell/>
          <table:table-cell office:value-type="float" office:value="8553994" table:style-name="ce40">
            <text:p>8,553,994</text:p>
          </table:table-cell>
          <table:table-cell office:value-type="float" office:value="23532065" table:style-name="ce40">
            <text:p>23,532,065</text:p>
          </table:table-cell>
          <table:table-cell office:value-type="float" office:value="11716952" table:style-name="ce40">
            <text:p>11,716,952</text:p>
          </table:table-cell>
          <table:table-cell office:value-type="float" office:value="11815113" table:style-name="ce40">
            <text:p>11,815,113</text:p>
          </table:table-cell>
          <table:table-cell office:value-type="float" office:value="17957" table:style-name="ce40">
            <text:p>17,957</text:p>
          </table:table-cell>
          <table:table-cell office:value-type="float" office:value="9232" table:style-name="ce40">
            <text:p>9,232</text:p>
          </table:table-cell>
          <table:table-cell office:value-type="float" office:value="8725" table:style-name="ce40">
            <text:p>8,725</text:p>
          </table:table-cell>
          <table:table-cell office:value-type="float" office:value="9.31" table:style-name="ce41">
            <text:p>9.31</text:p>
          </table:table-cell>
          <table:table-cell office:value-type="float" office:value="13663" table:style-name="ce40">
            <text:p>13,663</text:p>
          </table:table-cell>
          <table:table-cell office:value-type="float" office:value="8184" table:style-name="ce40">
            <text:p>8,184</text:p>
          </table:table-cell>
          <table:table-cell office:value-type="float" office:value="5479" table:style-name="ce40">
            <text:p>5,479</text:p>
          </table:table-cell>
          <table:table-cell office:value-type="float" office:value="7.08" table:style-name="ce41">
            <text:p>7.08</text:p>
          </table:table-cell>
          <table:table-cell office:value-type="float" office:value="4294" table:style-name="ce43">
            <text:p><text:s text:c="3"/>4,294</text:p>
          </table:table-cell>
          <table:table-cell office:value-type="float" office:value="2.23" table:style-name="ce42">
            <text:p>2.23</text:p>
          </table:table-cell>
          <table:table-cell office:value-type="float" office:value="13348" table:style-name="ce40">
            <text:p>13,348</text:p>
          </table:table-cell>
          <table:table-cell office:value-type="float" office:value="6.92" table:style-name="ce41">
            <text:p>6.92</text:p>
          </table:table-cell>
          <table:table-cell office:value-type="float" office:value="4631" table:style-name="ce40">
            <text:p>4,631</text:p>
          </table:table-cell>
          <table:table-cell office:value-type="float" office:value="2.4" table:style-name="ce41">
            <text:p>2.40</text:p>
          </table:table-cell>
          <table:table-cell office:value-type="float" office:value="75333" table:style-name="ce40">
            <text:p>75,333</text:p>
          </table:table-cell>
          <table:table-cell office:value-type="float" office:value="73857" table:style-name="ce40">
            <text:p>73,857</text:p>
          </table:table-cell>
          <table:table-cell office:value-type="float" office:value="552687" table:style-name="ce39">
            <text:p>552,687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12 月</text:p>
          </table:table-cell>
          <table:covered-table-cell/>
          <table:table-cell office:value-type="float" office:value="8561383" table:style-name="ce40">
            <text:p>8,561,383</text:p>
          </table:table-cell>
          <table:table-cell office:value-type="float" office:value="23539816" table:style-name="ce40">
            <text:p>23,539,816</text:p>
          </table:table-cell>
          <table:table-cell office:value-type="float" office:value="11719270" table:style-name="ce40">
            <text:p>11,719,270</text:p>
          </table:table-cell>
          <table:table-cell office:value-type="float" office:value="11820546" table:style-name="ce40">
            <text:p>11,820,546</text:p>
          </table:table-cell>
          <table:table-cell office:value-type="float" office:value="19889" table:style-name="ce40">
            <text:p>19,889</text:p>
          </table:table-cell>
          <table:table-cell office:value-type="float" office:value="10258" table:style-name="ce40">
            <text:p>10,258</text:p>
          </table:table-cell>
          <table:table-cell office:value-type="float" office:value="9631" table:style-name="ce40">
            <text:p>9,631</text:p>
          </table:table-cell>
          <table:table-cell office:value-type="float" office:value="9.98" table:style-name="ce41">
            <text:p>9.98</text:p>
          </table:table-cell>
          <table:table-cell office:value-type="float" office:value="14167" table:style-name="ce40">
            <text:p>14,167</text:p>
          </table:table-cell>
          <table:table-cell office:value-type="float" office:value="8515" table:style-name="ce40">
            <text:p>8,515</text:p>
          </table:table-cell>
          <table:table-cell office:value-type="float" office:value="5652" table:style-name="ce40">
            <text:p>5,652</text:p>
          </table:table-cell>
          <table:table-cell office:value-type="float" office:value="7.11" table:style-name="ce41">
            <text:p>7.11</text:p>
          </table:table-cell>
          <table:table-cell office:value-type="float" office:value="5722" table:style-name="ce43">
            <text:p><text:s text:c="3"/>5,722</text:p>
          </table:table-cell>
          <table:table-cell office:value-type="float" office:value="2.87" table:style-name="ce42">
            <text:p>2.87</text:p>
          </table:table-cell>
          <table:table-cell office:value-type="float" office:value="16559" table:style-name="ce40">
            <text:p>16,559</text:p>
          </table:table-cell>
          <table:table-cell office:value-type="float" office:value="8.31" table:style-name="ce41">
            <text:p>8.31</text:p>
          </table:table-cell>
          <table:table-cell office:value-type="float" office:value="4628" table:style-name="ce40">
            <text:p>4,628</text:p>
          </table:table-cell>
          <table:table-cell office:value-type="float" office:value="2.3199999999999998" table:style-name="ce41">
            <text:p>2.32</text:p>
          </table:table-cell>
          <table:table-cell office:value-type="float" office:value="77139" table:style-name="ce40">
            <text:p>77,139</text:p>
          </table:table-cell>
          <table:table-cell office:value-type="float" office:value="75110" table:style-name="ce40">
            <text:p>75,110</text:p>
          </table:table-cell>
          <table:table-cell office:value-type="float" office:value="553228" table:style-name="ce39">
            <text:p>553,228</text:p>
          </table:table-cell>
          <table:table-cell table:number-columns-repeated="16361" table:style-name="ce38"/>
        </table:table-row>
        <table:table-row table:style-name="ro9">
          <table:table-cell office:value-type="string" table:number-columns-spanned="2" table:number-rows-spanned="1" table:style-name="ce238">
            <text:p>106年1~8月</text:p>
          </table:table-cell>
          <table:covered-table-cell/>
          <table:table-cell office:value-type="float" office:value="8622546" table:style-name="ce46">
            <text:p>8,622,546</text:p>
          </table:table-cell>
          <table:table-cell office:value-type="float" office:value="23556169" table:style-name="ce46">
            <text:p>23,556,169</text:p>
          </table:table-cell>
          <table:table-cell office:value-type="float" office:value="11717047" table:style-name="ce46">
            <text:p>11,717,047</text:p>
          </table:table-cell>
          <table:table-cell office:value-type="float" office:value="11839122" table:style-name="ce46">
            <text:p>11,839,122</text:p>
          </table:table-cell>
          <table:table-cell office:value-type="float" office:value="127118" table:style-name="ce46">
            <text:p>127,118</text:p>
          </table:table-cell>
          <table:table-cell office:value-type="float" office:value="65796" table:style-name="ce46">
            <text:p>65,796</text:p>
          </table:table-cell>
          <table:table-cell office:value-type="float" office:value="61322" table:style-name="ce46">
            <text:p>61,322</text:p>
          </table:table-cell>
          <table:table-cell office:value-type="float" office:value="8.11" table:style-name="ce47">
            <text:p><text:s text:c="3"/>8.11</text:p>
          </table:table-cell>
          <table:table-cell office:value-type="float" office:value="116627" table:style-name="ce46">
            <text:p>116,627</text:p>
          </table:table-cell>
          <table:table-cell office:value-type="float" office:value="68994" table:style-name="ce46">
            <text:p>68,994</text:p>
          </table:table-cell>
          <table:table-cell office:value-type="float" office:value="47633" table:style-name="ce46">
            <text:p>47,633</text:p>
          </table:table-cell>
          <table:table-cell office:value-type="float" office:value="7.44" table:style-name="ce47">
            <text:p><text:s text:c="3"/>7.44</text:p>
          </table:table-cell>
          <table:table-cell office:value-type="float" office:value="10491" table:style-name="ce46">
            <text:p>10,491</text:p>
          </table:table-cell>
          <table:table-cell office:value-type="float" office:value="0.67" table:style-name="ce47">
            <text:p><text:s text:c="3"/>0.67</text:p>
          </table:table-cell>
          <table:table-cell office:value-type="float" office:value="88958" table:style-name="ce46">
            <text:p>88,958</text:p>
          </table:table-cell>
          <table:table-cell office:value-type="float" office:value="5.67" table:style-name="ce47">
            <text:p><text:s text:c="3"/>5.67</text:p>
          </table:table-cell>
          <table:table-cell office:value-type="float" office:value="36141" table:style-name="ce46">
            <text:p>36,141</text:p>
          </table:table-cell>
          <table:table-cell office:value-type="float" office:value="2.31" table:style-name="ce47">
            <text:p><text:s text:c="3"/>2.31</text:p>
          </table:table-cell>
          <table:table-cell office:value-type="float" office:value="653972" table:style-name="ce46">
            <text:p>653,972</text:p>
          </table:table-cell>
          <table:table-cell office:value-type="float" office:value="648110" table:style-name="ce46">
            <text:p>648,110</text:p>
          </table:table-cell>
          <table:table-cell office:value-type="float" office:value="557355" table:style-name="ce45">
            <text:p>557,355</text:p>
          </table:table-cell>
          <table:table-cell table:number-columns-repeated="16361" table:style-name="ce44"/>
        </table:table-row>
        <table:table-row table:style-name="ro6">
          <table:table-cell office:value-type="string" table:number-columns-spanned="2" table:number-rows-spanned="1" table:style-name="ce239">
            <text:p>1 月</text:p>
          </table:table-cell>
          <table:covered-table-cell/>
          <table:table-cell office:value-type="float" office:value="8565588" table:style-name="ce40">
            <text:p>8,565,588</text:p>
          </table:table-cell>
          <table:table-cell office:value-type="float" office:value="23543346" table:style-name="ce40">
            <text:p>23,543,346</text:p>
          </table:table-cell>
          <table:table-cell office:value-type="float" office:value="11719646" table:style-name="ce40">
            <text:p>11,719,646</text:p>
          </table:table-cell>
          <table:table-cell office:value-type="float" office:value="11823700" table:style-name="ce40">
            <text:p>11,823,700</text:p>
          </table:table-cell>
          <table:table-cell office:value-type="float" office:value="14896" table:style-name="ce40">
            <text:p>14,896</text:p>
          </table:table-cell>
          <table:table-cell office:value-type="float" office:value="7654" table:style-name="ce40">
            <text:p>7,654</text:p>
          </table:table-cell>
          <table:table-cell office:value-type="float" office:value="7242" table:style-name="ce40">
            <text:p>7,242</text:p>
          </table:table-cell>
          <table:table-cell office:value-type="float" office:value="7.45" table:style-name="ce41">
            <text:p>7.45</text:p>
          </table:table-cell>
          <table:table-cell office:value-type="float" office:value="12835" table:style-name="ce40">
            <text:p>12,835</text:p>
          </table:table-cell>
          <table:table-cell office:value-type="float" office:value="7704" table:style-name="ce40">
            <text:p>7,704</text:p>
          </table:table-cell>
          <table:table-cell office:value-type="float" office:value="5131" table:style-name="ce40">
            <text:p>5,131</text:p>
          </table:table-cell>
          <table:table-cell office:value-type="float" office:value="6.42" table:style-name="ce41">
            <text:p>6.42</text:p>
          </table:table-cell>
          <table:table-cell office:value-type="float" office:value="2061" table:style-name="ce43">
            <text:p><text:s text:c="3"/>2,061</text:p>
          </table:table-cell>
          <table:table-cell office:value-type="float" office:value="1.03" table:style-name="ce42">
            <text:p>1.03</text:p>
          </table:table-cell>
          <table:table-cell office:value-type="float" office:value="14368" table:style-name="ce40">
            <text:p>14,368</text:p>
          </table:table-cell>
          <table:table-cell office:value-type="float" office:value="7.19" table:style-name="ce41">
            <text:p>7.19</text:p>
          </table:table-cell>
          <table:table-cell office:value-type="float" office:value="3772" table:style-name="ce40">
            <text:p>3,772</text:p>
          </table:table-cell>
          <table:table-cell office:value-type="float" office:value="1.89" table:style-name="ce41">
            <text:p>1.89</text:p>
          </table:table-cell>
          <table:table-cell office:value-type="float" office:value="64708" table:style-name="ce40">
            <text:p>64,708</text:p>
          </table:table-cell>
          <table:table-cell office:value-type="float" office:value="63239" table:style-name="ce40">
            <text:p>63,239</text:p>
          </table:table-cell>
          <table:table-cell office:value-type="float" office:value="553608" table:style-name="ce39">
            <text:p>553,608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2 月</text:p>
          </table:table-cell>
          <table:covered-table-cell/>
          <table:table-cell office:value-type="float" office:value="8571052" table:style-name="ce40">
            <text:p>8,571,052</text:p>
          </table:table-cell>
          <table:table-cell office:value-type="float" office:value="23544189" table:style-name="ce40">
            <text:p>23,544,189</text:p>
          </table:table-cell>
          <table:table-cell office:value-type="float" office:value="11718795" table:style-name="ce40">
            <text:p>11,718,795</text:p>
          </table:table-cell>
          <table:table-cell office:value-type="float" office:value="11825394" table:style-name="ce40">
            <text:p>11,825,394</text:p>
          </table:table-cell>
          <table:table-cell office:value-type="float" office:value="15476" table:style-name="ce40">
            <text:p>15,476</text:p>
          </table:table-cell>
          <table:table-cell office:value-type="float" office:value="8007" table:style-name="ce40">
            <text:p>8,007</text:p>
          </table:table-cell>
          <table:table-cell office:value-type="float" office:value="7469" table:style-name="ce40">
            <text:p>7,469</text:p>
          </table:table-cell>
          <table:table-cell office:value-type="float" office:value="8.57" table:style-name="ce41">
            <text:p>8.57</text:p>
          </table:table-cell>
          <table:table-cell office:value-type="float" office:value="14865" table:style-name="ce40">
            <text:p>14,865</text:p>
          </table:table-cell>
          <table:table-cell office:value-type="float" office:value="8866" table:style-name="ce40">
            <text:p>8,866</text:p>
          </table:table-cell>
          <table:table-cell office:value-type="float" office:value="5999" table:style-name="ce40">
            <text:p>5,999</text:p>
          </table:table-cell>
          <table:table-cell office:value-type="float" office:value="8.23" table:style-name="ce41">
            <text:p>8.23</text:p>
          </table:table-cell>
          <table:table-cell office:value-type="float" office:value="611" table:style-name="ce43">
            <text:p><text:s text:c="3"/>611</text:p>
          </table:table-cell>
          <table:table-cell office:value-type="float" office:value="0.34" table:style-name="ce42">
            <text:p>0.34</text:p>
          </table:table-cell>
          <table:table-cell office:value-type="float" office:value="9656" table:style-name="ce40">
            <text:p>9,656</text:p>
          </table:table-cell>
          <table:table-cell office:value-type="float" office:value="5.35" table:style-name="ce41">
            <text:p>5.35</text:p>
          </table:table-cell>
          <table:table-cell office:value-type="float" office:value="3965" table:style-name="ce40">
            <text:p>3,965</text:p>
          </table:table-cell>
          <table:table-cell office:value-type="float" office:value="2.2000000000000002" table:style-name="ce41">
            <text:p>2.20</text:p>
          </table:table-cell>
          <table:table-cell office:value-type="float" office:value="74528" table:style-name="ce40">
            <text:p>74,528</text:p>
          </table:table-cell>
          <table:table-cell office:value-type="float" office:value="74296" table:style-name="ce40">
            <text:p>74,296</text:p>
          </table:table-cell>
          <table:table-cell office:value-type="float" office:value="554054" table:style-name="ce39">
            <text:p>554,054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3 月</text:p>
          </table:table-cell>
          <table:covered-table-cell/>
          <table:table-cell office:value-type="float" office:value="8578609" table:style-name="ce40">
            <text:p>8,578,609</text:p>
          </table:table-cell>
          <table:table-cell office:value-type="float" office:value="23545680" table:style-name="ce40">
            <text:p>23,545,680</text:p>
          </table:table-cell>
          <table:table-cell office:value-type="float" office:value="11718068" table:style-name="ce40">
            <text:p>11,718,068</text:p>
          </table:table-cell>
          <table:table-cell office:value-type="float" office:value="11827612" table:style-name="ce40">
            <text:p>11,827,612</text:p>
          </table:table-cell>
          <table:table-cell office:value-type="float" office:value="18866" table:style-name="ce40">
            <text:p>18,866</text:p>
          </table:table-cell>
          <table:table-cell office:value-type="float" office:value="9812" table:style-name="ce40">
            <text:p>9,812</text:p>
          </table:table-cell>
          <table:table-cell office:value-type="float" office:value="9054" table:style-name="ce40">
            <text:p>9,054</text:p>
          </table:table-cell>
          <table:table-cell office:value-type="float" office:value="9.43" table:style-name="ce41">
            <text:p>9.43</text:p>
          </table:table-cell>
          <table:table-cell office:value-type="float" office:value="17391" table:style-name="ce40">
            <text:p>17,391</text:p>
          </table:table-cell>
          <table:table-cell office:value-type="float" office:value="10414" table:style-name="ce40">
            <text:p>10,414</text:p>
          </table:table-cell>
          <table:table-cell office:value-type="float" office:value="6977" table:style-name="ce40">
            <text:p>6,977</text:p>
          </table:table-cell>
          <table:table-cell office:value-type="float" office:value="8.6999999999999993" table:style-name="ce41">
            <text:p>8.70</text:p>
          </table:table-cell>
          <table:table-cell office:value-type="float" office:value="1475" table:style-name="ce43">
            <text:p><text:s text:c="3"/>1,475</text:p>
          </table:table-cell>
          <table:table-cell office:value-type="float" office:value="0.74" table:style-name="ce42">
            <text:p>0.74</text:p>
          </table:table-cell>
          <table:table-cell office:value-type="float" office:value="12432" table:style-name="ce40">
            <text:p>12,432</text:p>
          </table:table-cell>
          <table:table-cell office:value-type="float" office:value="6.22" table:style-name="ce41">
            <text:p>6.22</text:p>
          </table:table-cell>
          <table:table-cell office:value-type="float" office:value="5061" table:style-name="ce40">
            <text:p>5,061</text:p>
          </table:table-cell>
          <table:table-cell office:value-type="float" office:value="2.5299999999999998" table:style-name="ce41">
            <text:p>2.53</text:p>
          </table:table-cell>
          <table:table-cell office:value-type="float" office:value="90909" table:style-name="ce40">
            <text:p>90,909</text:p>
          </table:table-cell>
          <table:table-cell office:value-type="float" office:value="90893" table:style-name="ce40">
            <text:p>90,893</text:p>
          </table:table-cell>
          <table:table-cell office:value-type="float" office:value="554585" table:style-name="ce39">
            <text:p>554,585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4 月</text:p>
          </table:table-cell>
          <table:covered-table-cell/>
          <table:table-cell office:value-type="float" office:value="8584702" table:style-name="ce40">
            <text:p>8,584,702</text:p>
          </table:table-cell>
          <table:table-cell office:value-type="float" office:value="23547448" table:style-name="ce40">
            <text:p>23,547,448</text:p>
          </table:table-cell>
          <table:table-cell office:value-type="float" office:value="11717633" table:style-name="ce40">
            <text:p>11,717,633</text:p>
          </table:table-cell>
          <table:table-cell office:value-type="float" office:value="11829815" table:style-name="ce40">
            <text:p>11,829,815</text:p>
          </table:table-cell>
          <table:table-cell office:value-type="float" office:value="14245" table:style-name="ce40">
            <text:p>14,245</text:p>
          </table:table-cell>
          <table:table-cell office:value-type="float" office:value="7251" table:style-name="ce40">
            <text:p>7,251</text:p>
          </table:table-cell>
          <table:table-cell office:value-type="float" office:value="6994" table:style-name="ce40">
            <text:p>6,994</text:p>
          </table:table-cell>
          <table:table-cell office:value-type="float" office:value="7.36" table:style-name="ce41">
            <text:p>7.36</text:p>
          </table:table-cell>
          <table:table-cell office:value-type="float" office:value="13110" table:style-name="ce40">
            <text:p>13,110</text:p>
          </table:table-cell>
          <table:table-cell office:value-type="float" office:value="7744" table:style-name="ce40">
            <text:p>7,744</text:p>
          </table:table-cell>
          <table:table-cell office:value-type="float" office:value="5366" table:style-name="ce40">
            <text:p>5,366</text:p>
          </table:table-cell>
          <table:table-cell office:value-type="float" office:value="6.77" table:style-name="ce41">
            <text:p>6.77</text:p>
          </table:table-cell>
          <table:table-cell office:value-type="float" office:value="1135" table:style-name="ce43">
            <text:p><text:s text:c="3"/>1,135</text:p>
          </table:table-cell>
          <table:table-cell office:value-type="float" office:value="0.59" table:style-name="ce42">
            <text:p>0.59</text:p>
          </table:table-cell>
          <table:table-cell office:value-type="float" office:value="9865" table:style-name="ce40">
            <text:p>9,865</text:p>
          </table:table-cell>
          <table:table-cell office:value-type="float" office:value="5.0999999999999996" table:style-name="ce41">
            <text:p>5.10</text:p>
          </table:table-cell>
          <table:table-cell office:value-type="float" office:value="4050" table:style-name="ce40">
            <text:p>4,050</text:p>
          </table:table-cell>
          <table:table-cell office:value-type="float" office:value="2.09" table:style-name="ce41">
            <text:p>2.09</text:p>
          </table:table-cell>
          <table:table-cell office:value-type="float" office:value="71953" table:style-name="ce40">
            <text:p>71,953</text:p>
          </table:table-cell>
          <table:table-cell office:value-type="float" office:value="71320" table:style-name="ce40">
            <text:p>71,320</text:p>
          </table:table-cell>
          <table:table-cell office:value-type="float" office:value="554925" table:style-name="ce39">
            <text:p>554,925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5 月</text:p>
          </table:table-cell>
          <table:covered-table-cell/>
          <table:table-cell office:value-type="float" office:value="8593794" table:style-name="ce40">
            <text:p>8,593,794</text:p>
          </table:table-cell>
          <table:table-cell office:value-type="float" office:value="23550077" table:style-name="ce40">
            <text:p>23,550,077</text:p>
          </table:table-cell>
          <table:table-cell office:value-type="float" office:value="11717683" table:style-name="ce40">
            <text:p>11,717,683</text:p>
          </table:table-cell>
          <table:table-cell office:value-type="float" office:value="11832394" table:style-name="ce40">
            <text:p>11,832,394</text:p>
          </table:table-cell>
          <table:table-cell office:value-type="float" office:value="15769" table:style-name="ce40">
            <text:p>15,769</text:p>
          </table:table-cell>
          <table:table-cell office:value-type="float" office:value="8149" table:style-name="ce40">
            <text:p>8,149</text:p>
          </table:table-cell>
          <table:table-cell office:value-type="float" office:value="7620" table:style-name="ce40">
            <text:p>7,620</text:p>
          </table:table-cell>
          <table:table-cell office:value-type="float" office:value="7.88" table:style-name="ce41">
            <text:p>7.88</text:p>
          </table:table-cell>
          <table:table-cell office:value-type="float" office:value="13914" table:style-name="ce40">
            <text:p>13,914</text:p>
          </table:table-cell>
          <table:table-cell office:value-type="float" office:value="8199" table:style-name="ce40">
            <text:p>8,199</text:p>
          </table:table-cell>
          <table:table-cell office:value-type="float" office:value="5715" table:style-name="ce40">
            <text:p>5,715</text:p>
          </table:table-cell>
          <table:table-cell office:value-type="float" office:value="6.96" table:style-name="ce41">
            <text:p>6.96</text:p>
          </table:table-cell>
          <table:table-cell office:value-type="float" office:value="1855" table:style-name="ce43">
            <text:p><text:s text:c="3"/>1,855</text:p>
          </table:table-cell>
          <table:table-cell office:value-type="float" office:value="0.93" table:style-name="ce42">
            <text:p>0.93</text:p>
          </table:table-cell>
          <table:table-cell office:value-type="float" office:value="15072" table:style-name="ce40">
            <text:p>15,072</text:p>
          </table:table-cell>
          <table:table-cell office:value-type="float" office:value="7.54" table:style-name="ce41">
            <text:p>7.54</text:p>
          </table:table-cell>
          <table:table-cell office:value-type="float" office:value="4564" table:style-name="ce40">
            <text:p>4,564</text:p>
          </table:table-cell>
          <table:table-cell office:value-type="float" office:value="2.2799999999999998" table:style-name="ce41">
            <text:p>2.28</text:p>
          </table:table-cell>
          <table:table-cell office:value-type="float" office:value="86667" table:style-name="ce40">
            <text:p>86,667</text:p>
          </table:table-cell>
          <table:table-cell office:value-type="float" office:value="85893" table:style-name="ce40">
            <text:p>85,893</text:p>
          </table:table-cell>
          <table:table-cell office:value-type="float" office:value="555438" table:style-name="ce39">
            <text:p>555,438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6 月</text:p>
          </table:table-cell>
          <table:covered-table-cell/>
          <table:table-cell office:value-type="float" office:value="8601551" table:style-name="ce40">
            <text:p>8,601,551</text:p>
          </table:table-cell>
          <table:table-cell office:value-type="float" office:value="23552470" table:style-name="ce40">
            <text:p>23,552,470</text:p>
          </table:table-cell>
          <table:table-cell office:value-type="float" office:value="11717632" table:style-name="ce40">
            <text:p>11,717,632</text:p>
          </table:table-cell>
          <table:table-cell office:value-type="float" office:value="11834838" table:style-name="ce40">
            <text:p>11,834,838</text:p>
          </table:table-cell>
          <table:table-cell office:value-type="float" office:value="15824" table:style-name="ce40">
            <text:p>15,824</text:p>
          </table:table-cell>
          <table:table-cell office:value-type="float" office:value="8214" table:style-name="ce40">
            <text:p>8,214</text:p>
          </table:table-cell>
          <table:table-cell office:value-type="float" office:value="7610" table:style-name="ce40">
            <text:p>7,610</text:p>
          </table:table-cell>
          <table:table-cell office:value-type="float" office:value="8.17" table:style-name="ce41">
            <text:p>8.17</text:p>
          </table:table-cell>
          <table:table-cell office:value-type="float" office:value="14453" table:style-name="ce40">
            <text:p>14,453</text:p>
          </table:table-cell>
          <table:table-cell office:value-type="float" office:value="8444" table:style-name="ce40">
            <text:p>8,444</text:p>
          </table:table-cell>
          <table:table-cell office:value-type="float" office:value="6009" table:style-name="ce40">
            <text:p>6,009</text:p>
          </table:table-cell>
          <table:table-cell office:value-type="float" office:value="7.47" table:style-name="ce41">
            <text:p>7.47</text:p>
          </table:table-cell>
          <table:table-cell office:value-type="float" office:value="1371" table:style-name="ce43">
            <text:p><text:s text:c="3"/>1,371</text:p>
          </table:table-cell>
          <table:table-cell office:value-type="float" office:value="0.71" table:style-name="ce42">
            <text:p>0.71</text:p>
          </table:table-cell>
          <table:table-cell office:value-type="float" office:value="10561" table:style-name="ce40">
            <text:p>10,561</text:p>
          </table:table-cell>
          <table:table-cell office:value-type="float" office:value="5.46" table:style-name="ce41">
            <text:p>5.46</text:p>
          </table:table-cell>
          <table:table-cell office:value-type="float" office:value="4947" table:style-name="ce40">
            <text:p>4,947</text:p>
          </table:table-cell>
          <table:table-cell office:value-type="float" office:value="2.56" table:style-name="ce41">
            <text:p>2.56</text:p>
          </table:table-cell>
          <table:table-cell office:value-type="float" office:value="84968" table:style-name="ce40">
            <text:p>84,968</text:p>
          </table:table-cell>
          <table:table-cell office:value-type="float" office:value="83946" table:style-name="ce40">
            <text:p>83,946</text:p>
          </table:table-cell>
          <table:table-cell office:value-type="float" office:value="556022" table:style-name="ce39">
            <text:p>556,022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7 月</text:p>
          </table:table-cell>
          <table:covered-table-cell/>
          <table:table-cell office:value-type="float" office:value="8609154" table:style-name="ce40">
            <text:p>8,609,154</text:p>
          </table:table-cell>
          <table:table-cell office:value-type="float" office:value="23554803" table:style-name="ce40">
            <text:p>23,554,803</text:p>
          </table:table-cell>
          <table:table-cell office:value-type="float" office:value="11717598" table:style-name="ce40">
            <text:p>11,717,598</text:p>
          </table:table-cell>
          <table:table-cell office:value-type="float" office:value="11837205" table:style-name="ce40">
            <text:p>11,837,205</text:p>
          </table:table-cell>
          <table:table-cell office:value-type="float" office:value="15303" table:style-name="ce40">
            <text:p>15,303</text:p>
          </table:table-cell>
          <table:table-cell office:value-type="float" office:value="7936" table:style-name="ce40">
            <text:p>7,936</text:p>
          </table:table-cell>
          <table:table-cell office:value-type="float" office:value="7367" table:style-name="ce40">
            <text:p>7,367</text:p>
          </table:table-cell>
          <table:table-cell office:value-type="float" office:value="7.65" table:style-name="ce41">
            <text:p>7.65</text:p>
          </table:table-cell>
          <table:table-cell office:value-type="float" office:value="14479" table:style-name="ce40">
            <text:p>14,479</text:p>
          </table:table-cell>
          <table:table-cell office:value-type="float" office:value="8397" table:style-name="ce40">
            <text:p>8,397</text:p>
          </table:table-cell>
          <table:table-cell office:value-type="float" office:value="6082" table:style-name="ce40">
            <text:p>6,082</text:p>
          </table:table-cell>
          <table:table-cell office:value-type="float" office:value="7.24" table:style-name="ce41">
            <text:p>7.24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0.41" table:style-name="ce42">
            <text:p>0.41</text:p>
          </table:table-cell>
          <table:table-cell office:value-type="float" office:value="8920" table:style-name="ce40">
            <text:p>8,920</text:p>
          </table:table-cell>
          <table:table-cell office:value-type="float" office:value="4.46" table:style-name="ce41">
            <text:p>4.46</text:p>
          </table:table-cell>
          <table:table-cell office:value-type="float" office:value="4641" table:style-name="ce40">
            <text:p>4,641</text:p>
          </table:table-cell>
          <table:table-cell office:value-type="float" office:value="2.3199999999999998" table:style-name="ce41">
            <text:p>2.32</text:p>
          </table:table-cell>
          <table:table-cell office:value-type="float" office:value="82460" table:style-name="ce40">
            <text:p>82,460</text:p>
          </table:table-cell>
          <table:table-cell office:value-type="float" office:value="80951" table:style-name="ce40">
            <text:p>80,951</text:p>
          </table:table-cell>
          <table:table-cell office:value-type="float" office:value="556611" table:style-name="ce39">
            <text:p>556,611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9">
            <text:p>8 月</text:p>
          </table:table-cell>
          <table:covered-table-cell/>
          <table:table-cell office:value-type="float" office:value="8622546" table:style-name="ce40">
            <text:p>8,622,546</text:p>
          </table:table-cell>
          <table:table-cell office:value-type="float" office:value="23556169" table:style-name="ce40">
            <text:p>23,556,169</text:p>
          </table:table-cell>
          <table:table-cell office:value-type="float" office:value="11717047" table:style-name="ce40">
            <text:p>11,717,047</text:p>
          </table:table-cell>
          <table:table-cell office:value-type="float" office:value="11839122" table:style-name="ce40">
            <text:p>11,839,122</text:p>
          </table:table-cell>
          <table:table-cell office:value-type="float" office:value="16739" table:style-name="ce40">
            <text:p>16,739</text:p>
          </table:table-cell>
          <table:table-cell office:value-type="float" office:value="8773" table:style-name="ce40">
            <text:p>8,773</text:p>
          </table:table-cell>
          <table:table-cell office:value-type="float" office:value="7966" table:style-name="ce40">
            <text:p>7,966</text:p>
          </table:table-cell>
          <table:table-cell office:value-type="float" office:value="8.3699999999999992" table:style-name="ce41">
            <text:p>8.37</text:p>
          </table:table-cell>
          <table:table-cell office:value-type="float" office:value="15580" table:style-name="ce40">
            <text:p>15,580</text:p>
          </table:table-cell>
          <table:table-cell office:value-type="float" office:value="9226" table:style-name="ce40">
            <text:p>9,226</text:p>
          </table:table-cell>
          <table:table-cell office:value-type="float" office:value="6354" table:style-name="ce40">
            <text:p>6,354</text:p>
          </table:table-cell>
          <table:table-cell office:value-type="float" office:value="7.79" table:style-name="ce41">
            <text:p>7.79</text:p>
          </table:table-cell>
          <table:table-cell office:value-type="float" office:value="1159" table:style-name="ce43">
            <text:p><text:s text:c="3"/>1,159</text:p>
          </table:table-cell>
          <table:table-cell office:value-type="float" office:value="0.57999999999999996" table:style-name="ce42">
            <text:p>0.58</text:p>
          </table:table-cell>
          <table:table-cell office:value-type="float" office:value="8084" table:style-name="ce40">
            <text:p>8,084</text:p>
          </table:table-cell>
          <table:table-cell office:value-type="float" office:value="4.04" table:style-name="ce41">
            <text:p>4.04</text:p>
          </table:table-cell>
          <table:table-cell office:value-type="float" office:value="5141" table:style-name="ce40">
            <text:p>5,141</text:p>
          </table:table-cell>
          <table:table-cell office:value-type="float" office:value="2.57" table:style-name="ce41">
            <text:p>2.57</text:p>
          </table:table-cell>
          <table:table-cell office:value-type="float" office:value="97779" table:style-name="ce40">
            <text:p>97,779</text:p>
          </table:table-cell>
          <table:table-cell office:value-type="float" office:value="97572" table:style-name="ce40">
            <text:p>97,572</text:p>
          </table:table-cell>
          <table:table-cell office:value-type="float" office:value="557355" table:style-name="ce39">
            <text:p>557,355</text:p>
          </table:table-cell>
          <table:table-cell table:number-columns-repeated="16361" table:style-name="ce38"/>
        </table:table-row>
        <table:table-row table:style-name="ro10">
          <table:table-cell table:style-name="ce37"/>
          <table:table-cell table:style-name="ce36"/>
          <table:table-cell table:style-name="ce35"/>
          <table:table-cell table:number-columns-repeated="6" table:style-name="ce33"/>
          <table:table-cell table:style-name="ce32"/>
          <table:table-cell table:number-columns-repeated="3" table:style-name="ce33"/>
          <table:table-cell table:style-name="ce32"/>
          <table:table-cell table:style-name="ce34"/>
          <table:table-cell table:style-name="ce32"/>
          <table:table-cell table:style-name="ce33"/>
          <table:table-cell table:style-name="ce32"/>
          <table:table-cell table:style-name="ce33"/>
          <table:table-cell table:number-columns-repeated="2" table:style-name="ce32"/>
          <table:table-cell table:style-name="ce31"/>
          <table:table-cell table:style-name="ce30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4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" table:style-name="ce28">
            <text:p>1.20</text:p>
          </table:table-cell>
          <table:table-cell office:value-type="float" office:value="0.17" table:style-name="ce28">
            <text:p>0.17</text:p>
          </table:table-cell>
          <table:table-cell office:value-type="float" office:value="0.03" table:style-name="ce28">
            <text:p>0.03</text:p>
          </table:table-cell>
          <table:table-cell office:value-type="float" office:value="0.3" table:style-name="ce28">
            <text:p>0.30</text:p>
          </table:table-cell>
          <table:table-cell office:value-type="float" office:value="-2.9" table:style-name="ce28">
            <text:p>－ <text:s text:c="2"/>2.90</text:p>
          </table:table-cell>
          <table:table-cell office:value-type="float" office:value="-1.92" table:style-name="ce28">
            <text:p>－ <text:s text:c="2"/>1.92</text:p>
          </table:table-cell>
          <table:table-cell office:value-type="float" office:value="-3.95" table:style-name="ce28">
            <text:p>－ <text:s text:c="2"/>3.95</text:p>
          </table:table-cell>
          <table:table-cell office:value-type="float" office:value="-0.29000000000000092" table:style-name="ce29">
            <text:p>－ <text:s/>0.29</text:p>
          </table:table-cell>
          <table:table-cell office:value-type="float" office:value="9.76" table:style-name="ce28">
            <text:p>9.76</text:p>
          </table:table-cell>
          <table:table-cell office:value-type="float" office:value="9.6" table:style-name="ce28">
            <text:p>9.60</text:p>
          </table:table-cell>
          <table:table-cell office:value-type="float" office:value="9.99" table:style-name="ce28">
            <text:p>9.99</text:p>
          </table:table-cell>
          <table:table-cell office:value-type="float" office:value="0.66000000000000014" table:style-name="ce29">
            <text:p>0.66</text:p>
          </table:table-cell>
          <table:table-cell office:value-type="float" office:value="-61.93" table:style-name="ce28">
            <text:p>－ <text:s text:c="2"/>61.93</text:p>
          </table:table-cell>
          <table:table-cell office:value-type="float" office:value="-0.95000000000000007" table:style-name="ce29">
            <text:p>－ <text:s/>0.95</text:p>
          </table:table-cell>
          <table:table-cell office:value-type="float" office:value="42.55" table:style-name="ce28">
            <text:p>42.55</text:p>
          </table:table-cell>
          <table:table-cell office:value-type="float" office:value="1.19" table:style-name="ce29">
            <text:p>1.19</text:p>
          </table:table-cell>
          <table:table-cell office:value-type="float" office:value="4.49" table:style-name="ce28">
            <text:p>4.49</text:p>
          </table:table-cell>
          <table:table-cell office:value-type="float" office:value="9.9999999999999645E-2" table:style-name="ce29">
            <text:p>0.10</text:p>
          </table:table-cell>
          <table:table-cell office:value-type="float" office:value="3.35" table:style-name="ce28">
            <text:p>3.35</text:p>
          </table:table-cell>
          <table:table-cell office:value-type="float" office:value="2.11" table:style-name="ce28">
            <text:p>2.11</text:p>
          </table:table-cell>
          <table:table-cell office:value-type="float" office:value="1.17" table:style-name="ce27">
            <text:p>1.17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6" table:style-name="ce24">
            <text:p>0.16</text:p>
          </table:table-cell>
          <table:table-cell office:value-type="float" office:value="0.01" table:style-name="ce24">
            <text:p>0.01</text:p>
          </table:table-cell>
          <table:table-cell office:value-type="string" table:style-name="ce26">
            <text:p>－ <text:s/>0.00</text:p>
          </table:table-cell>
          <table:table-cell office:value-type="float" office:value="0.02" table:style-name="ce24">
            <text:p>0.02</text:p>
          </table:table-cell>
          <table:table-cell office:value-type="float" office:value="9.3800000000000008" table:style-name="ce24">
            <text:p>9.38</text:p>
          </table:table-cell>
          <table:table-cell office:value-type="float" office:value="10.55" table:style-name="ce24">
            <text:p>10.55</text:p>
          </table:table-cell>
          <table:table-cell office:value-type="float" office:value="8.1300000000000008" table:style-name="ce24">
            <text:p>8.13</text:p>
          </table:table-cell>
          <table:table-cell office:value-type="float" office:value="0.71999999999999886" table:style-name="ce25">
            <text:p>0.72</text:p>
          </table:table-cell>
          <table:table-cell office:value-type="float" office:value="7.6" table:style-name="ce24">
            <text:p>7.60</text:p>
          </table:table-cell>
          <table:table-cell office:value-type="float" office:value="9.8699999999999992" table:style-name="ce24">
            <text:p>9.87</text:p>
          </table:table-cell>
          <table:table-cell office:value-type="float" office:value="4.47" table:style-name="ce24">
            <text:p>4.47</text:p>
          </table:table-cell>
          <table:table-cell office:value-type="float" office:value="0.54999999999999982" table:style-name="ce25">
            <text:p>0.55</text:p>
          </table:table-cell>
          <table:table-cell office:value-type="float" office:value="40.659999999999997" table:style-name="ce24">
            <text:p>40.66</text:p>
          </table:table-cell>
          <table:table-cell office:value-type="float" office:value="0.16999999999999998" table:style-name="ce25">
            <text:p>0.17</text:p>
          </table:table-cell>
          <table:table-cell office:value-type="float" office:value="-9.3699999999999992" table:style-name="ce24">
            <text:p>－ <text:s text:c="2"/>9.37</text:p>
          </table:table-cell>
          <table:table-cell office:value-type="float" office:value="-0.41999999999999993" table:style-name="ce25">
            <text:p>－ <text:s/>0.42</text:p>
          </table:table-cell>
          <table:table-cell office:value-type="float" office:value="10.77" table:style-name="ce24">
            <text:p>10.77</text:p>
          </table:table-cell>
          <table:table-cell office:value-type="float" office:value="0.25" table:style-name="ce25">
            <text:p>0.25</text:p>
          </table:table-cell>
          <table:table-cell office:value-type="float" office:value="18.579999999999998" table:style-name="ce24">
            <text:p>18.58</text:p>
          </table:table-cell>
          <table:table-cell office:value-type="float" office:value="20.53" table:style-name="ce24">
            <text:p>20.53</text:p>
          </table:table-cell>
          <table:table-cell office:value-type="float" office:value="0.13" table:style-name="ce23">
            <text:p>0.13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47">
            <text:p>本年1~8月較上年1~8月増減</text:p>
          </table:table-cell>
          <table:table-cell office:value-type="string" table:style-name="ce22">
            <text:p>實數</text:p>
          </table:table-cell>
          <table:table-cell office:value-type="float" office:value="102490" table:style-name="ce21">
            <text:p>102,490</text:p>
          </table:table-cell>
          <table:table-cell office:value-type="float" office:value="39328" table:style-name="ce21">
            <text:p>39,328</text:p>
          </table:table-cell>
          <table:table-cell office:value-type="float" office:value="3683" table:style-name="ce21">
            <text:p>3,683</text:p>
          </table:table-cell>
          <table:table-cell office:value-type="float" office:value="35645" table:style-name="ce21">
            <text:p>35,645</text:p>
          </table:table-cell>
          <table:table-cell office:value-type="float" office:value="-7533" table:style-name="ce17">
            <text:p>－ 7,533</text:p>
          </table:table-cell>
          <table:table-cell office:value-type="float" office:value="-4213" table:style-name="ce17">
            <text:p>－ 4,213</text:p>
          </table:table-cell>
          <table:table-cell office:value-type="float" office:value="-3320" table:style-name="ce17">
            <text:p>－ 3,320</text:p>
          </table:table-cell>
          <table:table-cell office:value-type="string" table:style-name="ce18">
            <text:p>…</text:p>
          </table:table-cell>
          <table:table-cell office:value-type="float" office:value="-1443" table:style-name="ce17">
            <text:p>－ 1,443</text:p>
          </table:table-cell>
          <table:table-cell office:value-type="float" office:value="-1530" table:style-name="ce17">
            <text:p>－ 1,530</text:p>
          </table:table-cell>
          <table:table-cell office:value-type="float" office:value="87" table:style-name="ce17">
            <text:p>87</text:p>
          </table:table-cell>
          <table:table-cell office:value-type="string" table:style-name="ce18">
            <text:p>…</text:p>
          </table:table-cell>
          <table:table-cell office:value-type="float" office:value="-6090" table:style-name="ce20">
            <text:p>－ <text:s/>6,090</text:p>
          </table:table-cell>
          <table:table-cell office:value-type="string" table:style-name="ce18">
            <text:p>…</text:p>
          </table:table-cell>
          <table:table-cell office:value-type="float" office:value="-2032" table:style-name="ce17">
            <text:p>－ 2,032</text:p>
          </table:table-cell>
          <table:table-cell office:value-type="string" table:style-name="ce18">
            <text:p>…</text:p>
          </table:table-cell>
          <table:table-cell office:value-type="float" office:value="750" table:style-name="ce19">
            <text:p>750</text:p>
          </table:table-cell>
          <table:table-cell office:value-type="string" table:style-name="ce18">
            <text:p>…</text:p>
          </table:table-cell>
          <table:table-cell office:value-type="float" office:value="-1983" table:style-name="ce17">
            <text:p>－ 1,983</text:p>
          </table:table-cell>
          <table:table-cell office:value-type="float" office:value="341" table:style-name="ce17">
            <text:p>341</text:p>
          </table:table-cell>
          <table:table-cell office:value-type="float" office:value="6431" table:style-name="ce16">
            <text:p>6,431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2" table:style-name="ce14">
            <text:p>1.20</text:p>
          </table:table-cell>
          <table:table-cell office:value-type="float" office:value="0.17" table:style-name="ce14">
            <text:p>0.17</text:p>
          </table:table-cell>
          <table:table-cell office:value-type="float" office:value="0.03" table:style-name="ce14">
            <text:p>0.03</text:p>
          </table:table-cell>
          <table:table-cell office:value-type="float" office:value="0.3" table:style-name="ce14">
            <text:p>0.30</text:p>
          </table:table-cell>
          <table:table-cell office:value-type="float" office:value="-5.5944627221483687" table:style-name="ce12">
            <text:p>－ <text:s/>5.59</text:p>
          </table:table-cell>
          <table:table-cell office:value-type="float" office:value="-6.0177977117227783" table:style-name="ce12">
            <text:p>－ <text:s/>6.02</text:p>
          </table:table-cell>
          <table:table-cell office:value-type="float" office:value="-5.1359797035982799" table:style-name="ce12">
            <text:p>－ <text:s/>5.14</text:p>
          </table:table-cell>
          <table:table-cell office:value-type="float" office:value="-0.48000000000000043" table:style-name="ce12">
            <text:p>－ <text:s/>0.48</text:p>
          </table:table-cell>
          <table:table-cell office:value-type="float" office:value="-1.2221563479291946" table:style-name="ce12">
            <text:p>－ <text:s/>1.22</text:p>
          </table:table-cell>
          <table:table-cell office:value-type="float" office:value="-2.169474221541603" table:style-name="ce12">
            <text:p>－ <text:s/>2.17</text:p>
          </table:table-cell>
          <table:table-cell office:value-type="float" office:value="0.18298069238211415" table:style-name="ce12">
            <text:p>0.18</text:p>
          </table:table-cell>
          <table:table-cell office:value-type="float" office:value="-8.9999999999999858E-2" table:style-name="ce12">
            <text:p>－ <text:s/>0.09</text:p>
          </table:table-cell>
          <table:table-cell office:value-type="float" office:value="-36.728785959833544" table:style-name="ce12">
            <text:p>－ <text:s/>36.73</text:p>
          </table:table-cell>
          <table:table-cell office:value-type="float" office:value="-0.39" table:style-name="ce13">
            <text:p>－ 0.39</text:p>
          </table:table-cell>
          <table:table-cell office:value-type="float" office:value="-2.2332124409275744" table:style-name="ce12">
            <text:p>－ <text:s/>2.23</text:p>
          </table:table-cell>
          <table:table-cell office:value-type="float" office:value="-0.13999999999999968" table:style-name="ce12">
            <text:p>－ <text:s/>0.14</text:p>
          </table:table-cell>
          <table:table-cell office:value-type="float" office:value="2.1191828430957025" table:style-name="ce12">
            <text:p>2.12</text:p>
          </table:table-cell>
          <table:table-cell office:value-type="float" office:value="5.0000000000000266E-2" table:style-name="ce12">
            <text:p>0.05</text:p>
          </table:table-cell>
          <table:table-cell office:value-type="float" office:value="-0.30230732291087042" table:style-name="ce12">
            <text:p>－ <text:s/>0.30</text:p>
          </table:table-cell>
          <table:table-cell office:value-type="float" office:value="5.2642222767684162E-2" table:style-name="ce12">
            <text:p>0.05</text:p>
          </table:table-cell>
          <table:table-cell office:value-type="float" office:value="1.1673116437112923" table:style-name="ce11">
            <text:p>1.17</text:p>
          </table:table-cell>
          <table:table-cell table:number-columns-repeated="16361" table:style-name="ce10"/>
        </table:table-row>
        <table:table-row table:style-name="ro1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9 月 4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7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52" table:base-cell-address="年月別.$A$1"/>
        </table:named-expressions>
      </table:table>
      <table:table table:name="縣市別" table:style-name="ta2">
        <table:table-column table:style-name="co14" table:default-cell-style-name="ce78"/>
        <table:table-column table:style-name="co16" table:default-cell-style-name="ce78"/>
        <table:table-column table:style-name="co1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3" table:default-cell-style-name="ce78"/>
        <table:table-column table:style-name="co9" table:default-cell-style-name="ce78"/>
        <table:table-column table:style-name="co19" table:number-columns-repeated="3" table:default-cell-style-name="ce78"/>
        <table:table-column table:style-name="co6" table:default-cell-style-name="ce78"/>
        <table:table-column table:style-name="co20" table:default-cell-style-name="ce78"/>
        <table:table-column table:style-name="co21" table:default-cell-style-name="ce78"/>
        <table:table-column table:style-name="co19" table:default-cell-style-name="ce78"/>
        <table:table-column table:style-name="co6" table:default-cell-style-name="ce78"/>
        <table:table-column table:style-name="co22" table:default-cell-style-name="ce78"/>
        <table:table-column table:style-name="co23" table:default-cell-style-name="ce78"/>
        <table:table-column table:style-name="co8" table:default-cell-style-name="ce78"/>
        <table:table-column table:style-name="co11" table:default-cell-style-name="ce78"/>
        <table:table-column table:style-name="co13" table:default-cell-style-name="ce2"/>
        <table:table-column table:style-name="co14" table:number-columns-repeated="16362" table:default-cell-style-name="ce78"/>
        <table:table-row table:style-name="ro16">
          <table:table-cell table:number-columns-repeated="17" table:style-name="ce78"/>
          <table:table-cell table:style-name="ce139"/>
          <table:table-cell table:number-columns-repeated="3" table:style-name="ce78"/>
          <table:table-cell table:style-name="ce2"/>
          <table:table-cell table:number-columns-repeated="16362" table:style-name="ce78"/>
        </table:table-row>
        <table:table-row table:style-name="ro17">
          <table:table-cell office:value-type="string" table:style-name="ce136">
            <text:p>民 國 106 年 8 月 戶 口 統 計 速 報 表 (續)</text:p>
          </table:table-cell>
          <table:table-cell table:number-columns-repeated="14" table:style-name="ce136"/>
          <table:table-cell table:style-name="ce138"/>
          <table:table-cell table:style-name="ce136"/>
          <table:table-cell table:style-name="ce137"/>
          <table:table-cell table:style-name="ce136"/>
          <table:table-cell table:number-columns-repeated="2" table:style-name="ce135"/>
          <table:table-cell table:style-name="ce134"/>
          <table:table-cell table:number-columns-repeated="16362" table:style-name="ce78"/>
        </table:table-row>
        <table:table-row table:style-name="ro18">
          <table:table-cell table:style-name="ce133"/>
          <table:table-cell table:style-name="ce132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　 <text:s text:c="2"/>　　生</text:p>
          </table:table-cell>
          <table:table-cell table:number-columns-repeated="3" table:style-name="ce74"/>
          <table:table-cell office:value-type="string" table:style-name="ce75">
            <text:p>死 <text:s text:c="4"/>　　亡</text:p>
          </table:table-cell>
          <table:table-cell table:number-columns-repeated="3" table:style-name="ce74"/>
          <table:table-cell office:value-type="string" table:number-columns-spanned="2" table:number-rows-spanned="1" table:style-name="ce241">
            <text:p>自 然 增 加</text:p>
          </table:table-cell>
          <table:covered-table-cell/>
          <table:table-cell office:value-type="string" table:number-columns-spanned="2" table:number-rows-spanned="1" table:style-name="ce24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1">
            <text:p>離 <text:s text:c="3"/>　婚</text:p>
          </table:table-cell>
          <table:covered-table-cell/>
          <table:table-cell office:value-type="string" table:number-columns-spanned="1" table:number-rows-spanned="4" table:style-name="ce243">
            <text:p>遷入</text:p>
            <text:p>人數</text:p>
          </table:table-cell>
          <table:table-cell office:value-type="string" table:number-columns-spanned="1" table:number-rows-spanned="4" table:style-name="ce243">
            <text:p>遷出</text:p>
            <text:p>人數</text:p>
          </table:table-cell>
          <table:table-cell office:value-type="string" table:number-columns-spanned="1" table:number-rows-spanned="4" table:style-name="ce240">
            <text:p>原住民</text:p>
            <text:p>人口數</text:p>
          </table:table-cell>
          <table:table-cell table:style-name="ce126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3">
            <text:p>區 域 別</text:p>
          </table:table-cell>
          <table:table-cell office:value-type="string" table:number-columns-spanned="1" table:number-rows-spanned="2" table:style-name="ce202">
            <text:p>戶　數</text:p>
          </table:table-cell>
          <table:table-cell table:number-columns-repeated="3" table:style-name="ce131"/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127">
            <text:p>折合年</text:p>
          </table:table-cell>
          <table:table-cell office:value-type="string" table:number-columns-spanned="1" table:number-rows-spanned="3" table:style-name="ce242">
            <text:p>計</text:p>
          </table:table-cell>
          <table:table-cell office:value-type="string" table:number-columns-spanned="1" table:number-rows-spanned="3" table:style-name="ce242">
            <text:p>男</text:p>
          </table:table-cell>
          <table:table-cell office:value-type="string" table:number-columns-spanned="1" table:number-rows-spanned="3" table:style-name="ce242">
            <text:p>女</text:p>
          </table:table-cell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8">
            <text:p>折合年自</text:p>
          </table:table-cell>
          <table:table-cell table:style-name="ce130"/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7">
            <text:p>折合年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125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19">
          <table:table-cell table:style-name="ce123"/>
          <table:table-cell table:style-name="ce122"/>
          <table:table-cell table:style-name="ce121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120"/>
          <table:table-cell table:number-columns-repeated="16361"/>
        </table:table-row>
        <table:table-row table:style-name="ro20">
          <table:table-cell office:value-type="string" table:style-name="ce106">
            <text:p>總 <text:s text:c="7"/>計</text:p>
          </table:table-cell>
          <table:table-cell office:value-type="float" office:value="8622546" table:style-name="ce46">
            <text:p>8,622,546</text:p>
          </table:table-cell>
          <table:table-cell office:value-type="float" office:value="23556169" table:style-name="ce46">
            <text:p>23,556,169</text:p>
          </table:table-cell>
          <table:table-cell office:value-type="float" office:value="11717047" table:style-name="ce46">
            <text:p>11,717,047</text:p>
          </table:table-cell>
          <table:table-cell office:value-type="float" office:value="11839122" table:style-name="ce46">
            <text:p>11,839,122</text:p>
          </table:table-cell>
          <table:table-cell office:value-type="float" office:value="16739" table:style-name="ce46">
            <text:p>16,739</text:p>
          </table:table-cell>
          <table:table-cell office:value-type="float" office:value="8773" table:style-name="ce46">
            <text:p>8,773</text:p>
          </table:table-cell>
          <table:table-cell office:value-type="float" office:value="7966" table:style-name="ce46">
            <text:p>7,966</text:p>
          </table:table-cell>
          <table:table-cell office:value-type="float" office:value="8.3699999999999992" table:style-name="ce102">
            <text:p><text:s text:c="3"/>8.37</text:p>
          </table:table-cell>
          <table:table-cell office:value-type="float" office:value="15580" table:style-name="ce46">
            <text:p>15,580</text:p>
          </table:table-cell>
          <table:table-cell office:value-type="float" office:value="9226" table:style-name="ce46">
            <text:p>9,226</text:p>
          </table:table-cell>
          <table:table-cell office:value-type="float" office:value="6354" table:style-name="ce46">
            <text:p>6,354</text:p>
          </table:table-cell>
          <table:table-cell office:value-type="float" office:value="7.79" table:style-name="ce102">
            <text:p><text:s text:c="3"/>7.79</text:p>
          </table:table-cell>
          <table:table-cell office:value-type="float" office:value="1159" table:style-name="ce119">
            <text:p><text:s text:c="3"/>1,159</text:p>
          </table:table-cell>
          <table:table-cell office:value-type="float" office:value="0.57999999999999996" table:style-name="ce102">
            <text:p><text:s text:c="3"/>0.58</text:p>
          </table:table-cell>
          <table:table-cell office:value-type="float" office:value="8084" table:style-name="ce46">
            <text:p>8,084</text:p>
          </table:table-cell>
          <table:table-cell office:value-type="float" office:value="4.04" table:style-name="ce102">
            <text:p><text:s text:c="3"/>4.04</text:p>
          </table:table-cell>
          <table:table-cell office:value-type="float" office:value="5141" table:style-name="ce46">
            <text:p>5,141</text:p>
          </table:table-cell>
          <table:table-cell office:value-type="float" office:value="2.57" table:style-name="ce102">
            <text:p><text:s text:c="3"/>2.57</text:p>
          </table:table-cell>
          <table:table-cell office:value-type="float" office:value="97779" table:style-name="ce46">
            <text:p>97,779</text:p>
          </table:table-cell>
          <table:table-cell office:value-type="float" office:value="97572" table:style-name="ce46">
            <text:p>97,572</text:p>
          </table:table-cell>
          <table:table-cell office:value-type="float" office:value="557355" table:style-name="ce118">
            <text:p>557,355</text:p>
          </table:table-cell>
          <table:table-cell table:style-name="ce90"/>
          <table:table-cell table:number-columns-repeated="16361"/>
        </table:table-row>
        <table:table-row table:style-name="ro21">
          <table:table-cell office:value-type="string" table:style-name="ce117">
            <text:p>新 <text:s/>北 <text:s/>市</text:p>
          </table:table-cell>
          <table:table-cell office:value-type="float" office:value="1537861" table:style-name="ce111">
            <text:p>1,537,861</text:p>
          </table:table-cell>
          <table:table-cell office:value-type="float" office:value="3984720" table:style-name="ce111">
            <text:p>3,984,720</text:p>
          </table:table-cell>
          <table:table-cell office:value-type="float" office:value="1953089" table:style-name="ce111">
            <text:p>1,953,089</text:p>
          </table:table-cell>
          <table:table-cell office:value-type="float" office:value="2031631" table:style-name="ce111">
            <text:p>2,031,631</text:p>
          </table:table-cell>
          <table:table-cell office:value-type="float" office:value="2686" table:style-name="ce111">
            <text:p>2,686</text:p>
          </table:table-cell>
          <table:table-cell office:value-type="float" office:value="1391" table:style-name="ce111">
            <text:p>1,391</text:p>
          </table:table-cell>
          <table:table-cell office:value-type="float" office:value="1295" table:style-name="ce111">
            <text:p>1,295</text:p>
          </table:table-cell>
          <table:table-cell office:value-type="float" office:value="7.94" table:style-name="ce112">
            <text:p><text:s text:c="3"/>7.94</text:p>
          </table:table-cell>
          <table:table-cell office:value-type="float" office:value="2194" table:style-name="ce111">
            <text:p>2,194</text:p>
          </table:table-cell>
          <table:table-cell office:value-type="float" office:value="1275" table:style-name="ce111">
            <text:p>1,275</text:p>
          </table:table-cell>
          <table:table-cell office:value-type="float" office:value="919" table:style-name="ce111">
            <text:p>919</text:p>
          </table:table-cell>
          <table:table-cell office:value-type="float" office:value="6.48" table:style-name="ce112">
            <text:p><text:s text:c="3"/>6.48</text:p>
          </table:table-cell>
          <table:table-cell office:value-type="float" office:value="492" table:style-name="ce111">
            <text:p>492</text:p>
          </table:table-cell>
          <table:table-cell office:value-type="float" office:value="1.45" table:style-name="ce112">
            <text:p><text:s text:c="3"/>1.45</text:p>
          </table:table-cell>
          <table:table-cell office:value-type="float" office:value="1528" table:style-name="ce111">
            <text:p>1,528</text:p>
          </table:table-cell>
          <table:table-cell office:value-type="float" office:value="4.5199999999999996" table:style-name="ce112">
            <text:p><text:s text:c="3"/>4.52</text:p>
          </table:table-cell>
          <table:table-cell office:value-type="float" office:value="993" table:style-name="ce111">
            <text:p>993</text:p>
          </table:table-cell>
          <table:table-cell office:value-type="float" office:value="2.93" table:style-name="ce112">
            <text:p><text:s text:c="3"/>2.93</text:p>
          </table:table-cell>
          <table:table-cell office:value-type="float" office:value="16592" table:style-name="ce111">
            <text:p>16,592</text:p>
          </table:table-cell>
          <table:table-cell office:value-type="float" office:value="16415" table:style-name="ce111">
            <text:p>16,415</text:p>
          </table:table-cell>
          <table:table-cell office:value-type="float" office:value="55256" table:style-name="ce110">
            <text:p>55,256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7">
            <text:p>臺 <text:s/>北 <text:s/>市</text:p>
          </table:table-cell>
          <table:table-cell office:value-type="float" office:value="1049953" table:style-name="ce111">
            <text:p>1,049,953</text:p>
          </table:table-cell>
          <table:table-cell office:value-type="float" office:value="2685202" table:style-name="ce111">
            <text:p>2,685,202</text:p>
          </table:table-cell>
          <table:table-cell office:value-type="float" office:value="1283373" table:style-name="ce111">
            <text:p>1,283,373</text:p>
          </table:table-cell>
          <table:table-cell office:value-type="float" office:value="1401829" table:style-name="ce111">
            <text:p>1,401,829</text:p>
          </table:table-cell>
          <table:table-cell office:value-type="float" office:value="2044" table:style-name="ce111">
            <text:p>2,044</text:p>
          </table:table-cell>
          <table:table-cell office:value-type="float" office:value="1045" table:style-name="ce111">
            <text:p>1,045</text:p>
          </table:table-cell>
          <table:table-cell office:value-type="float" office:value="999" table:style-name="ce111">
            <text:p>999</text:p>
          </table:table-cell>
          <table:table-cell office:value-type="float" office:value="8.9600000000000009" table:style-name="ce112">
            <text:p><text:s text:c="3"/>8.96</text:p>
          </table:table-cell>
          <table:table-cell office:value-type="float" office:value="1563" table:style-name="ce111">
            <text:p>1,563</text:p>
          </table:table-cell>
          <table:table-cell office:value-type="float" office:value="903" table:style-name="ce111">
            <text:p>903</text:p>
          </table:table-cell>
          <table:table-cell office:value-type="float" office:value="660" table:style-name="ce111">
            <text:p>660</text:p>
          </table:table-cell>
          <table:table-cell office:value-type="float" office:value="6.85" table:style-name="ce112">
            <text:p><text:s text:c="3"/>6.85</text:p>
          </table:table-cell>
          <table:table-cell office:value-type="float" office:value="481" table:style-name="ce111">
            <text:p>481</text:p>
          </table:table-cell>
          <table:table-cell office:value-type="float" office:value="2.11" table:style-name="ce112">
            <text:p><text:s text:c="3"/>2.11</text:p>
          </table:table-cell>
          <table:table-cell office:value-type="float" office:value="955" table:style-name="ce111">
            <text:p>955</text:p>
          </table:table-cell>
          <table:table-cell office:value-type="float" office:value="4.1900000000000004" table:style-name="ce112">
            <text:p><text:s text:c="3"/>4.19</text:p>
          </table:table-cell>
          <table:table-cell office:value-type="float" office:value="524" table:style-name="ce111">
            <text:p>524</text:p>
          </table:table-cell>
          <table:table-cell office:value-type="float" office:value="2.2999999999999998" table:style-name="ce112">
            <text:p><text:s text:c="3"/>2.30</text:p>
          </table:table-cell>
          <table:table-cell office:value-type="float" office:value="11783" table:style-name="ce111">
            <text:p>11,783</text:p>
          </table:table-cell>
          <table:table-cell office:value-type="float" office:value="14691" table:style-name="ce111">
            <text:p>14,691</text:p>
          </table:table-cell>
          <table:table-cell office:value-type="float" office:value="16324" table:style-name="ce110">
            <text:p>16,324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7">
            <text:p>桃 <text:s/>園 <text:s/>市</text:p>
          </table:table-cell>
          <table:table-cell office:value-type="float" office:value="784383" table:style-name="ce111">
            <text:p>784,383</text:p>
          </table:table-cell>
          <table:table-cell office:value-type="float" office:value="2174895" table:style-name="ce111">
            <text:p>2,174,895</text:p>
          </table:table-cell>
          <table:table-cell office:value-type="float" office:value="1083834" table:style-name="ce111">
            <text:p>1,083,834</text:p>
          </table:table-cell>
          <table:table-cell office:value-type="float" office:value="1091061" table:style-name="ce111">
            <text:p>1,091,061</text:p>
          </table:table-cell>
          <table:table-cell office:value-type="float" office:value="2038" table:style-name="ce111">
            <text:p>2,038</text:p>
          </table:table-cell>
          <table:table-cell office:value-type="float" office:value="1104" table:style-name="ce111">
            <text:p>1,104</text:p>
          </table:table-cell>
          <table:table-cell office:value-type="float" office:value="934" table:style-name="ce111">
            <text:p>934</text:p>
          </table:table-cell>
          <table:table-cell office:value-type="float" office:value="11.04" table:style-name="ce112">
            <text:p><text:s text:c="3"/>11.04</text:p>
          </table:table-cell>
          <table:table-cell office:value-type="float" office:value="1088" table:style-name="ce111">
            <text:p>1,088</text:p>
          </table:table-cell>
          <table:table-cell office:value-type="float" office:value="675" table:style-name="ce111">
            <text:p>675</text:p>
          </table:table-cell>
          <table:table-cell office:value-type="float" office:value="413" table:style-name="ce111">
            <text:p>413</text:p>
          </table:table-cell>
          <table:table-cell office:value-type="float" office:value="5.9" table:style-name="ce112">
            <text:p><text:s text:c="3"/>5.90</text:p>
          </table:table-cell>
          <table:table-cell office:value-type="float" office:value="950" table:style-name="ce111">
            <text:p>950</text:p>
          </table:table-cell>
          <table:table-cell office:value-type="float" office:value="5.15" table:style-name="ce112">
            <text:p><text:s text:c="3"/>5.15</text:p>
          </table:table-cell>
          <table:table-cell office:value-type="float" office:value="860" table:style-name="ce111">
            <text:p>860</text:p>
          </table:table-cell>
          <table:table-cell office:value-type="float" office:value="4.66" table:style-name="ce112">
            <text:p><text:s text:c="3"/>4.66</text:p>
          </table:table-cell>
          <table:table-cell office:value-type="float" office:value="538" table:style-name="ce111">
            <text:p>538</text:p>
          </table:table-cell>
          <table:table-cell office:value-type="float" office:value="2.92" table:style-name="ce112">
            <text:p><text:s text:c="3"/>2.92</text:p>
          </table:table-cell>
          <table:table-cell office:value-type="float" office:value="11231" table:style-name="ce111">
            <text:p>11,231</text:p>
          </table:table-cell>
          <table:table-cell office:value-type="float" office:value="8413" table:style-name="ce111">
            <text:p>8,413</text:p>
          </table:table-cell>
          <table:table-cell office:value-type="float" office:value="71450" table:style-name="ce110">
            <text:p>71,450</text:p>
          </table:table-cell>
          <table:table-cell table:style-name="ce90"/>
          <table:table-cell table:number-columns-repeated="16361"/>
        </table:table-row>
        <table:table-row table:style-name="ro23">
          <table:table-cell office:value-type="string" table:style-name="ce117">
            <text:p>臺 <text:s/>中 <text:s/>市</text:p>
          </table:table-cell>
          <table:table-cell office:value-type="float" office:value="954403" table:style-name="ce111">
            <text:p>954,403</text:p>
          </table:table-cell>
          <table:table-cell office:value-type="float" office:value="2780155" table:style-name="ce111">
            <text:p>2,780,155</text:p>
          </table:table-cell>
          <table:table-cell office:value-type="float" office:value="1371360" table:style-name="ce111">
            <text:p>1,371,360</text:p>
          </table:table-cell>
          <table:table-cell office:value-type="float" office:value="1408795" table:style-name="ce111">
            <text:p>1,408,795</text:p>
          </table:table-cell>
          <table:table-cell office:value-type="float" office:value="2168" table:style-name="ce111">
            <text:p>2,168</text:p>
          </table:table-cell>
          <table:table-cell office:value-type="float" office:value="1156" table:style-name="ce111">
            <text:p>1,156</text:p>
          </table:table-cell>
          <table:table-cell office:value-type="float" office:value="1012" table:style-name="ce111">
            <text:p>1,012</text:p>
          </table:table-cell>
          <table:table-cell office:value-type="float" office:value="9.18" table:style-name="ce112">
            <text:p><text:s text:c="3"/>9.18</text:p>
          </table:table-cell>
          <table:table-cell office:value-type="float" office:value="1600" table:style-name="ce111">
            <text:p>1,600</text:p>
          </table:table-cell>
          <table:table-cell office:value-type="float" office:value="962" table:style-name="ce111">
            <text:p>962</text:p>
          </table:table-cell>
          <table:table-cell office:value-type="float" office:value="638" table:style-name="ce111">
            <text:p>638</text:p>
          </table:table-cell>
          <table:table-cell office:value-type="float" office:value="6.78" table:style-name="ce112">
            <text:p><text:s text:c="3"/>6.78</text:p>
          </table:table-cell>
          <table:table-cell office:value-type="float" office:value="568" table:style-name="ce111">
            <text:p>568</text:p>
          </table:table-cell>
          <table:table-cell office:value-type="float" office:value="2.41" table:style-name="ce112">
            <text:p><text:s text:c="3"/>2.41</text:p>
          </table:table-cell>
          <table:table-cell office:value-type="float" office:value="969" table:style-name="ce111">
            <text:p>969</text:p>
          </table:table-cell>
          <table:table-cell office:value-type="float" office:value="4.1100000000000003" table:style-name="ce112">
            <text:p><text:s text:c="3"/>4.11</text:p>
          </table:table-cell>
          <table:table-cell office:value-type="float" office:value="615" table:style-name="ce111">
            <text:p>615</text:p>
          </table:table-cell>
          <table:table-cell office:value-type="float" office:value="2.61" table:style-name="ce112">
            <text:p><text:s text:c="3"/>2.61</text:p>
          </table:table-cell>
          <table:table-cell office:value-type="float" office:value="13014" table:style-name="ce111">
            <text:p>13,014</text:p>
          </table:table-cell>
          <table:table-cell office:value-type="float" office:value="11609" table:style-name="ce111">
            <text:p>11,609</text:p>
          </table:table-cell>
          <table:table-cell office:value-type="float" office:value="33678" table:style-name="ce110">
            <text:p>33,678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7">
            <text:p>臺 <text:s/>南 <text:s/>市</text:p>
          </table:table-cell>
          <table:table-cell office:value-type="float" office:value="682167" table:style-name="ce111">
            <text:p>682,167</text:p>
          </table:table-cell>
          <table:table-cell office:value-type="float" office:value="1886145" table:style-name="ce111">
            <text:p>1,886,145</text:p>
          </table:table-cell>
          <table:table-cell office:value-type="float" office:value="942334" table:style-name="ce111">
            <text:p>942,334</text:p>
          </table:table-cell>
          <table:table-cell office:value-type="float" office:value="943811" table:style-name="ce111">
            <text:p>943,811</text:p>
          </table:table-cell>
          <table:table-cell office:value-type="float" office:value="1178" table:style-name="ce111">
            <text:p>1,178</text:p>
          </table:table-cell>
          <table:table-cell office:value-type="float" office:value="646" table:style-name="ce111">
            <text:p>646</text:p>
          </table:table-cell>
          <table:table-cell office:value-type="float" office:value="532" table:style-name="ce111">
            <text:p>532</text:p>
          </table:table-cell>
          <table:table-cell office:value-type="float" office:value="7.35" table:style-name="ce112">
            <text:p><text:s text:c="3"/>7.35</text:p>
          </table:table-cell>
          <table:table-cell office:value-type="float" office:value="1426" table:style-name="ce111">
            <text:p>1,426</text:p>
          </table:table-cell>
          <table:table-cell office:value-type="float" office:value="823" table:style-name="ce111">
            <text:p>823</text:p>
          </table:table-cell>
          <table:table-cell office:value-type="float" office:value="603" table:style-name="ce111">
            <text:p>603</text:p>
          </table:table-cell>
          <table:table-cell office:value-type="float" office:value="8.9" table:style-name="ce112">
            <text:p><text:s text:c="3"/>8.90</text:p>
          </table:table-cell>
          <table:table-cell office:value-type="float" office:value="-248" table:style-name="ce114">
            <text:p>－ <text:s/>248</text:p>
          </table:table-cell>
          <table:table-cell office:value-type="float" office:value="-1.55" table:style-name="ce116">
            <text:p>－ <text:s/>1.55</text:p>
          </table:table-cell>
          <table:table-cell office:value-type="float" office:value="555" table:style-name="ce111">
            <text:p>555</text:p>
          </table:table-cell>
          <table:table-cell office:value-type="float" office:value="3.46" table:style-name="ce112">
            <text:p><text:s text:c="3"/>3.46</text:p>
          </table:table-cell>
          <table:table-cell office:value-type="float" office:value="390" table:style-name="ce111">
            <text:p>390</text:p>
          </table:table-cell>
          <table:table-cell office:value-type="float" office:value="2.4300000000000002" table:style-name="ce112">
            <text:p><text:s text:c="3"/>2.43</text:p>
          </table:table-cell>
          <table:table-cell office:value-type="float" office:value="7088" table:style-name="ce111">
            <text:p>7,088</text:p>
          </table:table-cell>
          <table:table-cell office:value-type="float" office:value="6962" table:style-name="ce111">
            <text:p>6,962</text:p>
          </table:table-cell>
          <table:table-cell office:value-type="float" office:value="7667" table:style-name="ce110">
            <text:p>7,667</text:p>
          </table:table-cell>
          <table:table-cell table:style-name="ce90"/>
          <table:table-cell table:number-columns-repeated="16361"/>
        </table:table-row>
        <table:table-row table:style-name="ro22">
          <table:table-cell office:value-type="string" table:style-name="ce117">
            <text:p>高 <text:s/>雄 <text:s/>市</text:p>
          </table:table-cell>
          <table:table-cell office:value-type="float" office:value="1089725" table:style-name="ce111">
            <text:p>1,089,725</text:p>
          </table:table-cell>
          <table:table-cell office:value-type="float" office:value="2777564" table:style-name="ce111">
            <text:p>2,777,564</text:p>
          </table:table-cell>
          <table:table-cell office:value-type="float" office:value="1376688" table:style-name="ce111">
            <text:p>1,376,688</text:p>
          </table:table-cell>
          <table:table-cell office:value-type="float" office:value="1400876" table:style-name="ce111">
            <text:p>1,400,876</text:p>
          </table:table-cell>
          <table:table-cell office:value-type="float" office:value="1818" table:style-name="ce111">
            <text:p>1,818</text:p>
          </table:table-cell>
          <table:table-cell office:value-type="float" office:value="964" table:style-name="ce111">
            <text:p>964</text:p>
          </table:table-cell>
          <table:table-cell office:value-type="float" office:value="854" table:style-name="ce111">
            <text:p>854</text:p>
          </table:table-cell>
          <table:table-cell office:value-type="float" office:value="7.71" table:style-name="ce112">
            <text:p><text:s text:c="3"/>7.71</text:p>
          </table:table-cell>
          <table:table-cell office:value-type="float" office:value="2038" table:style-name="ce111">
            <text:p>2,038</text:p>
          </table:table-cell>
          <table:table-cell office:value-type="float" office:value="1220" table:style-name="ce111">
            <text:p>1,220</text:p>
          </table:table-cell>
          <table:table-cell office:value-type="float" office:value="818" table:style-name="ce111">
            <text:p>818</text:p>
          </table:table-cell>
          <table:table-cell office:value-type="float" office:value="8.64" table:style-name="ce112">
            <text:p><text:s text:c="3"/>8.64</text:p>
          </table:table-cell>
          <table:table-cell office:value-type="float" office:value="-220" table:style-name="ce114">
            <text:p>－ <text:s/>220</text:p>
          </table:table-cell>
          <table:table-cell office:value-type="float" office:value="-0.93" table:style-name="ce116">
            <text:p>－ <text:s/>0.93</text:p>
          </table:table-cell>
          <table:table-cell office:value-type="float" office:value="975" table:style-name="ce111">
            <text:p>975</text:p>
          </table:table-cell>
          <table:table-cell office:value-type="float" office:value="4.13" table:style-name="ce112">
            <text:p><text:s text:c="3"/>4.13</text:p>
          </table:table-cell>
          <table:table-cell office:value-type="float" office:value="607" table:style-name="ce111">
            <text:p>607</text:p>
          </table:table-cell>
          <table:table-cell office:value-type="float" office:value="2.57" table:style-name="ce112">
            <text:p><text:s text:c="3"/>2.57</text:p>
          </table:table-cell>
          <table:table-cell office:value-type="float" office:value="12520" table:style-name="ce111">
            <text:p>12,520</text:p>
          </table:table-cell>
          <table:table-cell office:value-type="float" office:value="12609" table:style-name="ce111">
            <text:p>12,609</text:p>
          </table:table-cell>
          <table:table-cell office:value-type="float" office:value="34050" table:style-name="ce110">
            <text:p>34,050</text:p>
          </table:table-cell>
          <table:table-cell table:style-name="ce90"/>
          <table:table-cell table:number-columns-repeated="16361"/>
        </table:table-row>
        <table:table-row table:style-name="ro24">
          <table:table-cell office:value-type="string" table:style-name="ce115">
            <text:p><text:s/>臺 <text:s/>灣 <text:s/>省<text:s/></text:p>
          </table:table-cell>
          <table:table-cell office:value-type="float" office:value="2481475" table:style-name="ce111">
            <text:p>2,481,475</text:p>
          </table:table-cell>
          <table:table-cell office:value-type="float" office:value="7118728" table:style-name="ce111">
            <text:p>7,118,728</text:p>
          </table:table-cell>
          <table:table-cell office:value-type="float" office:value="3631160" table:style-name="ce111">
            <text:p>3,631,160</text:p>
          </table:table-cell>
          <table:table-cell office:value-type="float" office:value="3487568" table:style-name="ce111">
            <text:p>3,487,568</text:p>
          </table:table-cell>
          <table:table-cell office:value-type="float" office:value="4687" table:style-name="ce111">
            <text:p>4,687</text:p>
          </table:table-cell>
          <table:table-cell office:value-type="float" office:value="2410" table:style-name="ce111">
            <text:p>2,410</text:p>
          </table:table-cell>
          <table:table-cell office:value-type="float" office:value="2277" table:style-name="ce111">
            <text:p>2,277</text:p>
          </table:table-cell>
          <table:table-cell office:value-type="float" office:value="7.75" table:style-name="ce112">
            <text:p><text:s text:c="3"/>7.75</text:p>
          </table:table-cell>
          <table:table-cell office:value-type="float" office:value="5602" table:style-name="ce111">
            <text:p>5,602</text:p>
          </table:table-cell>
          <table:table-cell office:value-type="float" office:value="3324" table:style-name="ce111">
            <text:p>3,324</text:p>
          </table:table-cell>
          <table:table-cell office:value-type="float" office:value="2278" table:style-name="ce111">
            <text:p>2,278</text:p>
          </table:table-cell>
          <table:table-cell office:value-type="float" office:value="9.26" table:style-name="ce112">
            <text:p><text:s text:c="3"/>9.26</text:p>
          </table:table-cell>
          <table:table-cell office:value-type="float" office:value="-915" table:style-name="ce114">
            <text:p>－ <text:s/>915</text:p>
          </table:table-cell>
          <table:table-cell office:value-type="float" office:value="-1.51" table:style-name="ce113">
            <text:p>－ <text:s/>1.51</text:p>
          </table:table-cell>
          <table:table-cell office:value-type="float" office:value="2207" table:style-name="ce111">
            <text:p>2,207</text:p>
          </table:table-cell>
          <table:table-cell office:value-type="float" office:value="3.65" table:style-name="ce112">
            <text:p><text:s text:c="3"/>3.65</text:p>
          </table:table-cell>
          <table:table-cell office:value-type="float" office:value="1443" table:style-name="ce111">
            <text:p>1,443</text:p>
          </table:table-cell>
          <table:table-cell office:value-type="float" office:value="2.39" table:style-name="ce112">
            <text:p><text:s text:c="3"/>2.39</text:p>
          </table:table-cell>
          <table:table-cell office:value-type="float" office:value="24612" table:style-name="ce111">
            <text:p>24,612</text:p>
          </table:table-cell>
          <table:table-cell office:value-type="float" office:value="26100" table:style-name="ce111">
            <text:p>26,100</text:p>
          </table:table-cell>
          <table:table-cell office:value-type="float" office:value="337693" table:style-name="ce110">
            <text:p>337,693</text:p>
          </table:table-cell>
          <table:table-cell table:style-name="ce90"/>
          <table:table-cell table:number-columns-repeated="16361"/>
        </table:table-row>
        <table:table-row table:style-name="ro25">
          <table:table-cell office:value-type="string" table:style-name="ce97">
            <text:p>宜 蘭 縣</text:p>
          </table:table-cell>
          <table:table-cell office:value-type="float" office:value="168219" table:style-name="ce94">
            <text:p><text:s text:c="3"/>168,219</text:p>
          </table:table-cell>
          <table:table-cell office:value-type="float" office:value="456904" table:style-name="ce94">
            <text:p><text:s text:c="3"/>456,904</text:p>
          </table:table-cell>
          <table:table-cell office:value-type="float" office:value="231249" table:style-name="ce94">
            <text:p><text:s text:c="3"/>231,249</text:p>
          </table:table-cell>
          <table:table-cell office:value-type="float" office:value="225655" table:style-name="ce94">
            <text:p><text:s text:c="3"/>225,655</text:p>
          </table:table-cell>
          <table:table-cell office:value-type="float" office:value="263" table:style-name="ce92">
            <text:p>263</text:p>
          </table:table-cell>
          <table:table-cell office:value-type="float" office:value="144" table:style-name="ce92">
            <text:p>144</text:p>
          </table:table-cell>
          <table:table-cell office:value-type="float" office:value="119" table:style-name="ce92">
            <text:p>119</text:p>
          </table:table-cell>
          <table:table-cell office:value-type="float" office:value="6.78" table:style-name="ce93">
            <text:p><text:s text:c="3"/>6.78</text:p>
          </table:table-cell>
          <table:table-cell office:value-type="float" office:value="345" table:style-name="ce94">
            <text:p><text:s text:c="3"/>345</text:p>
          </table:table-cell>
          <table:table-cell office:value-type="float" office:value="217" table:style-name="ce92">
            <text:p>217</text:p>
          </table:table-cell>
          <table:table-cell office:value-type="float" office:value="128" table:style-name="ce92">
            <text:p>128</text:p>
          </table:table-cell>
          <table:table-cell office:value-type="float" office:value="8.89" table:style-name="ce93">
            <text:p><text:s text:c="3"/>8.89</text:p>
          </table:table-cell>
          <table:table-cell office:value-type="float" office:value="-82" table:style-name="ce96">
            <text:p>－ <text:s text:c="3"/>82</text:p>
          </table:table-cell>
          <table:table-cell office:value-type="float" office:value="-2.11" table:style-name="ce107">
            <text:p>－ <text:s/>2.11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3.61" table:style-name="ce93">
            <text:p><text:s text:c="3"/>3.61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2.5499999999999998" table:style-name="ce93">
            <text:p><text:s text:c="3"/>2.55</text:p>
          </table:table-cell>
          <table:table-cell office:value-type="float" office:value="1947" table:style-name="ce92">
            <text:p>1,947</text:p>
          </table:table-cell>
          <table:table-cell office:value-type="float" office:value="1946" table:style-name="ce92">
            <text:p>1,946</text:p>
          </table:table-cell>
          <table:table-cell office:value-type="float" office:value="16946" table:style-name="ce91">
            <text:p><text:s text:c="3"/>16,946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縣</text:p>
          </table:table-cell>
          <table:table-cell office:value-type="float" office:value="190085" table:style-name="ce94">
            <text:p><text:s text:c="3"/>190,085</text:p>
          </table:table-cell>
          <table:table-cell office:value-type="float" office:value="550621" table:style-name="ce94">
            <text:p><text:s text:c="3"/>550,621</text:p>
          </table:table-cell>
          <table:table-cell office:value-type="float" office:value="281435" table:style-name="ce94">
            <text:p><text:s text:c="3"/>281,435</text:p>
          </table:table-cell>
          <table:table-cell office:value-type="float" office:value="269186" table:style-name="ce94">
            <text:p><text:s text:c="3"/>269,186</text:p>
          </table:table-cell>
          <table:table-cell office:value-type="float" office:value="409" table:style-name="ce94">
            <text:p><text:s text:c="3"/>409</text:p>
          </table:table-cell>
          <table:table-cell office:value-type="float" office:value="206" table:style-name="ce92">
            <text:p>206</text:p>
          </table:table-cell>
          <table:table-cell office:value-type="float" office:value="203" table:style-name="ce92">
            <text:p>203</text:p>
          </table:table-cell>
          <table:table-cell office:value-type="float" office:value="8.75" table:style-name="ce93">
            <text:p><text:s text:c="3"/>8.75</text:p>
          </table:table-cell>
          <table:table-cell office:value-type="float" office:value="319" table:style-name="ce94">
            <text:p><text:s text:c="3"/>319</text:p>
          </table:table-cell>
          <table:table-cell office:value-type="float" office:value="202" table:style-name="ce92">
            <text:p>202</text:p>
          </table:table-cell>
          <table:table-cell office:value-type="float" office:value="117" table:style-name="ce92">
            <text:p>117</text:p>
          </table:table-cell>
          <table:table-cell office:value-type="float" office:value="6.82" table:style-name="ce93">
            <text:p><text:s text:c="3"/>6.82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1.93" table:style-name="ce98">
            <text:p><text:s text:c="4"/>1.93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3.44" table:style-name="ce93">
            <text:p><text:s text:c="3"/>3.44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2.2000000000000002" table:style-name="ce93">
            <text:p><text:s text:c="3"/>2.20</text:p>
          </table:table-cell>
          <table:table-cell office:value-type="float" office:value="2427" table:style-name="ce92">
            <text:p>2,427</text:p>
          </table:table-cell>
          <table:table-cell office:value-type="float" office:value="1966" table:style-name="ce92">
            <text:p>1,966</text:p>
          </table:table-cell>
          <table:table-cell office:value-type="float" office:value="21313" table:style-name="ce91">
            <text:p><text:s text:c="3"/>21,31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苗 栗 縣</text:p>
          </table:table-cell>
          <table:table-cell office:value-type="float" office:value="187235" table:style-name="ce94">
            <text:p><text:s text:c="3"/>187,235</text:p>
          </table:table-cell>
          <table:table-cell office:value-type="float" office:value="555485" table:style-name="ce94">
            <text:p><text:s text:c="3"/>555,485</text:p>
          </table:table-cell>
          <table:table-cell office:value-type="float" office:value="286612" table:style-name="ce94">
            <text:p><text:s text:c="3"/>286,612</text:p>
          </table:table-cell>
          <table:table-cell office:value-type="float" office:value="268873" table:style-name="ce94">
            <text:p><text:s text:c="3"/>268,873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168" table:style-name="ce92">
            <text:p>168</text:p>
          </table:table-cell>
          <table:table-cell office:value-type="float" office:value="168" table:style-name="ce92">
            <text:p>168</text:p>
          </table:table-cell>
          <table:table-cell office:value-type="float" office:value="7.12" table:style-name="ce93">
            <text:p><text:s text:c="3"/>7.12</text:p>
          </table:table-cell>
          <table:table-cell office:value-type="float" office:value="435" table:style-name="ce94">
            <text:p><text:s text:c="3"/>435</text:p>
          </table:table-cell>
          <table:table-cell office:value-type="float" office:value="252" table:style-name="ce92">
            <text:p>252</text:p>
          </table:table-cell>
          <table:table-cell office:value-type="float" office:value="183" table:style-name="ce92">
            <text:p>183</text:p>
          </table:table-cell>
          <table:table-cell office:value-type="float" office:value="9.2200000000000006" table:style-name="ce93">
            <text:p><text:s text:c="3"/>9.22</text:p>
          </table:table-cell>
          <table:table-cell office:value-type="float" office:value="-99" table:style-name="ce96">
            <text:p>－ <text:s text:c="3"/>99</text:p>
          </table:table-cell>
          <table:table-cell office:value-type="float" office:value="-2.1" table:style-name="ce107">
            <text:p>－ <text:s/>2.10</text:p>
          </table:table-cell>
          <table:table-cell office:value-type="float" office:value="145" table:style-name="ce94">
            <text:p><text:s text:c="3"/>145</text:p>
          </table:table-cell>
          <table:table-cell office:value-type="float" office:value="3.07" table:style-name="ce93">
            <text:p><text:s text:c="3"/>3.07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2.48" table:style-name="ce93">
            <text:p><text:s text:c="3"/>2.48</text:p>
          </table:table-cell>
          <table:table-cell office:value-type="float" office:value="1576" table:style-name="ce92">
            <text:p>1,576</text:p>
          </table:table-cell>
          <table:table-cell office:value-type="float" office:value="1964" table:style-name="ce92">
            <text:p>1,964</text:p>
          </table:table-cell>
          <table:table-cell office:value-type="float" office:value="11223" table:style-name="ce91">
            <text:p><text:s text:c="3"/>11,22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彰 化 縣</text:p>
          </table:table-cell>
          <table:table-cell office:value-type="float" office:value="386307" table:style-name="ce94">
            <text:p><text:s text:c="3"/>386,307</text:p>
          </table:table-cell>
          <table:table-cell office:value-type="float" office:value="1283426" table:style-name="ce94">
            <text:p><text:s text:c="3"/>1,283,426</text:p>
          </table:table-cell>
          <table:table-cell office:value-type="float" office:value="654465" table:style-name="ce94">
            <text:p><text:s text:c="3"/>654,465</text:p>
          </table:table-cell>
          <table:table-cell office:value-type="float" office:value="628961" table:style-name="ce94">
            <text:p><text:s text:c="3"/>628,961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597" table:style-name="ce92">
            <text:p>597</text:p>
          </table:table-cell>
          <table:table-cell office:value-type="float" office:value="531" table:style-name="ce92">
            <text:p>531</text:p>
          </table:table-cell>
          <table:table-cell office:value-type="float" office:value="10.35" table:style-name="ce93">
            <text:p><text:s text:c="3"/>10.35</text:p>
          </table:table-cell>
          <table:table-cell office:value-type="float" office:value="922" table:style-name="ce94">
            <text:p><text:s text:c="3"/>922</text:p>
          </table:table-cell>
          <table:table-cell office:value-type="float" office:value="546" table:style-name="ce92">
            <text:p>546</text:p>
          </table:table-cell>
          <table:table-cell office:value-type="float" office:value="376" table:style-name="ce92">
            <text:p>376</text:p>
          </table:table-cell>
          <table:table-cell office:value-type="float" office:value="8.4600000000000009" table:style-name="ce93">
            <text:p><text:s text:c="3"/>8.46</text:p>
          </table:table-cell>
          <table:table-cell office:value-type="float" office:value="206" table:style-name="ce108">
            <text:p><text:s text:c="3"/>206</text:p>
          </table:table-cell>
          <table:table-cell office:value-type="float" office:value="1.89" table:style-name="ce98">
            <text:p><text:s text:c="4"/>1.89</text:p>
          </table:table-cell>
          <table:table-cell office:value-type="float" office:value="387" table:style-name="ce94">
            <text:p><text:s text:c="3"/>387</text:p>
          </table:table-cell>
          <table:table-cell office:value-type="float" office:value="3.55" table:style-name="ce93">
            <text:p><text:s text:c="3"/>3.55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1.87" table:style-name="ce93">
            <text:p><text:s text:c="3"/>1.87</text:p>
          </table:table-cell>
          <table:table-cell office:value-type="float" office:value="3139" table:style-name="ce92">
            <text:p>3,139</text:p>
          </table:table-cell>
          <table:table-cell office:value-type="float" office:value="3964" table:style-name="ce92">
            <text:p>3,964</text:p>
          </table:table-cell>
          <table:table-cell office:value-type="float" office:value="5611" table:style-name="ce91">
            <text:p><text:s text:c="3"/>5,611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南 投 縣</text:p>
          </table:table-cell>
          <table:table-cell office:value-type="float" office:value="177932" table:style-name="ce94">
            <text:p><text:s text:c="3"/>177,932</text:p>
          </table:table-cell>
          <table:table-cell office:value-type="float" office:value="502482" table:style-name="ce94">
            <text:p><text:s text:c="3"/>502,482</text:p>
          </table:table-cell>
          <table:table-cell office:value-type="float" office:value="257490" table:style-name="ce94">
            <text:p><text:s text:c="3"/>257,490</text:p>
          </table:table-cell>
          <table:table-cell office:value-type="float" office:value="244992" table:style-name="ce94">
            <text:p><text:s text:c="3"/>244,992</text:p>
          </table:table-cell>
          <table:table-cell office:value-type="float" office:value="290" table:style-name="ce94">
            <text:p><text:s text:c="3"/>290</text:p>
          </table:table-cell>
          <table:table-cell office:value-type="float" office:value="149" table:style-name="ce92">
            <text:p>149</text:p>
          </table:table-cell>
          <table:table-cell office:value-type="float" office:value="141" table:style-name="ce92">
            <text:p>141</text:p>
          </table:table-cell>
          <table:table-cell office:value-type="float" office:value="6.79" table:style-name="ce93">
            <text:p><text:s text:c="3"/>6.79</text:p>
          </table:table-cell>
          <table:table-cell office:value-type="float" office:value="419" table:style-name="ce94">
            <text:p><text:s text:c="3"/>419</text:p>
          </table:table-cell>
          <table:table-cell office:value-type="float" office:value="242" table:style-name="ce92">
            <text:p>242</text:p>
          </table:table-cell>
          <table:table-cell office:value-type="float" office:value="177" table:style-name="ce92">
            <text:p>177</text:p>
          </table:table-cell>
          <table:table-cell office:value-type="float" office:value="9.81" table:style-name="ce93">
            <text:p><text:s text:c="3"/>9.81</text:p>
          </table:table-cell>
          <table:table-cell office:value-type="float" office:value="-129" table:style-name="ce109">
            <text:p>－ <text:s/>129</text:p>
          </table:table-cell>
          <table:table-cell office:value-type="float" office:value="-3.02" table:style-name="ce107">
            <text:p>－ <text:s/>3.02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3.86" table:style-name="ce93">
            <text:p><text:s text:c="3"/>3.86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2.15" table:style-name="ce93">
            <text:p><text:s text:c="3"/>2.15</text:p>
          </table:table-cell>
          <table:table-cell office:value-type="float" office:value="1340" table:style-name="ce92">
            <text:p>1,340</text:p>
          </table:table-cell>
          <table:table-cell office:value-type="float" office:value="1661" table:style-name="ce92">
            <text:p>1,661</text:p>
          </table:table-cell>
          <table:table-cell office:value-type="float" office:value="28943" table:style-name="ce91">
            <text:p><text:s text:c="3"/>28,94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雲 林 縣</text:p>
          </table:table-cell>
          <table:table-cell office:value-type="float" office:value="240155" table:style-name="ce94">
            <text:p><text:s text:c="3"/>240,155</text:p>
          </table:table-cell>
          <table:table-cell office:value-type="float" office:value="691673" table:style-name="ce94">
            <text:p><text:s text:c="3"/>691,673</text:p>
          </table:table-cell>
          <table:table-cell office:value-type="float" office:value="359049" table:style-name="ce94">
            <text:p><text:s text:c="3"/>359,049</text:p>
          </table:table-cell>
          <table:table-cell office:value-type="float" office:value="332624" table:style-name="ce94">
            <text:p><text:s text:c="3"/>332,624</text:p>
          </table:table-cell>
          <table:table-cell office:value-type="float" office:value="387" table:style-name="ce94">
            <text:p><text:s text:c="3"/>387</text:p>
          </table:table-cell>
          <table:table-cell office:value-type="float" office:value="206" table:style-name="ce92">
            <text:p>206</text:p>
          </table:table-cell>
          <table:table-cell office:value-type="float" office:value="181" table:style-name="ce92">
            <text:p>181</text:p>
          </table:table-cell>
          <table:table-cell office:value-type="float" office:value="6.59" table:style-name="ce93">
            <text:p><text:s text:c="3"/>6.59</text:p>
          </table:table-cell>
          <table:table-cell office:value-type="float" office:value="644" table:style-name="ce94">
            <text:p><text:s text:c="3"/>644</text:p>
          </table:table-cell>
          <table:table-cell office:value-type="float" office:value="378" table:style-name="ce92">
            <text:p>378</text:p>
          </table:table-cell>
          <table:table-cell office:value-type="float" office:value="266" table:style-name="ce92">
            <text:p>266</text:p>
          </table:table-cell>
          <table:table-cell office:value-type="float" office:value="10.96" table:style-name="ce93">
            <text:p><text:s text:c="3"/>10.96</text:p>
          </table:table-cell>
          <table:table-cell office:value-type="float" office:value="-257" table:style-name="ce109">
            <text:p>－ <text:s/>257</text:p>
          </table:table-cell>
          <table:table-cell office:value-type="float" office:value="-4.37" table:style-name="ce107">
            <text:p>－ <text:s/>4.37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3.03" table:style-name="ce93">
            <text:p><text:s text:c="3"/>3.03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2.2000000000000002" table:style-name="ce93">
            <text:p><text:s text:c="3"/>2.20</text:p>
          </table:table-cell>
          <table:table-cell office:value-type="float" office:value="1933" table:style-name="ce92">
            <text:p>1,933</text:p>
          </table:table-cell>
          <table:table-cell office:value-type="float" office:value="2077" table:style-name="ce92">
            <text:p>2,077</text:p>
          </table:table-cell>
          <table:table-cell office:value-type="float" office:value="2385" table:style-name="ce91">
            <text:p><text:s text:c="3"/>2,385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縣</text:p>
          </table:table-cell>
          <table:table-cell office:value-type="float" office:value="182823" table:style-name="ce94">
            <text:p><text:s text:c="3"/>182,823</text:p>
          </table:table-cell>
          <table:table-cell office:value-type="float" office:value="512548" table:style-name="ce94">
            <text:p><text:s text:c="3"/>512,548</text:p>
          </table:table-cell>
          <table:table-cell office:value-type="float" office:value="266639" table:style-name="ce94">
            <text:p><text:s text:c="3"/>266,639</text:p>
          </table:table-cell>
          <table:table-cell office:value-type="float" office:value="245909" table:style-name="ce94">
            <text:p><text:s text:c="3"/>245,909</text:p>
          </table:table-cell>
          <table:table-cell office:value-type="float" office:value="262" table:style-name="ce94">
            <text:p><text:s text:c="3"/>262</text:p>
          </table:table-cell>
          <table:table-cell office:value-type="float" office:value="135" table:style-name="ce92">
            <text:p>135</text:p>
          </table:table-cell>
          <table:table-cell office:value-type="float" office:value="127" table:style-name="ce92">
            <text:p>127</text:p>
          </table:table-cell>
          <table:table-cell office:value-type="float" office:value="6.02" table:style-name="ce93">
            <text:p><text:s text:c="3"/>6.02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277" table:style-name="ce92">
            <text:p>277</text:p>
          </table:table-cell>
          <table:table-cell office:value-type="float" office:value="180" table:style-name="ce92">
            <text:p>180</text:p>
          </table:table-cell>
          <table:table-cell office:value-type="float" office:value="10.5" table:style-name="ce93">
            <text:p><text:s text:c="3"/>10.50</text:p>
          </table:table-cell>
          <table:table-cell office:value-type="float" office:value="-195" table:style-name="ce109">
            <text:p>－ <text:s/>195</text:p>
          </table:table-cell>
          <table:table-cell office:value-type="float" office:value="-4.4800000000000004" table:style-name="ce107">
            <text:p>－ <text:s/>4.48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3.65" table:style-name="ce93">
            <text:p><text:s text:c="3"/>3.65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.98" table:style-name="ce93">
            <text:p><text:s text:c="3"/>1.98</text:p>
          </table:table-cell>
          <table:table-cell office:value-type="float" office:value="1487" table:style-name="ce92">
            <text:p>1,487</text:p>
          </table:table-cell>
          <table:table-cell office:value-type="float" office:value="1536" table:style-name="ce92">
            <text:p>1,536</text:p>
          </table:table-cell>
          <table:table-cell office:value-type="float" office:value="5803" table:style-name="ce91">
            <text:p><text:s text:c="3"/>5,80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屏 東 縣</text:p>
          </table:table-cell>
          <table:table-cell office:value-type="float" office:value="286598" table:style-name="ce94">
            <text:p><text:s text:c="3"/>286,598</text:p>
          </table:table-cell>
          <table:table-cell office:value-type="float" office:value="831629" table:style-name="ce94">
            <text:p><text:s text:c="3"/>831,629</text:p>
          </table:table-cell>
          <table:table-cell office:value-type="float" office:value="425446" table:style-name="ce94">
            <text:p><text:s text:c="3"/>425,446</text:p>
          </table:table-cell>
          <table:table-cell office:value-type="float" office:value="406183" table:style-name="ce94">
            <text:p><text:s text:c="3"/>406,183</text:p>
          </table:table-cell>
          <table:table-cell office:value-type="float" office:value="461" table:style-name="ce94">
            <text:p><text:s text:c="3"/>461</text:p>
          </table:table-cell>
          <table:table-cell office:value-type="float" office:value="243" table:style-name="ce92">
            <text:p>243</text:p>
          </table:table-cell>
          <table:table-cell office:value-type="float" office:value="218" table:style-name="ce92">
            <text:p>218</text:p>
          </table:table-cell>
          <table:table-cell office:value-type="float" office:value="6.52" table:style-name="ce93">
            <text:p><text:s text:c="3"/>6.52</text:p>
          </table:table-cell>
          <table:table-cell office:value-type="float" office:value="817" table:style-name="ce94">
            <text:p><text:s text:c="3"/>817</text:p>
          </table:table-cell>
          <table:table-cell office:value-type="float" office:value="479" table:style-name="ce92">
            <text:p>479</text:p>
          </table:table-cell>
          <table:table-cell office:value-type="float" office:value="338" table:style-name="ce92">
            <text:p>338</text:p>
          </table:table-cell>
          <table:table-cell office:value-type="float" office:value="11.56" table:style-name="ce93">
            <text:p><text:s text:c="3"/>11.56</text:p>
          </table:table-cell>
          <table:table-cell office:value-type="float" office:value="-356" table:style-name="ce109">
            <text:p>－ <text:s/>356</text:p>
          </table:table-cell>
          <table:table-cell office:value-type="float" office:value="-5.04" table:style-name="ce107">
            <text:p>－ <text:s/>5.04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3.75" table:style-name="ce93">
            <text:p><text:s text:c="3"/>3.75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2.73" table:style-name="ce93">
            <text:p><text:s text:c="3"/>2.73</text:p>
          </table:table-cell>
          <table:table-cell office:value-type="float" office:value="2687" table:style-name="ce92">
            <text:p>2,687</text:p>
          </table:table-cell>
          <table:table-cell office:value-type="float" office:value="2829" table:style-name="ce92">
            <text:p>2,829</text:p>
          </table:table-cell>
          <table:table-cell office:value-type="float" office:value="59129" table:style-name="ce91">
            <text:p><text:s text:c="3"/>59,129</text:p>
          </table:table-cell>
          <table:table-cell table:style-name="ce90"/>
          <table:table-cell table:number-columns-repeated="16361"/>
        </table:table-row>
        <table:table-row table:style-name="ro27">
          <table:table-cell office:value-type="string" table:style-name="ce97">
            <text:p>臺 東 縣</text:p>
          </table:table-cell>
          <table:table-cell office:value-type="float" office:value="82833" table:style-name="ce94">
            <text:p><text:s text:c="3"/>82,833</text:p>
          </table:table-cell>
          <table:table-cell office:value-type="float" office:value="219879" table:style-name="ce94">
            <text:p><text:s text:c="3"/>219,879</text:p>
          </table:table-cell>
          <table:table-cell office:value-type="float" office:value="113573" table:style-name="ce94">
            <text:p><text:s text:c="3"/>113,573</text:p>
          </table:table-cell>
          <table:table-cell office:value-type="float" office:value="106306" table:style-name="ce94">
            <text:p><text:s text:c="3"/>106,306</text:p>
          </table:table-cell>
          <table:table-cell office:value-type="float" office:value="111" table:style-name="ce94">
            <text:p><text:s text:c="3"/>111</text:p>
          </table:table-cell>
          <table:table-cell office:value-type="float" office:value="56" table:style-name="ce92">
            <text:p>56</text:p>
          </table:table-cell>
          <table:table-cell office:value-type="float" office:value="55" table:style-name="ce92">
            <text:p>55</text:p>
          </table:table-cell>
          <table:table-cell office:value-type="float" office:value="5.94" table:style-name="ce93">
            <text:p><text:s text:c="3"/>5.94</text:p>
          </table:table-cell>
          <table:table-cell office:value-type="float" office:value="221" table:style-name="ce94">
            <text:p><text:s text:c="3"/>221</text:p>
          </table:table-cell>
          <table:table-cell office:value-type="float" office:value="139" table:style-name="ce92">
            <text:p>139</text:p>
          </table:table-cell>
          <table:table-cell office:value-type="float" office:value="82" table:style-name="ce92">
            <text:p>82</text:p>
          </table:table-cell>
          <table:table-cell office:value-type="float" office:value="11.83" table:style-name="ce93">
            <text:p><text:s text:c="3"/>11.83</text:p>
          </table:table-cell>
          <table:table-cell office:value-type="float" office:value="-110" table:style-name="ce109">
            <text:p>－ <text:s/>110</text:p>
          </table:table-cell>
          <table:table-cell office:value-type="float" office:value="-5.89" table:style-name="ce107">
            <text:p>－ <text:s/>5.89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4.12" table:style-name="ce93">
            <text:p><text:s text:c="3"/>4.12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2.52" table:style-name="ce93">
            <text:p><text:s text:c="3"/>2.52</text:p>
          </table:table-cell>
          <table:table-cell office:value-type="float" office:value="858" table:style-name="ce92">
            <text:p>858</text:p>
          </table:table-cell>
          <table:table-cell office:value-type="float" office:value="843" table:style-name="ce92">
            <text:p>843</text:p>
          </table:table-cell>
          <table:table-cell office:value-type="float" office:value="78853" table:style-name="ce91">
            <text:p><text:s text:c="3"/>78,853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花 蓮 縣</text:p>
          </table:table-cell>
          <table:table-cell office:value-type="float" office:value="125682" table:style-name="ce94">
            <text:p><text:s text:c="3"/>125,682</text:p>
          </table:table-cell>
          <table:table-cell office:value-type="float" office:value="329676" table:style-name="ce94">
            <text:p><text:s text:c="3"/>329,676</text:p>
          </table:table-cell>
          <table:table-cell office:value-type="float" office:value="167552" table:style-name="ce94">
            <text:p><text:s text:c="3"/>167,552</text:p>
          </table:table-cell>
          <table:table-cell office:value-type="float" office:value="162124" table:style-name="ce94">
            <text:p><text:s text:c="3"/>162,124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99" table:style-name="ce92">
            <text:p>99</text:p>
          </table:table-cell>
          <table:table-cell office:value-type="float" office:value="90" table:style-name="ce92">
            <text:p>90</text:p>
          </table:table-cell>
          <table:table-cell office:value-type="float" office:value="6.75" table:style-name="ce93">
            <text:p><text:s text:c="3"/>6.75</text:p>
          </table:table-cell>
          <table:table-cell office:value-type="float" office:value="279" table:style-name="ce94">
            <text:p><text:s text:c="3"/>279</text:p>
          </table:table-cell>
          <table:table-cell office:value-type="float" office:value="159" table:style-name="ce92">
            <text:p>159</text:p>
          </table:table-cell>
          <table:table-cell office:value-type="float" office:value="120" table:style-name="ce92">
            <text:p>120</text:p>
          </table:table-cell>
          <table:table-cell office:value-type="float" office:value="9.9600000000000009" table:style-name="ce93">
            <text:p><text:s text:c="3"/>9.96</text:p>
          </table:table-cell>
          <table:table-cell office:value-type="float" office:value="-90" table:style-name="ce96">
            <text:p>－ <text:s text:c="3"/>90</text:p>
          </table:table-cell>
          <table:table-cell office:value-type="float" office:value="-3.21" table:style-name="ce107">
            <text:p>－ <text:s/>3.21</text:p>
          </table:table-cell>
          <table:table-cell office:value-type="float" office:value="119" table:style-name="ce94">
            <text:p><text:s text:c="3"/>119</text:p>
          </table:table-cell>
          <table:table-cell office:value-type="float" office:value="4.25" table:style-name="ce93">
            <text:p><text:s text:c="3"/>4.25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3.36" table:style-name="ce93">
            <text:p><text:s text:c="3"/>3.36</text:p>
          </table:table-cell>
          <table:table-cell office:value-type="float" office:value="1654" table:style-name="ce92">
            <text:p>1,654</text:p>
          </table:table-cell>
          <table:table-cell office:value-type="float" office:value="1733" table:style-name="ce92">
            <text:p>1,733</text:p>
          </table:table-cell>
          <table:table-cell office:value-type="float" office:value="92589" table:style-name="ce91">
            <text:p><text:s text:c="3"/>92,589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澎 湖 縣</text:p>
          </table:table-cell>
          <table:table-cell office:value-type="float" office:value="39331" table:style-name="ce94">
            <text:p><text:s text:c="3"/>39,331</text:p>
          </table:table-cell>
          <table:table-cell office:value-type="float" office:value="103412" table:style-name="ce94">
            <text:p><text:s text:c="3"/>103,412</text:p>
          </table:table-cell>
          <table:table-cell office:value-type="float" office:value="53272" table:style-name="ce94">
            <text:p><text:s text:c="3"/>53,272</text:p>
          </table:table-cell>
          <table:table-cell office:value-type="float" office:value="50140" table:style-name="ce94">
            <text:p><text:s text:c="3"/>50,140</text:p>
          </table:table-cell>
          <table:table-cell office:value-type="float" office:value="104" table:style-name="ce94">
            <text:p><text:s text:c="3"/>104</text:p>
          </table:table-cell>
          <table:table-cell office:value-type="float" office:value="51" table:style-name="ce92">
            <text:p>51</text:p>
          </table:table-cell>
          <table:table-cell office:value-type="float" office:value="53" table:style-name="ce92">
            <text:p>53</text:p>
          </table:table-cell>
          <table:table-cell office:value-type="float" office:value="11.84" table:style-name="ce93">
            <text:p><text:s text:c="3"/>11.84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45" table:style-name="ce92">
            <text:p>45</text:p>
          </table:table-cell>
          <table:table-cell office:value-type="float" office:value="36" table:style-name="ce92">
            <text:p>36</text:p>
          </table:table-cell>
          <table:table-cell office:value-type="float" office:value="9.2200000000000006" table:style-name="ce93">
            <text:p><text:s text:c="3"/>9.22</text:p>
          </table:table-cell>
          <table:table-cell office:value-type="float" office:value="23" table:style-name="ce108">
            <text:p><text:s text:c="3"/>23</text:p>
          </table:table-cell>
          <table:table-cell office:value-type="float" office:value="2.62" table:style-name="ce98">
            <text:p><text:s text:c="4"/>2.62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4.33" table:style-name="ce93">
            <text:p><text:s text:c="3"/>4.3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4.0999999999999996" table:style-name="ce93">
            <text:p><text:s text:c="3"/>4.10</text:p>
          </table:table-cell>
          <table:table-cell office:value-type="float" office:value="509" table:style-name="ce92">
            <text:p>509</text:p>
          </table:table-cell>
          <table:table-cell office:value-type="float" office:value="539" table:style-name="ce92">
            <text:p>539</text:p>
          </table:table-cell>
          <table:table-cell office:value-type="float" office:value="501" table:style-name="ce91">
            <text:p><text:s text:c="3"/>501</text:p>
          </table:table-cell>
          <table:table-cell table:style-name="ce90"/>
          <table:table-cell table:number-columns-repeated="16361"/>
        </table:table-row>
        <table:table-row table:style-name="ro28">
          <table:table-cell office:value-type="string" table:style-name="ce97">
            <text:p>基 隆 市</text:p>
          </table:table-cell>
          <table:table-cell office:value-type="float" office:value="152624" table:style-name="ce94">
            <text:p><text:s text:c="3"/>152,624</text:p>
          </table:table-cell>
          <table:table-cell office:value-type="float" office:value="371819" table:style-name="ce94">
            <text:p><text:s text:c="3"/>371,819</text:p>
          </table:table-cell>
          <table:table-cell office:value-type="float" office:value="186123" table:style-name="ce94">
            <text:p><text:s text:c="3"/>186,123</text:p>
          </table:table-cell>
          <table:table-cell office:value-type="float" office:value="185696" table:style-name="ce94">
            <text:p><text:s text:c="3"/>185,696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104" table:style-name="ce92">
            <text:p>104</text:p>
          </table:table-cell>
          <table:table-cell office:value-type="float" office:value="97" table:style-name="ce92">
            <text:p>97</text:p>
          </table:table-cell>
          <table:table-cell office:value-type="float" office:value="6.36" table:style-name="ce93">
            <text:p><text:s text:c="3"/>6.36</text:p>
          </table:table-cell>
          <table:table-cell office:value-type="float" office:value="246" table:style-name="ce94">
            <text:p><text:s text:c="3"/>246</text:p>
          </table:table-cell>
          <table:table-cell office:value-type="float" office:value="147" table:style-name="ce92">
            <text:p>147</text:p>
          </table:table-cell>
          <table:table-cell office:value-type="float" office:value="99" table:style-name="ce92">
            <text:p>99</text:p>
          </table:table-cell>
          <table:table-cell office:value-type="float" office:value="7.79" table:style-name="ce93">
            <text:p><text:s text:c="3"/>7.79</text:p>
          </table:table-cell>
          <table:table-cell office:value-type="float" office:value="-45" table:style-name="ce96">
            <text:p>－ <text:s text:c="3"/>45</text:p>
          </table:table-cell>
          <table:table-cell office:value-type="float" office:value="-1.42" table:style-name="ce107">
            <text:p>－ <text:s/>1.42</text:p>
          </table:table-cell>
          <table:table-cell office:value-type="float" office:value="144" table:style-name="ce94">
            <text:p><text:s text:c="3"/>144</text:p>
          </table:table-cell>
          <table:table-cell office:value-type="float" office:value="4.5599999999999996" table:style-name="ce93">
            <text:p><text:s text:c="3"/>4.56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3.04" table:style-name="ce93">
            <text:p><text:s text:c="3"/>3.04</text:p>
          </table:table-cell>
          <table:table-cell office:value-type="float" office:value="1698" table:style-name="ce92">
            <text:p>1,698</text:p>
          </table:table-cell>
          <table:table-cell office:value-type="float" office:value="1687" table:style-name="ce92">
            <text:p>1,687</text:p>
          </table:table-cell>
          <table:table-cell office:value-type="float" office:value="9334" table:style-name="ce91">
            <text:p><text:s text:c="3"/>9,334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新 竹 市</text:p>
          </table:table-cell>
          <table:table-cell office:value-type="float" office:value="162352" table:style-name="ce94">
            <text:p><text:s text:c="3"/>162,352</text:p>
          </table:table-cell>
          <table:table-cell office:value-type="float" office:value="439747" table:style-name="ce94">
            <text:p><text:s text:c="3"/>439,747</text:p>
          </table:table-cell>
          <table:table-cell office:value-type="float" office:value="217175" table:style-name="ce94">
            <text:p><text:s text:c="3"/>217,175</text:p>
          </table:table-cell>
          <table:table-cell office:value-type="float" office:value="222572" table:style-name="ce94">
            <text:p><text:s text:c="3"/>222,572</text:p>
          </table:table-cell>
          <table:table-cell office:value-type="float" office:value="387" table:style-name="ce94">
            <text:p><text:s text:c="3"/>387</text:p>
          </table:table-cell>
          <table:table-cell office:value-type="float" office:value="180" table:style-name="ce92">
            <text:p>180</text:p>
          </table:table-cell>
          <table:table-cell office:value-type="float" office:value="207" table:style-name="ce92">
            <text:p>207</text:p>
          </table:table-cell>
          <table:table-cell office:value-type="float" office:value="10.37" table:style-name="ce93">
            <text:p><text:s text:c="3"/>10.37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141" table:style-name="ce92">
            <text:p>141</text:p>
          </table:table-cell>
          <table:table-cell office:value-type="float" office:value="101" table:style-name="ce92">
            <text:p>101</text:p>
          </table:table-cell>
          <table:table-cell office:value-type="float" office:value="6.48" table:style-name="ce93">
            <text:p><text:s text:c="3"/>6.48</text:p>
          </table:table-cell>
          <table:table-cell office:value-type="float" office:value="145" table:style-name="ce96">
            <text:p><text:s text:c="3"/>145</text:p>
          </table:table-cell>
          <table:table-cell office:value-type="float" office:value="3.88" table:style-name="ce98">
            <text:p><text:s text:c="4"/>3.88</text:p>
          </table:table-cell>
          <table:table-cell office:value-type="float" office:value="142" table:style-name="ce94">
            <text:p><text:s text:c="3"/>142</text:p>
          </table:table-cell>
          <table:table-cell office:value-type="float" office:value="3.8" table:style-name="ce93">
            <text:p><text:s text:c="3"/>3.80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2.44" table:style-name="ce93">
            <text:p><text:s text:c="3"/>2.44</text:p>
          </table:table-cell>
          <table:table-cell office:value-type="float" office:value="2263" table:style-name="ce92">
            <text:p>2,263</text:p>
          </table:table-cell>
          <table:table-cell office:value-type="float" office:value="2096" table:style-name="ce92">
            <text:p>2,096</text:p>
          </table:table-cell>
          <table:table-cell office:value-type="float" office:value="3996" table:style-name="ce91">
            <text:p><text:s text:c="3"/>3,996</text:p>
          </table:table-cell>
          <table:table-cell table:style-name="ce90"/>
          <table:table-cell table:number-columns-repeated="16361"/>
        </table:table-row>
        <table:table-row table:style-name="ro26">
          <table:table-cell office:value-type="string" table:style-name="ce97">
            <text:p>嘉 義 市</text:p>
          </table:table-cell>
          <table:table-cell office:value-type="float" office:value="99299" table:style-name="ce94">
            <text:p><text:s text:c="3"/>99,299</text:p>
          </table:table-cell>
          <table:table-cell office:value-type="float" office:value="269427" table:style-name="ce94">
            <text:p><text:s text:c="3"/>269,427</text:p>
          </table:table-cell>
          <table:table-cell office:value-type="float" office:value="131080" table:style-name="ce94">
            <text:p><text:s text:c="3"/>131,080</text:p>
          </table:table-cell>
          <table:table-cell office:value-type="float" office:value="138347" table:style-name="ce94">
            <text:p><text:s text:c="3"/>138,347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72" table:style-name="ce92">
            <text:p>72</text:p>
          </table:table-cell>
          <table:table-cell office:value-type="float" office:value="87" table:style-name="ce92">
            <text:p>87</text:p>
          </table:table-cell>
          <table:table-cell office:value-type="float" office:value="6.95" table:style-name="ce93">
            <text:p><text:s text:c="3"/>6.95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100" table:style-name="ce92">
            <text:p>100</text:p>
          </table:table-cell>
          <table:table-cell office:value-type="float" office:value="75" table:style-name="ce92">
            <text:p>75</text:p>
          </table:table-cell>
          <table:table-cell office:value-type="float" office:value="7.65" table:style-name="ce93">
            <text:p><text:s text:c="3"/>7.65</text:p>
          </table:table-cell>
          <table:table-cell office:value-type="float" office:value="-16" table:style-name="ce96">
            <text:p>－ <text:s text:c="3"/>16</text:p>
          </table:table-cell>
          <table:table-cell office:value-type="float" office:value="-0.7" table:style-name="ce107">
            <text:p>－ <text:s/>0.70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3.8" table:style-name="ce93">
            <text:p><text:s text:c="3"/>3.80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.4500000000000002" table:style-name="ce93">
            <text:p><text:s text:c="3"/>2.45</text:p>
          </table:table-cell>
          <table:table-cell office:value-type="float" office:value="1094" table:style-name="ce92">
            <text:p>1,094</text:p>
          </table:table-cell>
          <table:table-cell office:value-type="float" office:value="1259" table:style-name="ce92">
            <text:p>1,259</text:p>
          </table:table-cell>
          <table:table-cell office:value-type="float" office:value="1067" table:style-name="ce91">
            <text:p><text:s text:c="3"/>1,067</text:p>
          </table:table-cell>
          <table:table-cell table:style-name="ce90"/>
          <table:table-cell table:number-columns-repeated="16361"/>
        </table:table-row>
        <table:table-row table:style-name="ro12">
          <table:table-cell office:value-type="string" table:style-name="ce106">
            <text:p>福 <text:s/>建 <text:s/>省</text:p>
          </table:table-cell>
          <table:table-cell office:value-type="float" office:value="42579" table:style-name="ce103">
            <text:p><text:s text:c="3"/>42,579</text:p>
          </table:table-cell>
          <table:table-cell office:value-type="float" office:value="148760" table:style-name="ce103">
            <text:p><text:s text:c="3"/>148,760</text:p>
          </table:table-cell>
          <table:table-cell office:value-type="float" office:value="75209" table:style-name="ce103">
            <text:p><text:s text:c="3"/>75,209</text:p>
          </table:table-cell>
          <table:table-cell office:value-type="float" office:value="73551" table:style-name="ce103">
            <text:p><text:s text:c="3"/>73,551</text:p>
          </table:table-cell>
          <table:table-cell office:value-type="float" office:value="120" table:style-name="ce103">
            <text:p><text:s text:c="3"/>120</text:p>
          </table:table-cell>
          <table:table-cell office:value-type="float" office:value="57" table:style-name="ce46">
            <text:p>57</text:p>
          </table:table-cell>
          <table:table-cell office:value-type="float" office:value="63" table:style-name="ce46">
            <text:p>63</text:p>
          </table:table-cell>
          <table:table-cell office:value-type="float" office:value="9.5" table:style-name="ce102">
            <text:p><text:s text:c="3"/>9.50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44" table:style-name="ce46">
            <text:p>44</text:p>
          </table:table-cell>
          <table:table-cell office:value-type="float" office:value="25" table:style-name="ce46">
            <text:p>25</text:p>
          </table:table-cell>
          <table:table-cell office:value-type="float" office:value="5.47" table:style-name="ce102">
            <text:p><text:s text:c="3"/>5.47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4.04" table:style-name="ce104">
            <text:p><text:s text:c="4"/>4.04</text:p>
          </table:table-cell>
          <table:table-cell office:value-type="float" office:value="35" table:style-name="ce103">
            <text:p><text:s text:c="3"/>35</text:p>
          </table:table-cell>
          <table:table-cell office:value-type="float" office:value="2.77" table:style-name="ce102">
            <text:p><text:s text:c="3"/>2.77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2.46" table:style-name="ce102">
            <text:p><text:s text:c="3"/>2.46</text:p>
          </table:table-cell>
          <table:table-cell office:value-type="float" office:value="939" table:style-name="ce46">
            <text:p>939</text:p>
          </table:table-cell>
          <table:table-cell office:value-type="float" office:value="773" table:style-name="ce46">
            <text:p>773</text:p>
          </table:table-cell>
          <table:table-cell office:value-type="float" office:value="1237" table:style-name="ce101">
            <text:p><text:s text:c="3"/>1,237</text:p>
          </table:table-cell>
          <table:table-cell table:style-name="ce90"/>
          <table:table-cell table:number-columns-repeated="16361" table:style-name="ce100"/>
        </table:table-row>
        <table:table-row table:style-name="ro21">
          <table:table-cell office:value-type="string" table:style-name="ce97">
            <text:p>金 門 縣</text:p>
          </table:table-cell>
          <table:table-cell office:value-type="float" office:value="39776" table:style-name="ce99">
            <text:p><text:s text:c="3"/>39,776</text:p>
          </table:table-cell>
          <table:table-cell office:value-type="float" office:value="136004" table:style-name="ce94">
            <text:p><text:s text:c="3"/>136,004</text:p>
          </table:table-cell>
          <table:table-cell office:value-type="float" office:value="67952" table:style-name="ce94">
            <text:p><text:s text:c="3"/>67,952</text:p>
          </table:table-cell>
          <table:table-cell office:value-type="float" office:value="68052" table:style-name="ce94">
            <text:p><text:s text:c="3"/>68,052</text:p>
          </table:table-cell>
          <table:table-cell office:value-type="float" office:value="105" table:style-name="ce94">
            <text:p><text:s text:c="3"/>105</text:p>
          </table:table-cell>
          <table:table-cell office:value-type="float" office:value="48" table:style-name="ce92">
            <text:p>48</text:p>
          </table:table-cell>
          <table:table-cell office:value-type="float" office:value="57" table:style-name="ce92">
            <text:p>57</text:p>
          </table:table-cell>
          <table:table-cell office:value-type="float" office:value="9.1" table:style-name="ce93">
            <text:p><text:s text:c="3"/>9.10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41" table:style-name="ce92">
            <text:p>41</text:p>
          </table:table-cell>
          <table:table-cell office:value-type="float" office:value="24" table:style-name="ce92">
            <text:p>24</text:p>
          </table:table-cell>
          <table:table-cell office:value-type="float" office:value="5.63" table:style-name="ce93">
            <text:p><text:s text:c="3"/>5.63</text:p>
          </table:table-cell>
          <table:table-cell office:value-type="float" office:value="40" table:style-name="ce96">
            <text:p><text:s text:c="3"/>40</text:p>
          </table:table-cell>
          <table:table-cell office:value-type="float" office:value="3.47" table:style-name="ce98">
            <text:p><text:s text:c="4"/>3.47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.86" table:style-name="ce93">
            <text:p><text:s text:c="3"/>2.86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.4300000000000002" table:style-name="ce93">
            <text:p><text:s text:c="3"/>2.43</text:p>
          </table:table-cell>
          <table:table-cell office:value-type="float" office:value="809" table:style-name="ce92">
            <text:p>809</text:p>
          </table:table-cell>
          <table:table-cell office:value-type="float" office:value="661" table:style-name="ce92">
            <text:p>661</text:p>
          </table:table-cell>
          <table:table-cell office:value-type="float" office:value="1045" table:style-name="ce91">
            <text:p><text:s text:c="3"/>1,045</text:p>
          </table:table-cell>
          <table:table-cell table:style-name="ce90"/>
          <table:table-cell table:number-columns-repeated="16361"/>
        </table:table-row>
        <table:table-row table:style-name="ro29">
          <table:table-cell office:value-type="string" table:style-name="ce97">
            <text:p>連 江 縣</text:p>
          </table:table-cell>
          <table:table-cell office:value-type="float" office:value="2803" table:style-name="ce94">
            <text:p><text:s text:c="3"/>2,803</text:p>
          </table:table-cell>
          <table:table-cell office:value-type="float" office:value="12756" table:style-name="ce94">
            <text:p><text:s text:c="3"/>12,756</text:p>
          </table:table-cell>
          <table:table-cell office:value-type="float" office:value="7257" table:style-name="ce94">
            <text:p><text:s text:c="3"/>7,257</text:p>
          </table:table-cell>
          <table:table-cell office:value-type="float" office:value="5499" table:style-name="ce94">
            <text:p><text:s text:c="3"/>5,499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9" table:style-name="ce92">
            <text:p>9</text:p>
          </table:table-cell>
          <table:table-cell office:value-type="float" office:value="6" table:style-name="ce92">
            <text:p>6</text:p>
          </table:table-cell>
          <table:table-cell office:value-type="float" office:value="13.86" table:style-name="ce93">
            <text:p><text:s text:c="3"/>13.8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2">
            <text:p>3</text:p>
          </table:table-cell>
          <table:table-cell office:value-type="float" office:value="1" table:style-name="ce92">
            <text:p>1</text:p>
          </table:table-cell>
          <table:table-cell office:value-type="float" office:value="3.7" table:style-name="ce93">
            <text:p><text:s text:c="3"/>3.70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10.16" table:style-name="ce95">
            <text:p>10.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.85" table:style-name="ce93">
            <text:p><text:s text:c="3"/>1.8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.77" table:style-name="ce93">
            <text:p><text:s text:c="3"/>2.77</text:p>
          </table:table-cell>
          <table:table-cell office:value-type="float" office:value="130" table:style-name="ce92">
            <text:p>130</text:p>
          </table:table-cell>
          <table:table-cell office:value-type="float" office:value="112" table:style-name="ce92">
            <text:p>112</text:p>
          </table:table-cell>
          <table:table-cell office:value-type="float" office:value="192" table:style-name="ce91">
            <text:p><text:s text:c="3"/>192</text:p>
          </table:table-cell>
          <table:table-cell table:style-name="ce90"/>
          <table:table-cell table:number-columns-repeated="16361"/>
        </table:table-row>
        <table:table-row table:style-name="ro30">
          <table:table-cell table:style-name="ce89"/>
          <table:table-cell table:number-columns-repeated="7" table:style-name="ce88"/>
          <table:table-cell table:style-name="ce87"/>
          <table:table-cell table:number-columns-repeated="3" table:style-name="ce88"/>
          <table:table-cell table:style-name="ce87"/>
          <table:table-cell table:style-name="ce88"/>
          <table:table-cell table:style-name="ce87"/>
          <table:table-cell table:style-name="ce88"/>
          <table:table-cell table:style-name="ce87"/>
          <table:table-cell table:style-name="ce86"/>
          <table:table-cell table:number-columns-repeated="3" table:style-name="ce85"/>
          <table:table-cell table:style-name="ce84"/>
          <table:table-cell table:number-columns-repeated="16362" table:style-name="ce78"/>
        </table:table-row>
        <table:table-row table:style-name="ro31">
          <table:table-cell office:value-type="string" table:style-name="ce8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78"/>
          <table:table-cell table:style-name="ce7"/>
          <table:table-cell table:style-name="ce6"/>
          <table:table-cell table:style-name="ce78"/>
          <table:table-cell table:style-name="ce6"/>
          <table:table-cell table:number-columns-repeated="2" table:style-name="ce7"/>
          <table:table-cell table:number-columns-repeated="3" table:style-name="ce78"/>
          <table:table-cell office:value-type="string" table:style-name="ce82">
            <text:p><text:s text:c="16"/>內 政 部 戶 政 司 <text:s/>民 國 106 年 9 月 4 日 編製</text:p>
          </table:table-cell>
          <table:table-cell table:number-columns-repeated="16362"/>
        </table:table-row>
        <table:table-row table:style-name="ro32">
          <table:table-cell table:style-name="ce81"/>
          <table:table-cell table:number-columns-repeated="17" table:style-name="ce78"/>
          <table:table-cell table:number-columns-repeated="3" table:style-name="ce80"/>
          <table:table-cell table:style-name="ce2"/>
          <table:table-cell table:number-columns-repeated="16362"/>
        </table:table-row>
        <table:table-row table:style-name="ro32">
          <table:table-cell table:style-name="ce79"/>
          <table:table-cell table:number-columns-repeated="20" table:style-name="ce78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0"/>
        <table:table-column table:style-name="co24" table:default-cell-style-name="ce140"/>
        <table:table-column table:style-name="co1" table:default-cell-style-name="ce140"/>
        <table:table-column table:style-name="co25" table:default-cell-style-name="ce140"/>
        <table:table-column table:style-name="co26" table:default-cell-style-name="ce140"/>
        <table:table-column table:style-name="co6" table:default-cell-style-name="ce140"/>
        <table:table-column table:style-name="co9" table:number-columns-repeated="2" table:default-cell-style-name="ce140"/>
        <table:table-column table:style-name="co27" table:default-cell-style-name="ce140"/>
        <table:table-column table:style-name="co24" table:default-cell-style-name="ce140"/>
        <table:table-column table:style-name="co23" table:default-cell-style-name="ce140"/>
        <table:table-column table:style-name="co6" table:default-cell-style-name="ce140"/>
        <table:table-column table:style-name="co28" table:default-cell-style-name="ce140"/>
        <table:table-column table:style-name="co23" table:default-cell-style-name="ce140"/>
        <table:table-column table:style-name="co3" table:default-cell-style-name="ce140"/>
        <table:table-column table:style-name="co9" table:default-cell-style-name="ce140"/>
        <table:table-column table:style-name="co29" table:default-cell-style-name="ce140"/>
        <table:table-column table:style-name="co24" table:default-cell-style-name="ce140"/>
        <table:table-column table:style-name="co6" table:default-cell-style-name="ce140"/>
        <table:table-column table:style-name="co9" table:default-cell-style-name="ce140"/>
        <table:table-column table:style-name="co30" table:default-cell-style-name="ce140"/>
        <table:table-column table:style-name="co25" table:default-cell-style-name="ce140"/>
        <table:table-column table:style-name="co12" table:default-cell-style-name="ce140"/>
        <table:table-column table:style-name="co3" table:default-cell-style-name="ce140"/>
        <table:table-column table:style-name="co30" table:default-cell-style-name="ce140"/>
        <table:table-column table:style-name="co31" table:default-cell-style-name="ce140"/>
        <table:table-column table:style-name="co20" table:number-columns-repeated="16358" table:default-cell-style-name="ce140"/>
        <table:table-row table:style-name="ro23">
          <table:table-cell office:value-type="string" table:number-columns-spanned="25" table:number-rows-spanned="1" table:style-name="ce225">
            <text:p>各 縣 市 人 口 年 齡 結 構 統 計 表</text:p>
          </table:table-cell>
          <table:covered-table-cell table:number-columns-repeated="24"/>
          <table:table-cell table:number-columns-repeated="16359" table:style-name="ce140"/>
        </table:table-row>
        <table:table-row table:style-name="ro33">
          <table:table-cell table:style-name="ce177"/>
          <table:table-cell table:number-columns-repeated="8" table:style-name="ce174"/>
          <table:table-cell table:style-name="ce140"/>
          <table:table-cell office:value-type="string" table:style-name="ce176">
            <text:p>中 華 民 國 106 年 8 月 底</text:p>
          </table:table-cell>
          <table:table-cell table:style-name="ce175"/>
          <table:table-cell table:number-columns-repeated="9" table:style-name="ce174"/>
          <table:table-cell table:number-columns-repeated="3" table:style-name="ce140"/>
          <table:table-cell office:value-type="string" table:style-name="ce173">
            <text:p>單位：人；％</text:p>
          </table:table-cell>
          <table:table-cell table:number-columns-repeated="16359" table:style-name="ce140"/>
        </table:table-row>
        <table:table-row table:style-name="ro5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52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2"/>
        </table:table-row>
        <table:table-row table:style-name="ro35">
          <table:covered-table-cell/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0">
            <text:p>％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69">
            <text:p>總 <text:s text:c="5"/>計</text:p>
          </table:table-cell>
          <table:table-cell office:value-type="float" office:value="23556169" table:style-name="ce168">
            <text:p>23,556,169</text:p>
          </table:table-cell>
          <table:table-cell office:value-type="float" office:value="11717047" table:style-name="ce166">
            <text:p>11,717,047</text:p>
          </table:table-cell>
          <table:table-cell office:value-type="float" office:value="11839122" table:style-name="ce166">
            <text:p>11,839,122</text:p>
          </table:table-cell>
          <table:table-cell office:value-type="float" office:value="100" table:style-name="ce167">
            <text:p>100.00</text:p>
          </table:table-cell>
          <table:table-cell office:value-type="float" office:value="3110661" table:style-name="ce166">
            <text:p>3,110,661</text:p>
          </table:table-cell>
          <table:table-cell office:value-type="float" office:value="1618980" table:style-name="ce166">
            <text:p>1,618,980</text:p>
          </table:table-cell>
          <table:table-cell office:value-type="float" office:value="1491681" table:style-name="ce166">
            <text:p>1,491,681</text:p>
          </table:table-cell>
          <table:table-cell office:value-type="float" office:value="13.21" table:style-name="ce167">
            <text:p>13.21</text:p>
          </table:table-cell>
          <table:table-cell office:value-type="float" office:value="17240960" table:style-name="ce166">
            <text:p>17,240,960</text:p>
          </table:table-cell>
          <table:table-cell office:value-type="float" office:value="8623732" table:style-name="ce166">
            <text:p>8,623,732</text:p>
          </table:table-cell>
          <table:table-cell office:value-type="float" office:value="8617228" table:style-name="ce166">
            <text:p>8,617,228</text:p>
          </table:table-cell>
          <table:table-cell office:value-type="float" office:value="73.19" table:style-name="ce167">
            <text:p>73.19</text:p>
          </table:table-cell>
          <table:table-cell office:value-type="float" office:value="3204548" table:style-name="ce166">
            <text:p>3,204,548</text:p>
          </table:table-cell>
          <table:table-cell office:value-type="float" office:value="1474335" table:style-name="ce166">
            <text:p>1,474,335</text:p>
          </table:table-cell>
          <table:table-cell office:value-type="float" office:value="1730213" table:style-name="ce166">
            <text:p>1,730,213</text:p>
          </table:table-cell>
          <table:table-cell office:value-type="float" office:value="13.6" table:style-name="ce167">
            <text:p>13.60</text:p>
          </table:table-cell>
          <table:table-cell office:value-type="float" office:value="10649368" table:style-name="ce166">
            <text:p>10,649,368</text:p>
          </table:table-cell>
          <table:table-cell office:value-type="float" office:value="5352822" table:style-name="ce166">
            <text:p>5,352,822</text:p>
          </table:table-cell>
          <table:table-cell office:value-type="float" office:value="5296546" table:style-name="ce166">
            <text:p>5,296,546</text:p>
          </table:table-cell>
          <table:table-cell office:value-type="float" office:value="45.21" table:style-name="ce167">
            <text:p>45.21</text:p>
          </table:table-cell>
          <table:table-cell office:value-type="float" office:value="19057690" table:style-name="ce166">
            <text:p>19,057,690</text:p>
          </table:table-cell>
          <table:table-cell office:value-type="float" office:value="9374901" table:style-name="ce166">
            <text:p>9,374,901</text:p>
          </table:table-cell>
          <table:table-cell office:value-type="float" office:value="9682789" table:style-name="ce166">
            <text:p>9,682,789</text:p>
          </table:table-cell>
          <table:table-cell office:value-type="float" office:value="80.900000000000006" table:style-name="ce165">
            <text:p>80.90</text:p>
          </table:table-cell>
          <table:table-cell table:style-name="ce164"/>
          <table:table-cell table:number-columns-repeated="16358" table:style-name="ce163"/>
        </table:table-row>
        <table:table-row table:style-name="ro22">
          <table:table-cell office:value-type="string" table:style-name="ce162">
            <text:p>新 北 市</text:p>
          </table:table-cell>
          <table:table-cell office:value-type="float" office:value="3984720" table:style-name="ce161">
            <text:p>3,984,720</text:p>
          </table:table-cell>
          <table:table-cell office:value-type="float" office:value="1953089" table:style-name="ce159">
            <text:p>1,953,089</text:p>
          </table:table-cell>
          <table:table-cell office:value-type="float" office:value="2031631" table:style-name="ce159">
            <text:p>2,031,631</text:p>
          </table:table-cell>
          <table:table-cell office:value-type="float" office:value="100" table:style-name="ce160">
            <text:p>100.00</text:p>
          </table:table-cell>
          <table:table-cell office:value-type="float" office:value="502059" table:style-name="ce159">
            <text:p>502,059</text:p>
          </table:table-cell>
          <table:table-cell office:value-type="float" office:value="260925" table:style-name="ce159">
            <text:p>260,925</text:p>
          </table:table-cell>
          <table:table-cell office:value-type="float" office:value="241134" table:style-name="ce159">
            <text:p>241,134</text:p>
          </table:table-cell>
          <table:table-cell office:value-type="float" office:value="12.6" table:style-name="ce160">
            <text:p>12.60</text:p>
          </table:table-cell>
          <table:table-cell office:value-type="float" office:value="2994134" table:style-name="ce159">
            <text:p>2,994,134</text:p>
          </table:table-cell>
          <table:table-cell office:value-type="float" office:value="1468086" table:style-name="ce159">
            <text:p>1,468,086</text:p>
          </table:table-cell>
          <table:table-cell office:value-type="float" office:value="1526048" table:style-name="ce159">
            <text:p>1,526,048</text:p>
          </table:table-cell>
          <table:table-cell office:value-type="float" office:value="75.14" table:style-name="ce160">
            <text:p>75.14</text:p>
          </table:table-cell>
          <table:table-cell office:value-type="float" office:value="488527" table:style-name="ce159">
            <text:p>488,527</text:p>
          </table:table-cell>
          <table:table-cell office:value-type="float" office:value="224078" table:style-name="ce159">
            <text:p>224,078</text:p>
          </table:table-cell>
          <table:table-cell office:value-type="float" office:value="264449" table:style-name="ce159">
            <text:p>264,449</text:p>
          </table:table-cell>
          <table:table-cell office:value-type="float" office:value="12.26" table:style-name="ce160">
            <text:p>12.26</text:p>
          </table:table-cell>
          <table:table-cell office:value-type="float" office:value="1842675" table:style-name="ce159">
            <text:p>1,842,675</text:p>
          </table:table-cell>
          <table:table-cell office:value-type="float" office:value="918578" table:style-name="ce159">
            <text:p>918,578</text:p>
          </table:table-cell>
          <table:table-cell office:value-type="float" office:value="924097" table:style-name="ce159">
            <text:p>924,097</text:p>
          </table:table-cell>
          <table:table-cell office:value-type="float" office:value="46.24" table:style-name="ce160">
            <text:p>46.24</text:p>
          </table:table-cell>
          <table:table-cell office:value-type="float" office:value="3255529" table:style-name="ce159">
            <text:p>3,255,529</text:p>
          </table:table-cell>
          <table:table-cell office:value-type="float" office:value="1574145" table:style-name="ce159">
            <text:p>1,574,145</text:p>
          </table:table-cell>
          <table:table-cell office:value-type="float" office:value="1681384" table:style-name="ce159">
            <text:p>1,681,384</text:p>
          </table:table-cell>
          <table:table-cell office:value-type="float" office:value="81.7" table:style-name="ce158">
            <text:p>81.7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臺 北 市</text:p>
          </table:table-cell>
          <table:table-cell office:value-type="float" office:value="2685202" table:style-name="ce161">
            <text:p>2,685,202</text:p>
          </table:table-cell>
          <table:table-cell office:value-type="float" office:value="1283373" table:style-name="ce159">
            <text:p>1,283,373</text:p>
          </table:table-cell>
          <table:table-cell office:value-type="float" office:value="1401829" table:style-name="ce159">
            <text:p>1,401,829</text:p>
          </table:table-cell>
          <table:table-cell office:value-type="float" office:value="100" table:style-name="ce160">
            <text:p>100.00</text:p>
          </table:table-cell>
          <table:table-cell office:value-type="float" office:value="371210" table:style-name="ce159">
            <text:p>371,210</text:p>
          </table:table-cell>
          <table:table-cell office:value-type="float" office:value="192570" table:style-name="ce159">
            <text:p>192,570</text:p>
          </table:table-cell>
          <table:table-cell office:value-type="float" office:value="178640" table:style-name="ce159">
            <text:p>178,640</text:p>
          </table:table-cell>
          <table:table-cell office:value-type="float" office:value="13.82" table:style-name="ce160">
            <text:p>13.82</text:p>
          </table:table-cell>
          <table:table-cell office:value-type="float" office:value="1882869" table:style-name="ce159">
            <text:p>1,882,869</text:p>
          </table:table-cell>
          <table:table-cell office:value-type="float" office:value="897211" table:style-name="ce159">
            <text:p>897,211</text:p>
          </table:table-cell>
          <table:table-cell office:value-type="float" office:value="985658" table:style-name="ce159">
            <text:p>985,658</text:p>
          </table:table-cell>
          <table:table-cell office:value-type="float" office:value="70.12" table:style-name="ce160">
            <text:p>70.12</text:p>
          </table:table-cell>
          <table:table-cell office:value-type="float" office:value="431123" table:style-name="ce159">
            <text:p>431,123</text:p>
          </table:table-cell>
          <table:table-cell office:value-type="float" office:value="193592" table:style-name="ce159">
            <text:p>193,592</text:p>
          </table:table-cell>
          <table:table-cell office:value-type="float" office:value="237531" table:style-name="ce159">
            <text:p>237,531</text:p>
          </table:table-cell>
          <table:table-cell office:value-type="float" office:value="16.059999999999999" table:style-name="ce160">
            <text:p>16.06</text:p>
          </table:table-cell>
          <table:table-cell office:value-type="float" office:value="1150661" table:style-name="ce159">
            <text:p>1,150,661</text:p>
          </table:table-cell>
          <table:table-cell office:value-type="float" office:value="549733" table:style-name="ce159">
            <text:p>549,733</text:p>
          </table:table-cell>
          <table:table-cell office:value-type="float" office:value="600928" table:style-name="ce159">
            <text:p>600,928</text:p>
          </table:table-cell>
          <table:table-cell office:value-type="float" office:value="42.85" table:style-name="ce160">
            <text:p>42.85</text:p>
          </table:table-cell>
          <table:table-cell office:value-type="float" office:value="2180466" table:style-name="ce159">
            <text:p>2,180,466</text:p>
          </table:table-cell>
          <table:table-cell office:value-type="float" office:value="1021318" table:style-name="ce159">
            <text:p>1,021,318</text:p>
          </table:table-cell>
          <table:table-cell office:value-type="float" office:value="1159148" table:style-name="ce159">
            <text:p>1,159,148</text:p>
          </table:table-cell>
          <table:table-cell office:value-type="float" office:value="81.2" table:style-name="ce158">
            <text:p>81.2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桃 園 市</text:p>
          </table:table-cell>
          <table:table-cell office:value-type="float" office:value="2174895" table:style-name="ce161">
            <text:p>2,174,895</text:p>
          </table:table-cell>
          <table:table-cell office:value-type="float" office:value="1083834" table:style-name="ce159">
            <text:p>1,083,834</text:p>
          </table:table-cell>
          <table:table-cell office:value-type="float" office:value="1091061" table:style-name="ce159">
            <text:p>1,091,061</text:p>
          </table:table-cell>
          <table:table-cell office:value-type="float" office:value="100" table:style-name="ce160">
            <text:p>100.00</text:p>
          </table:table-cell>
          <table:table-cell office:value-type="float" office:value="331058" table:style-name="ce159">
            <text:p>331,058</text:p>
          </table:table-cell>
          <table:table-cell office:value-type="float" office:value="172596" table:style-name="ce159">
            <text:p>172,596</text:p>
          </table:table-cell>
          <table:table-cell office:value-type="float" office:value="158462" table:style-name="ce159">
            <text:p>158,462</text:p>
          </table:table-cell>
          <table:table-cell office:value-type="float" office:value="15.22" table:style-name="ce160">
            <text:p>15.22</text:p>
          </table:table-cell>
          <table:table-cell office:value-type="float" office:value="1613764" table:style-name="ce159">
            <text:p>1,613,764</text:p>
          </table:table-cell>
          <table:table-cell office:value-type="float" office:value="803556" table:style-name="ce159">
            <text:p>803,556</text:p>
          </table:table-cell>
          <table:table-cell office:value-type="float" office:value="810208" table:style-name="ce159">
            <text:p>810,208</text:p>
          </table:table-cell>
          <table:table-cell office:value-type="float" office:value="74.2" table:style-name="ce160">
            <text:p>74.20</text:p>
          </table:table-cell>
          <table:table-cell office:value-type="float" office:value="230073" table:style-name="ce159">
            <text:p>230,073</text:p>
          </table:table-cell>
          <table:table-cell office:value-type="float" office:value="107682" table:style-name="ce159">
            <text:p>107,682</text:p>
          </table:table-cell>
          <table:table-cell office:value-type="float" office:value="122391" table:style-name="ce159">
            <text:p>122,391</text:p>
          </table:table-cell>
          <table:table-cell office:value-type="float" office:value="10.58" table:style-name="ce160">
            <text:p>10.58</text:p>
          </table:table-cell>
          <table:table-cell office:value-type="float" office:value="1031270" table:style-name="ce159">
            <text:p>1,031,270</text:p>
          </table:table-cell>
          <table:table-cell office:value-type="float" office:value="516153" table:style-name="ce159">
            <text:p>516,153</text:p>
          </table:table-cell>
          <table:table-cell office:value-type="float" office:value="515117" table:style-name="ce159">
            <text:p>515,117</text:p>
          </table:table-cell>
          <table:table-cell office:value-type="float" office:value="47.42" table:style-name="ce160">
            <text:p>47.42</text:p>
          </table:table-cell>
          <table:table-cell office:value-type="float" office:value="1702153" table:style-name="ce159">
            <text:p>1,702,153</text:p>
          </table:table-cell>
          <table:table-cell office:value-type="float" office:value="837250" table:style-name="ce159">
            <text:p>837,250</text:p>
          </table:table-cell>
          <table:table-cell office:value-type="float" office:value="864903" table:style-name="ce159">
            <text:p>864,903</text:p>
          </table:table-cell>
          <table:table-cell office:value-type="float" office:value="78.260000000000005" table:style-name="ce158">
            <text:p>78.26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2">
            <text:p>臺 中 市</text:p>
          </table:table-cell>
          <table:table-cell office:value-type="float" office:value="2780155" table:style-name="ce161">
            <text:p>2,780,155</text:p>
          </table:table-cell>
          <table:table-cell office:value-type="float" office:value="1371360" table:style-name="ce159">
            <text:p>1,371,360</text:p>
          </table:table-cell>
          <table:table-cell office:value-type="float" office:value="1408795" table:style-name="ce159">
            <text:p>1,408,795</text:p>
          </table:table-cell>
          <table:table-cell office:value-type="float" office:value="100" table:style-name="ce160">
            <text:p>100.00</text:p>
          </table:table-cell>
          <table:table-cell office:value-type="float" office:value="408638" table:style-name="ce159">
            <text:p>408,638</text:p>
          </table:table-cell>
          <table:table-cell office:value-type="float" office:value="212423" table:style-name="ce159">
            <text:p>212,423</text:p>
          </table:table-cell>
          <table:table-cell office:value-type="float" office:value="196215" table:style-name="ce159">
            <text:p>196,215</text:p>
          </table:table-cell>
          <table:table-cell office:value-type="float" office:value="14.7" table:style-name="ce160">
            <text:p>14.70</text:p>
          </table:table-cell>
          <table:table-cell office:value-type="float" office:value="2058234" table:style-name="ce159">
            <text:p>2,058,234</text:p>
          </table:table-cell>
          <table:table-cell office:value-type="float" office:value="1014353" table:style-name="ce159">
            <text:p>1,014,353</text:p>
          </table:table-cell>
          <table:table-cell office:value-type="float" office:value="1043881" table:style-name="ce159">
            <text:p>1,043,881</text:p>
          </table:table-cell>
          <table:table-cell office:value-type="float" office:value="74.03" table:style-name="ce160">
            <text:p>74.03</text:p>
          </table:table-cell>
          <table:table-cell office:value-type="float" office:value="313283" table:style-name="ce159">
            <text:p>313,283</text:p>
          </table:table-cell>
          <table:table-cell office:value-type="float" office:value="144584" table:style-name="ce159">
            <text:p>144,584</text:p>
          </table:table-cell>
          <table:table-cell office:value-type="float" office:value="168699" table:style-name="ce159">
            <text:p>168,699</text:p>
          </table:table-cell>
          <table:table-cell office:value-type="float" office:value="11.27" table:style-name="ce160">
            <text:p>11.27</text:p>
          </table:table-cell>
          <table:table-cell office:value-type="float" office:value="1299466" table:style-name="ce159">
            <text:p>1,299,466</text:p>
          </table:table-cell>
          <table:table-cell office:value-type="float" office:value="644167" table:style-name="ce159">
            <text:p>644,167</text:p>
          </table:table-cell>
          <table:table-cell office:value-type="float" office:value="655299" table:style-name="ce159">
            <text:p>655,299</text:p>
          </table:table-cell>
          <table:table-cell office:value-type="float" office:value="46.74" table:style-name="ce160">
            <text:p>46.74</text:p>
          </table:table-cell>
          <table:table-cell office:value-type="float" office:value="2193501" table:style-name="ce159">
            <text:p>2,193,501</text:p>
          </table:table-cell>
          <table:table-cell office:value-type="float" office:value="1066648" table:style-name="ce159">
            <text:p>1,066,648</text:p>
          </table:table-cell>
          <table:table-cell office:value-type="float" office:value="1126853" table:style-name="ce159">
            <text:p>1,126,853</text:p>
          </table:table-cell>
          <table:table-cell office:value-type="float" office:value="78.900000000000006" table:style-name="ce158">
            <text:p>78.9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臺 南 市</text:p>
          </table:table-cell>
          <table:table-cell office:value-type="float" office:value="1886145" table:style-name="ce161">
            <text:p>1,886,145</text:p>
          </table:table-cell>
          <table:table-cell office:value-type="float" office:value="942334" table:style-name="ce159">
            <text:p>942,334</text:p>
          </table:table-cell>
          <table:table-cell office:value-type="float" office:value="943811" table:style-name="ce159">
            <text:p>943,811</text:p>
          </table:table-cell>
          <table:table-cell office:value-type="float" office:value="100" table:style-name="ce160">
            <text:p>100.00</text:p>
          </table:table-cell>
          <table:table-cell office:value-type="float" office:value="234893" table:style-name="ce159">
            <text:p>234,893</text:p>
          </table:table-cell>
          <table:table-cell office:value-type="float" office:value="122024" table:style-name="ce159">
            <text:p>122,024</text:p>
          </table:table-cell>
          <table:table-cell office:value-type="float" office:value="112869" table:style-name="ce159">
            <text:p>112,869</text:p>
          </table:table-cell>
          <table:table-cell office:value-type="float" office:value="12.45" table:style-name="ce160">
            <text:p>12.45</text:p>
          </table:table-cell>
          <table:table-cell office:value-type="float" office:value="1384628" table:style-name="ce159">
            <text:p>1,384,628</text:p>
          </table:table-cell>
          <table:table-cell office:value-type="float" office:value="698020" table:style-name="ce159">
            <text:p>698,020</text:p>
          </table:table-cell>
          <table:table-cell office:value-type="float" office:value="686608" table:style-name="ce159">
            <text:p>686,608</text:p>
          </table:table-cell>
          <table:table-cell office:value-type="float" office:value="73.41" table:style-name="ce160">
            <text:p>73.41</text:p>
          </table:table-cell>
          <table:table-cell office:value-type="float" office:value="266624" table:style-name="ce159">
            <text:p>266,624</text:p>
          </table:table-cell>
          <table:table-cell office:value-type="float" office:value="122290" table:style-name="ce159">
            <text:p>122,290</text:p>
          </table:table-cell>
          <table:table-cell office:value-type="float" office:value="144334" table:style-name="ce159">
            <text:p>144,334</text:p>
          </table:table-cell>
          <table:table-cell office:value-type="float" office:value="14.14" table:style-name="ce160">
            <text:p>14.14</text:p>
          </table:table-cell>
          <table:table-cell office:value-type="float" office:value="847820" table:style-name="ce159">
            <text:p>847,820</text:p>
          </table:table-cell>
          <table:table-cell office:value-type="float" office:value="427806" table:style-name="ce159">
            <text:p>427,806</text:p>
          </table:table-cell>
          <table:table-cell office:value-type="float" office:value="420014" table:style-name="ce159">
            <text:p>420,014</text:p>
          </table:table-cell>
          <table:table-cell office:value-type="float" office:value="44.95" table:style-name="ce160">
            <text:p>44.95</text:p>
          </table:table-cell>
          <table:table-cell office:value-type="float" office:value="1545368" table:style-name="ce159">
            <text:p>1,545,368</text:p>
          </table:table-cell>
          <table:table-cell office:value-type="float" office:value="764943" table:style-name="ce159">
            <text:p>764,943</text:p>
          </table:table-cell>
          <table:table-cell office:value-type="float" office:value="780425" table:style-name="ce159">
            <text:p>780,425</text:p>
          </table:table-cell>
          <table:table-cell office:value-type="float" office:value="81.93" table:style-name="ce158">
            <text:p>81.93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高 雄 市</text:p>
          </table:table-cell>
          <table:table-cell office:value-type="float" office:value="2777564" table:style-name="ce161">
            <text:p>2,777,564</text:p>
          </table:table-cell>
          <table:table-cell office:value-type="float" office:value="1376688" table:style-name="ce159">
            <text:p>1,376,688</text:p>
          </table:table-cell>
          <table:table-cell office:value-type="float" office:value="1400876" table:style-name="ce159">
            <text:p>1,400,876</text:p>
          </table:table-cell>
          <table:table-cell office:value-type="float" office:value="100" table:style-name="ce160">
            <text:p>100.00</text:p>
          </table:table-cell>
          <table:table-cell office:value-type="float" office:value="339475" table:style-name="ce159">
            <text:p>339,475</text:p>
          </table:table-cell>
          <table:table-cell office:value-type="float" office:value="176240" table:style-name="ce159">
            <text:p>176,240</text:p>
          </table:table-cell>
          <table:table-cell office:value-type="float" office:value="163235" table:style-name="ce159">
            <text:p>163,235</text:p>
          </table:table-cell>
          <table:table-cell office:value-type="float" office:value="12.22" table:style-name="ce160">
            <text:p>12.22</text:p>
          </table:table-cell>
          <table:table-cell office:value-type="float" office:value="2051727" table:style-name="ce159">
            <text:p>2,051,727</text:p>
          </table:table-cell>
          <table:table-cell office:value-type="float" office:value="1022199" table:style-name="ce159">
            <text:p>1,022,199</text:p>
          </table:table-cell>
          <table:table-cell office:value-type="float" office:value="1029528" table:style-name="ce159">
            <text:p>1,029,528</text:p>
          </table:table-cell>
          <table:table-cell office:value-type="float" office:value="73.87" table:style-name="ce160">
            <text:p>73.87</text:p>
          </table:table-cell>
          <table:table-cell office:value-type="float" office:value="386362" table:style-name="ce159">
            <text:p>386,362</text:p>
          </table:table-cell>
          <table:table-cell office:value-type="float" office:value="178249" table:style-name="ce159">
            <text:p>178,249</text:p>
          </table:table-cell>
          <table:table-cell office:value-type="float" office:value="208113" table:style-name="ce159">
            <text:p>208,113</text:p>
          </table:table-cell>
          <table:table-cell office:value-type="float" office:value="13.91" table:style-name="ce160">
            <text:p>13.91</text:p>
          </table:table-cell>
          <table:table-cell office:value-type="float" office:value="1262433" table:style-name="ce159">
            <text:p>1,262,433</text:p>
          </table:table-cell>
          <table:table-cell office:value-type="float" office:value="635028" table:style-name="ce159">
            <text:p>635,028</text:p>
          </table:table-cell>
          <table:table-cell office:value-type="float" office:value="627405" table:style-name="ce159">
            <text:p>627,405</text:p>
          </table:table-cell>
          <table:table-cell office:value-type="float" office:value="45.45" table:style-name="ce160">
            <text:p>45.45</text:p>
          </table:table-cell>
          <table:table-cell office:value-type="float" office:value="2278966" table:style-name="ce159">
            <text:p>2,278,966</text:p>
          </table:table-cell>
          <table:table-cell office:value-type="float" office:value="1117910" table:style-name="ce159">
            <text:p>1,117,910</text:p>
          </table:table-cell>
          <table:table-cell office:value-type="float" office:value="1161056" table:style-name="ce159">
            <text:p>1,161,056</text:p>
          </table:table-cell>
          <table:table-cell office:value-type="float" office:value="82.05" table:style-name="ce158">
            <text:p>82.05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62">
            <text:p><text:s/>臺 灣 省<text:s/></text:p>
          </table:table-cell>
          <table:table-cell office:value-type="float" office:value="7118728" table:style-name="ce161">
            <text:p>7,118,728</text:p>
          </table:table-cell>
          <table:table-cell office:value-type="float" office:value="3631160" table:style-name="ce159">
            <text:p>3,631,160</text:p>
          </table:table-cell>
          <table:table-cell office:value-type="float" office:value="3487568" table:style-name="ce159">
            <text:p>3,487,568</text:p>
          </table:table-cell>
          <table:table-cell office:value-type="float" office:value="100" table:style-name="ce160">
            <text:p>100.00</text:p>
          </table:table-cell>
          <table:table-cell office:value-type="float" office:value="908274" table:style-name="ce159">
            <text:p>908,274</text:p>
          </table:table-cell>
          <table:table-cell office:value-type="float" office:value="474334" table:style-name="ce159">
            <text:p>474,334</text:p>
          </table:table-cell>
          <table:table-cell office:value-type="float" office:value="433940" table:style-name="ce159">
            <text:p>433,940</text:p>
          </table:table-cell>
          <table:table-cell office:value-type="float" office:value="12.76" table:style-name="ce160">
            <text:p>12.76</text:p>
          </table:table-cell>
          <table:table-cell office:value-type="float" office:value="5139635" table:style-name="ce159">
            <text:p>5,139,635</text:p>
          </table:table-cell>
          <table:table-cell office:value-type="float" office:value="2661530" table:style-name="ce159">
            <text:p>2,661,530</text:p>
          </table:table-cell>
          <table:table-cell office:value-type="float" office:value="2478105" table:style-name="ce159">
            <text:p>2,478,105</text:p>
          </table:table-cell>
          <table:table-cell office:value-type="float" office:value="72.2" table:style-name="ce160">
            <text:p>72.20</text:p>
          </table:table-cell>
          <table:table-cell office:value-type="float" office:value="1070819" table:style-name="ce159">
            <text:p>1,070,819</text:p>
          </table:table-cell>
          <table:table-cell office:value-type="float" office:value="495296" table:style-name="ce159">
            <text:p>495,296</text:p>
          </table:table-cell>
          <table:table-cell office:value-type="float" office:value="575523" table:style-name="ce159">
            <text:p>575,523</text:p>
          </table:table-cell>
          <table:table-cell office:value-type="float" office:value="15.04" table:style-name="ce160">
            <text:p>15.04</text:p>
          </table:table-cell>
          <table:table-cell office:value-type="float" office:value="3145102" table:style-name="ce159">
            <text:p>3,145,102</text:p>
          </table:table-cell>
          <table:table-cell office:value-type="float" office:value="1626305" table:style-name="ce159">
            <text:p>1,626,305</text:p>
          </table:table-cell>
          <table:table-cell office:value-type="float" office:value="1518797" table:style-name="ce159">
            <text:p>1,518,797</text:p>
          </table:table-cell>
          <table:table-cell office:value-type="float" office:value="44.18" table:style-name="ce160">
            <text:p>44.18</text:p>
          </table:table-cell>
          <table:table-cell office:value-type="float" office:value="5775296" table:style-name="ce159">
            <text:p>5,775,296</text:p>
          </table:table-cell>
          <table:table-cell office:value-type="float" office:value="2929055" table:style-name="ce159">
            <text:p>2,929,055</text:p>
          </table:table-cell>
          <table:table-cell office:value-type="float" office:value="2846241" table:style-name="ce159">
            <text:p>2,846,241</text:p>
          </table:table-cell>
          <table:table-cell office:value-type="float" office:value="81.13" table:style-name="ce158">
            <text:p>81.13</text:p>
          </table:table-cell>
          <table:table-cell table:number-columns-repeated="16359" table:style-name="ce152"/>
        </table:table-row>
        <table:table-row table:style-name="ro18">
          <table:table-cell office:value-type="string" table:style-name="ce157">
            <text:p>宜 蘭 縣</text:p>
          </table:table-cell>
          <table:table-cell office:value-type="float" office:value="456904" table:style-name="ce156">
            <text:p>456,904</text:p>
          </table:table-cell>
          <table:table-cell office:value-type="float" office:value="231249" table:style-name="ce154">
            <text:p>231,249</text:p>
          </table:table-cell>
          <table:table-cell office:value-type="float" office:value="225655" table:style-name="ce154">
            <text:p>225,655</text:p>
          </table:table-cell>
          <table:table-cell office:value-type="float" office:value="100" table:style-name="ce155">
            <text:p>100.00</text:p>
          </table:table-cell>
          <table:table-cell office:value-type="float" office:value="56175" table:style-name="ce154">
            <text:p>56,175</text:p>
          </table:table-cell>
          <table:table-cell office:value-type="float" office:value="29299" table:style-name="ce154">
            <text:p>29,299</text:p>
          </table:table-cell>
          <table:table-cell office:value-type="float" office:value="26876" table:style-name="ce154">
            <text:p>26,876</text:p>
          </table:table-cell>
          <table:table-cell office:value-type="float" office:value="12.29" table:style-name="ce155">
            <text:p>12.29</text:p>
          </table:table-cell>
          <table:table-cell office:value-type="float" office:value="331506" table:style-name="ce154">
            <text:p>331,506</text:p>
          </table:table-cell>
          <table:table-cell office:value-type="float" office:value="169823" table:style-name="ce154">
            <text:p>169,823</text:p>
          </table:table-cell>
          <table:table-cell office:value-type="float" office:value="161683" table:style-name="ce154">
            <text:p>161,683</text:p>
          </table:table-cell>
          <table:table-cell office:value-type="float" office:value="72.55" table:style-name="ce155">
            <text:p>72.55</text:p>
          </table:table-cell>
          <table:table-cell office:value-type="float" office:value="69223" table:style-name="ce154">
            <text:p>69,223</text:p>
          </table:table-cell>
          <table:table-cell office:value-type="float" office:value="32127" table:style-name="ce154">
            <text:p>32,127</text:p>
          </table:table-cell>
          <table:table-cell office:value-type="float" office:value="37096" table:style-name="ce154">
            <text:p>37,096</text:p>
          </table:table-cell>
          <table:table-cell office:value-type="float" office:value="15.15" table:style-name="ce155">
            <text:p>15.15</text:p>
          </table:table-cell>
          <table:table-cell office:value-type="float" office:value="201678" table:style-name="ce154">
            <text:p>201,678</text:p>
          </table:table-cell>
          <table:table-cell office:value-type="float" office:value="103628" table:style-name="ce154">
            <text:p>103,628</text:p>
          </table:table-cell>
          <table:table-cell office:value-type="float" office:value="98050" table:style-name="ce154">
            <text:p>98,050</text:p>
          </table:table-cell>
          <table:table-cell office:value-type="float" office:value="44.14" table:style-name="ce155">
            <text:p>44.14</text:p>
          </table:table-cell>
          <table:table-cell office:value-type="float" office:value="373174" table:style-name="ce154">
            <text:p>373,174</text:p>
          </table:table-cell>
          <table:table-cell office:value-type="float" office:value="187597" table:style-name="ce154">
            <text:p>187,597</text:p>
          </table:table-cell>
          <table:table-cell office:value-type="float" office:value="185577" table:style-name="ce154">
            <text:p>185,577</text:p>
          </table:table-cell>
          <table:table-cell office:value-type="float" office:value="81.67" table:style-name="ce153">
            <text:p>81.6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新 竹 縣</text:p>
          </table:table-cell>
          <table:table-cell office:value-type="float" office:value="550621" table:style-name="ce156">
            <text:p>550,621</text:p>
          </table:table-cell>
          <table:table-cell office:value-type="float" office:value="281435" table:style-name="ce154">
            <text:p>281,435</text:p>
          </table:table-cell>
          <table:table-cell office:value-type="float" office:value="269186" table:style-name="ce154">
            <text:p>269,186</text:p>
          </table:table-cell>
          <table:table-cell office:value-type="float" office:value="100" table:style-name="ce155">
            <text:p>100.00</text:p>
          </table:table-cell>
          <table:table-cell office:value-type="float" office:value="91509" table:style-name="ce154">
            <text:p>91,509</text:p>
          </table:table-cell>
          <table:table-cell office:value-type="float" office:value="47626" table:style-name="ce154">
            <text:p>47,626</text:p>
          </table:table-cell>
          <table:table-cell office:value-type="float" office:value="43883" table:style-name="ce154">
            <text:p>43,883</text:p>
          </table:table-cell>
          <table:table-cell office:value-type="float" office:value="16.62" table:style-name="ce155">
            <text:p>16.62</text:p>
          </table:table-cell>
          <table:table-cell office:value-type="float" office:value="393656" table:style-name="ce154">
            <text:p>393,656</text:p>
          </table:table-cell>
          <table:table-cell office:value-type="float" office:value="202415" table:style-name="ce154">
            <text:p>202,415</text:p>
          </table:table-cell>
          <table:table-cell office:value-type="float" office:value="191241" table:style-name="ce154">
            <text:p>191,241</text:p>
          </table:table-cell>
          <table:table-cell office:value-type="float" office:value="71.489999999999995" table:style-name="ce155">
            <text:p>71.49</text:p>
          </table:table-cell>
          <table:table-cell office:value-type="float" office:value="65456" table:style-name="ce154">
            <text:p>65,456</text:p>
          </table:table-cell>
          <table:table-cell office:value-type="float" office:value="31394" table:style-name="ce154">
            <text:p>31,394</text:p>
          </table:table-cell>
          <table:table-cell office:value-type="float" office:value="34062" table:style-name="ce154">
            <text:p>34,062</text:p>
          </table:table-cell>
          <table:table-cell office:value-type="float" office:value="11.89" table:style-name="ce155">
            <text:p>11.89</text:p>
          </table:table-cell>
          <table:table-cell office:value-type="float" office:value="254200" table:style-name="ce154">
            <text:p>254,200</text:p>
          </table:table-cell>
          <table:table-cell office:value-type="float" office:value="129539" table:style-name="ce154">
            <text:p>129,539</text:p>
          </table:table-cell>
          <table:table-cell office:value-type="float" office:value="124661" table:style-name="ce154">
            <text:p>124,661</text:p>
          </table:table-cell>
          <table:table-cell office:value-type="float" office:value="46.17" table:style-name="ce155">
            <text:p>46.17</text:p>
          </table:table-cell>
          <table:table-cell office:value-type="float" office:value="423780" table:style-name="ce154">
            <text:p>423,780</text:p>
          </table:table-cell>
          <table:table-cell office:value-type="float" office:value="215162" table:style-name="ce154">
            <text:p>215,162</text:p>
          </table:table-cell>
          <table:table-cell office:value-type="float" office:value="208618" table:style-name="ce154">
            <text:p>208,618</text:p>
          </table:table-cell>
          <table:table-cell office:value-type="float" office:value="76.959999999999994" table:style-name="ce153">
            <text:p>76.96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57">
            <text:p>苗 栗 縣</text:p>
          </table:table-cell>
          <table:table-cell office:value-type="float" office:value="555485" table:style-name="ce156">
            <text:p>555,485</text:p>
          </table:table-cell>
          <table:table-cell office:value-type="float" office:value="286612" table:style-name="ce154">
            <text:p>286,612</text:p>
          </table:table-cell>
          <table:table-cell office:value-type="float" office:value="268873" table:style-name="ce154">
            <text:p>268,873</text:p>
          </table:table-cell>
          <table:table-cell office:value-type="float" office:value="100" table:style-name="ce155">
            <text:p>100.00</text:p>
          </table:table-cell>
          <table:table-cell office:value-type="float" office:value="73537" table:style-name="ce154">
            <text:p>73,537</text:p>
          </table:table-cell>
          <table:table-cell office:value-type="float" office:value="38528" table:style-name="ce154">
            <text:p>38,528</text:p>
          </table:table-cell>
          <table:table-cell office:value-type="float" office:value="35009" table:style-name="ce154">
            <text:p>35,009</text:p>
          </table:table-cell>
          <table:table-cell office:value-type="float" office:value="13.24" table:style-name="ce155">
            <text:p>13.24</text:p>
          </table:table-cell>
          <table:table-cell office:value-type="float" office:value="397610" table:style-name="ce154">
            <text:p>397,610</text:p>
          </table:table-cell>
          <table:table-cell office:value-type="float" office:value="208015" table:style-name="ce154">
            <text:p>208,015</text:p>
          </table:table-cell>
          <table:table-cell office:value-type="float" office:value="189595" table:style-name="ce154">
            <text:p>189,595</text:p>
          </table:table-cell>
          <table:table-cell office:value-type="float" office:value="71.58" table:style-name="ce155">
            <text:p>71.58</text:p>
          </table:table-cell>
          <table:table-cell office:value-type="float" office:value="84338" table:style-name="ce154">
            <text:p>84,338</text:p>
          </table:table-cell>
          <table:table-cell office:value-type="float" office:value="40069" table:style-name="ce154">
            <text:p>40,069</text:p>
          </table:table-cell>
          <table:table-cell office:value-type="float" office:value="44269" table:style-name="ce154">
            <text:p>44,269</text:p>
          </table:table-cell>
          <table:table-cell office:value-type="float" office:value="15.18" table:style-name="ce155">
            <text:p>15.18</text:p>
          </table:table-cell>
          <table:table-cell office:value-type="float" office:value="245536" table:style-name="ce154">
            <text:p>245,536</text:p>
          </table:table-cell>
          <table:table-cell office:value-type="float" office:value="128067" table:style-name="ce154">
            <text:p>128,067</text:p>
          </table:table-cell>
          <table:table-cell office:value-type="float" office:value="117469" table:style-name="ce154">
            <text:p>117,469</text:p>
          </table:table-cell>
          <table:table-cell office:value-type="float" office:value="44.2" table:style-name="ce155">
            <text:p>44.20</text:p>
          </table:table-cell>
          <table:table-cell office:value-type="float" office:value="448714" table:style-name="ce154">
            <text:p>448,714</text:p>
          </table:table-cell>
          <table:table-cell office:value-type="float" office:value="230583" table:style-name="ce154">
            <text:p>230,583</text:p>
          </table:table-cell>
          <table:table-cell office:value-type="float" office:value="218131" table:style-name="ce154">
            <text:p>218,131</text:p>
          </table:table-cell>
          <table:table-cell office:value-type="float" office:value="80.78" table:style-name="ce153">
            <text:p>80.7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彰 化 縣</text:p>
          </table:table-cell>
          <table:table-cell office:value-type="float" office:value="1283426" table:style-name="ce156">
            <text:p>1,283,426</text:p>
          </table:table-cell>
          <table:table-cell office:value-type="float" office:value="654465" table:style-name="ce154">
            <text:p>654,465</text:p>
          </table:table-cell>
          <table:table-cell office:value-type="float" office:value="628961" table:style-name="ce154">
            <text:p>628,961</text:p>
          </table:table-cell>
          <table:table-cell office:value-type="float" office:value="100" table:style-name="ce155">
            <text:p>100.00</text:p>
          </table:table-cell>
          <table:table-cell office:value-type="float" office:value="171910" table:style-name="ce154">
            <text:p>171,910</text:p>
          </table:table-cell>
          <table:table-cell office:value-type="float" office:value="89992" table:style-name="ce154">
            <text:p>89,992</text:p>
          </table:table-cell>
          <table:table-cell office:value-type="float" office:value="81918" table:style-name="ce154">
            <text:p>81,918</text:p>
          </table:table-cell>
          <table:table-cell office:value-type="float" office:value="13.39" table:style-name="ce155">
            <text:p>13.39</text:p>
          </table:table-cell>
          <table:table-cell office:value-type="float" office:value="924867" table:style-name="ce154">
            <text:p>924,867</text:p>
          </table:table-cell>
          <table:table-cell office:value-type="float" office:value="478583" table:style-name="ce154">
            <text:p>478,583</text:p>
          </table:table-cell>
          <table:table-cell office:value-type="float" office:value="446284" table:style-name="ce154">
            <text:p>446,284</text:p>
          </table:table-cell>
          <table:table-cell office:value-type="float" office:value="72.06" table:style-name="ce155">
            <text:p>72.06</text:p>
          </table:table-cell>
          <table:table-cell office:value-type="float" office:value="186649" table:style-name="ce154">
            <text:p>186,649</text:p>
          </table:table-cell>
          <table:table-cell office:value-type="float" office:value="85890" table:style-name="ce154">
            <text:p>85,890</text:p>
          </table:table-cell>
          <table:table-cell office:value-type="float" office:value="100759" table:style-name="ce154">
            <text:p>100,759</text:p>
          </table:table-cell>
          <table:table-cell office:value-type="float" office:value="14.54" table:style-name="ce155">
            <text:p>14.54</text:p>
          </table:table-cell>
          <table:table-cell office:value-type="float" office:value="575215" table:style-name="ce154">
            <text:p>575,215</text:p>
          </table:table-cell>
          <table:table-cell office:value-type="float" office:value="297912" table:style-name="ce154">
            <text:p>297,912</text:p>
          </table:table-cell>
          <table:table-cell office:value-type="float" office:value="277303" table:style-name="ce154">
            <text:p>277,303</text:p>
          </table:table-cell>
          <table:table-cell office:value-type="float" office:value="44.82" table:style-name="ce155">
            <text:p>44.82</text:p>
          </table:table-cell>
          <table:table-cell office:value-type="float" office:value="1030684" table:style-name="ce154">
            <text:p>1,030,684</text:p>
          </table:table-cell>
          <table:table-cell office:value-type="float" office:value="522196" table:style-name="ce154">
            <text:p>522,196</text:p>
          </table:table-cell>
          <table:table-cell office:value-type="float" office:value="508488" table:style-name="ce154">
            <text:p>508,488</text:p>
          </table:table-cell>
          <table:table-cell office:value-type="float" office:value="80.31" table:style-name="ce153">
            <text:p>80.31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7">
            <text:p>南 投 縣</text:p>
          </table:table-cell>
          <table:table-cell office:value-type="float" office:value="502482" table:style-name="ce156">
            <text:p>502,482</text:p>
          </table:table-cell>
          <table:table-cell office:value-type="float" office:value="257490" table:style-name="ce154">
            <text:p>257,490</text:p>
          </table:table-cell>
          <table:table-cell office:value-type="float" office:value="244992" table:style-name="ce154">
            <text:p>244,992</text:p>
          </table:table-cell>
          <table:table-cell office:value-type="float" office:value="100" table:style-name="ce155">
            <text:p>100.00</text:p>
          </table:table-cell>
          <table:table-cell office:value-type="float" office:value="56692" table:style-name="ce154">
            <text:p>56,692</text:p>
          </table:table-cell>
          <table:table-cell office:value-type="float" office:value="29439" table:style-name="ce154">
            <text:p>29,439</text:p>
          </table:table-cell>
          <table:table-cell office:value-type="float" office:value="27253" table:style-name="ce154">
            <text:p>27,253</text:p>
          </table:table-cell>
          <table:table-cell office:value-type="float" office:value="11.28" table:style-name="ce155">
            <text:p>11.28</text:p>
          </table:table-cell>
          <table:table-cell office:value-type="float" office:value="363932" table:style-name="ce154">
            <text:p>363,932</text:p>
          </table:table-cell>
          <table:table-cell office:value-type="float" office:value="189766" table:style-name="ce154">
            <text:p>189,766</text:p>
          </table:table-cell>
          <table:table-cell office:value-type="float" office:value="174166" table:style-name="ce154">
            <text:p>174,166</text:p>
          </table:table-cell>
          <table:table-cell office:value-type="float" office:value="72.430000000000007" table:style-name="ce155">
            <text:p>72.43</text:p>
          </table:table-cell>
          <table:table-cell office:value-type="float" office:value="81858" table:style-name="ce154">
            <text:p>81,858</text:p>
          </table:table-cell>
          <table:table-cell office:value-type="float" office:value="38285" table:style-name="ce154">
            <text:p>38,285</text:p>
          </table:table-cell>
          <table:table-cell office:value-type="float" office:value="43573" table:style-name="ce154">
            <text:p>43,573</text:p>
          </table:table-cell>
          <table:table-cell office:value-type="float" office:value="16.29" table:style-name="ce155">
            <text:p>16.29</text:p>
          </table:table-cell>
          <table:table-cell office:value-type="float" office:value="216059" table:style-name="ce154">
            <text:p>216,059</text:p>
          </table:table-cell>
          <table:table-cell office:value-type="float" office:value="112949" table:style-name="ce154">
            <text:p>112,949</text:p>
          </table:table-cell>
          <table:table-cell office:value-type="float" office:value="103110" table:style-name="ce154">
            <text:p>103,110</text:p>
          </table:table-cell>
          <table:table-cell office:value-type="float" office:value="43" table:style-name="ce155">
            <text:p>43.00</text:p>
          </table:table-cell>
          <table:table-cell office:value-type="float" office:value="415254" table:style-name="ce154">
            <text:p>415,254</text:p>
          </table:table-cell>
          <table:table-cell office:value-type="float" office:value="212114" table:style-name="ce154">
            <text:p>212,114</text:p>
          </table:table-cell>
          <table:table-cell office:value-type="float" office:value="203140" table:style-name="ce154">
            <text:p>203,140</text:p>
          </table:table-cell>
          <table:table-cell office:value-type="float" office:value="82.64" table:style-name="ce153">
            <text:p>82.64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雲 林 縣</text:p>
          </table:table-cell>
          <table:table-cell office:value-type="float" office:value="691673" table:style-name="ce156">
            <text:p>691,673</text:p>
          </table:table-cell>
          <table:table-cell office:value-type="float" office:value="359049" table:style-name="ce154">
            <text:p>359,049</text:p>
          </table:table-cell>
          <table:table-cell office:value-type="float" office:value="332624" table:style-name="ce154">
            <text:p>332,624</text:p>
          </table:table-cell>
          <table:table-cell office:value-type="float" office:value="100" table:style-name="ce155">
            <text:p>100.00</text:p>
          </table:table-cell>
          <table:table-cell office:value-type="float" office:value="82643" table:style-name="ce154">
            <text:p>82,643</text:p>
          </table:table-cell>
          <table:table-cell office:value-type="float" office:value="43168" table:style-name="ce154">
            <text:p>43,168</text:p>
          </table:table-cell>
          <table:table-cell office:value-type="float" office:value="39475" table:style-name="ce154">
            <text:p>39,475</text:p>
          </table:table-cell>
          <table:table-cell office:value-type="float" office:value="11.95" table:style-name="ce155">
            <text:p>11.95</text:p>
          </table:table-cell>
          <table:table-cell office:value-type="float" office:value="489103" table:style-name="ce154">
            <text:p>489,103</text:p>
          </table:table-cell>
          <table:table-cell office:value-type="float" office:value="261294" table:style-name="ce154">
            <text:p>261,294</text:p>
          </table:table-cell>
          <table:table-cell office:value-type="float" office:value="227809" table:style-name="ce154">
            <text:p>227,809</text:p>
          </table:table-cell>
          <table:table-cell office:value-type="float" office:value="70.709999999999994" table:style-name="ce155">
            <text:p>70.71</text:p>
          </table:table-cell>
          <table:table-cell office:value-type="float" office:value="119927" table:style-name="ce154">
            <text:p>119,927</text:p>
          </table:table-cell>
          <table:table-cell office:value-type="float" office:value="54587" table:style-name="ce154">
            <text:p>54,587</text:p>
          </table:table-cell>
          <table:table-cell office:value-type="float" office:value="65340" table:style-name="ce154">
            <text:p>65,340</text:p>
          </table:table-cell>
          <table:table-cell office:value-type="float" office:value="17.34" table:style-name="ce155">
            <text:p>17.34</text:p>
          </table:table-cell>
          <table:table-cell office:value-type="float" office:value="296455" table:style-name="ce154">
            <text:p>296,455</text:p>
          </table:table-cell>
          <table:table-cell office:value-type="float" office:value="156521" table:style-name="ce154">
            <text:p>156,521</text:p>
          </table:table-cell>
          <table:table-cell office:value-type="float" office:value="139934" table:style-name="ce154">
            <text:p>139,934</text:p>
          </table:table-cell>
          <table:table-cell office:value-type="float" office:value="42.86" table:style-name="ce155">
            <text:p>42.86</text:p>
          </table:table-cell>
          <table:table-cell office:value-type="float" office:value="566696" table:style-name="ce154">
            <text:p>566,696</text:p>
          </table:table-cell>
          <table:table-cell office:value-type="float" office:value="293629" table:style-name="ce154">
            <text:p>293,629</text:p>
          </table:table-cell>
          <table:table-cell office:value-type="float" office:value="273067" table:style-name="ce154">
            <text:p>273,067</text:p>
          </table:table-cell>
          <table:table-cell office:value-type="float" office:value="81.93" table:style-name="ce153">
            <text:p>81.93</text:p>
          </table:table-cell>
          <table:table-cell table:number-columns-repeated="16359" table:style-name="ce152"/>
        </table:table-row>
        <table:table-row table:style-name="ro37">
          <table:table-cell office:value-type="string" table:style-name="ce157">
            <text:p>嘉 義 縣</text:p>
          </table:table-cell>
          <table:table-cell office:value-type="float" office:value="512548" table:style-name="ce156">
            <text:p>512,548</text:p>
          </table:table-cell>
          <table:table-cell office:value-type="float" office:value="266639" table:style-name="ce154">
            <text:p>266,639</text:p>
          </table:table-cell>
          <table:table-cell office:value-type="float" office:value="245909" table:style-name="ce154">
            <text:p>245,909</text:p>
          </table:table-cell>
          <table:table-cell office:value-type="float" office:value="100" table:style-name="ce155">
            <text:p>100.00</text:p>
          </table:table-cell>
          <table:table-cell office:value-type="float" office:value="51058" table:style-name="ce154">
            <text:p>51,058</text:p>
          </table:table-cell>
          <table:table-cell office:value-type="float" office:value="26677" table:style-name="ce154">
            <text:p>26,677</text:p>
          </table:table-cell>
          <table:table-cell office:value-type="float" office:value="24381" table:style-name="ce154">
            <text:p>24,381</text:p>
          </table:table-cell>
          <table:table-cell office:value-type="float" office:value="9.9600000000000009" table:style-name="ce155">
            <text:p>9.96</text:p>
          </table:table-cell>
          <table:table-cell office:value-type="float" office:value="368075" table:style-name="ce154">
            <text:p>368,075</text:p>
          </table:table-cell>
          <table:table-cell office:value-type="float" office:value="197195" table:style-name="ce154">
            <text:p>197,195</text:p>
          </table:table-cell>
          <table:table-cell office:value-type="float" office:value="170880" table:style-name="ce154">
            <text:p>170,880</text:p>
          </table:table-cell>
          <table:table-cell office:value-type="float" office:value="71.81" table:style-name="ce155">
            <text:p>71.81</text:p>
          </table:table-cell>
          <table:table-cell office:value-type="float" office:value="93415" table:style-name="ce154">
            <text:p>93,415</text:p>
          </table:table-cell>
          <table:table-cell office:value-type="float" office:value="42767" table:style-name="ce154">
            <text:p>42,767</text:p>
          </table:table-cell>
          <table:table-cell office:value-type="float" office:value="50648" table:style-name="ce154">
            <text:p>50,648</text:p>
          </table:table-cell>
          <table:table-cell office:value-type="float" office:value="18.23" table:style-name="ce155">
            <text:p>18.23</text:p>
          </table:table-cell>
          <table:table-cell office:value-type="float" office:value="216905" table:style-name="ce154">
            <text:p>216,905</text:p>
          </table:table-cell>
          <table:table-cell office:value-type="float" office:value="114754" table:style-name="ce154">
            <text:p>114,754</text:p>
          </table:table-cell>
          <table:table-cell office:value-type="float" office:value="102151" table:style-name="ce154">
            <text:p>102,151</text:p>
          </table:table-cell>
          <table:table-cell office:value-type="float" office:value="42.32" table:style-name="ce155">
            <text:p>42.32</text:p>
          </table:table-cell>
          <table:table-cell office:value-type="float" office:value="430871" table:style-name="ce154">
            <text:p>430,871</text:p>
          </table:table-cell>
          <table:table-cell office:value-type="float" office:value="223826" table:style-name="ce154">
            <text:p>223,826</text:p>
          </table:table-cell>
          <table:table-cell office:value-type="float" office:value="207045" table:style-name="ce154">
            <text:p>207,045</text:p>
          </table:table-cell>
          <table:table-cell office:value-type="float" office:value="84.06" table:style-name="ce153">
            <text:p>84.06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屏 東 縣</text:p>
          </table:table-cell>
          <table:table-cell office:value-type="float" office:value="831629" table:style-name="ce156">
            <text:p>831,629</text:p>
          </table:table-cell>
          <table:table-cell office:value-type="float" office:value="425446" table:style-name="ce154">
            <text:p>425,446</text:p>
          </table:table-cell>
          <table:table-cell office:value-type="float" office:value="406183" table:style-name="ce154">
            <text:p>406,183</text:p>
          </table:table-cell>
          <table:table-cell office:value-type="float" office:value="100" table:style-name="ce155">
            <text:p>100.00</text:p>
          </table:table-cell>
          <table:table-cell office:value-type="float" office:value="91931" table:style-name="ce154">
            <text:p>91,931</text:p>
          </table:table-cell>
          <table:table-cell office:value-type="float" office:value="48114" table:style-name="ce154">
            <text:p>48,114</text:p>
          </table:table-cell>
          <table:table-cell office:value-type="float" office:value="43817" table:style-name="ce154">
            <text:p>43,817</text:p>
          </table:table-cell>
          <table:table-cell office:value-type="float" office:value="11.05" table:style-name="ce155">
            <text:p>11.05</text:p>
          </table:table-cell>
          <table:table-cell office:value-type="float" office:value="610101" table:style-name="ce154">
            <text:p>610,101</text:p>
          </table:table-cell>
          <table:table-cell office:value-type="float" office:value="316218" table:style-name="ce154">
            <text:p>316,218</text:p>
          </table:table-cell>
          <table:table-cell office:value-type="float" office:value="293883" table:style-name="ce154">
            <text:p>293,883</text:p>
          </table:table-cell>
          <table:table-cell office:value-type="float" office:value="73.36" table:style-name="ce155">
            <text:p>73.36</text:p>
          </table:table-cell>
          <table:table-cell office:value-type="float" office:value="129597" table:style-name="ce154">
            <text:p>129,597</text:p>
          </table:table-cell>
          <table:table-cell office:value-type="float" office:value="61114" table:style-name="ce154">
            <text:p>61,114</text:p>
          </table:table-cell>
          <table:table-cell office:value-type="float" office:value="68483" table:style-name="ce154">
            <text:p>68,483</text:p>
          </table:table-cell>
          <table:table-cell office:value-type="float" office:value="15.58" table:style-name="ce155">
            <text:p>15.58</text:p>
          </table:table-cell>
          <table:table-cell office:value-type="float" office:value="366370" table:style-name="ce154">
            <text:p>366,370</text:p>
          </table:table-cell>
          <table:table-cell office:value-type="float" office:value="191088" table:style-name="ce154">
            <text:p>191,088</text:p>
          </table:table-cell>
          <table:table-cell office:value-type="float" office:value="175282" table:style-name="ce154">
            <text:p>175,282</text:p>
          </table:table-cell>
          <table:table-cell office:value-type="float" office:value="44.05" table:style-name="ce155">
            <text:p>44.05</text:p>
          </table:table-cell>
          <table:table-cell office:value-type="float" office:value="691048" table:style-name="ce154">
            <text:p>691,048</text:p>
          </table:table-cell>
          <table:table-cell office:value-type="float" office:value="351971" table:style-name="ce154">
            <text:p>351,971</text:p>
          </table:table-cell>
          <table:table-cell office:value-type="float" office:value="339077" table:style-name="ce154">
            <text:p>339,077</text:p>
          </table:table-cell>
          <table:table-cell office:value-type="float" office:value="83.1" table:style-name="ce153">
            <text:p>83.10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7">
            <text:p>臺 東 縣</text:p>
          </table:table-cell>
          <table:table-cell office:value-type="float" office:value="219879" table:style-name="ce156">
            <text:p>219,879</text:p>
          </table:table-cell>
          <table:table-cell office:value-type="float" office:value="113573" table:style-name="ce154">
            <text:p>113,573</text:p>
          </table:table-cell>
          <table:table-cell office:value-type="float" office:value="106306" table:style-name="ce154">
            <text:p>106,306</text:p>
          </table:table-cell>
          <table:table-cell office:value-type="float" office:value="100" table:style-name="ce155">
            <text:p>100.00</text:p>
          </table:table-cell>
          <table:table-cell office:value-type="float" office:value="26691" table:style-name="ce154">
            <text:p>26,691</text:p>
          </table:table-cell>
          <table:table-cell office:value-type="float" office:value="13999" table:style-name="ce154">
            <text:p>13,999</text:p>
          </table:table-cell>
          <table:table-cell office:value-type="float" office:value="12692" table:style-name="ce154">
            <text:p>12,692</text:p>
          </table:table-cell>
          <table:table-cell office:value-type="float" office:value="12.14" table:style-name="ce155">
            <text:p>12.14</text:p>
          </table:table-cell>
          <table:table-cell office:value-type="float" office:value="159493" table:style-name="ce154">
            <text:p>159,493</text:p>
          </table:table-cell>
          <table:table-cell office:value-type="float" office:value="84167" table:style-name="ce154">
            <text:p>84,167</text:p>
          </table:table-cell>
          <table:table-cell office:value-type="float" office:value="75326" table:style-name="ce154">
            <text:p>75,326</text:p>
          </table:table-cell>
          <table:table-cell office:value-type="float" office:value="72.540000000000006" table:style-name="ce155">
            <text:p>72.54</text:p>
          </table:table-cell>
          <table:table-cell office:value-type="float" office:value="33695" table:style-name="ce154">
            <text:p>33,695</text:p>
          </table:table-cell>
          <table:table-cell office:value-type="float" office:value="15407" table:style-name="ce154">
            <text:p>15,407</text:p>
          </table:table-cell>
          <table:table-cell office:value-type="float" office:value="18288" table:style-name="ce154">
            <text:p>18,288</text:p>
          </table:table-cell>
          <table:table-cell office:value-type="float" office:value="15.32" table:style-name="ce155">
            <text:p>15.32</text:p>
          </table:table-cell>
          <table:table-cell office:value-type="float" office:value="95492" table:style-name="ce154">
            <text:p>95,492</text:p>
          </table:table-cell>
          <table:table-cell office:value-type="float" office:value="50695" table:style-name="ce154">
            <text:p>50,695</text:p>
          </table:table-cell>
          <table:table-cell office:value-type="float" office:value="44797" table:style-name="ce154">
            <text:p>44,797</text:p>
          </table:table-cell>
          <table:table-cell office:value-type="float" office:value="43.43" table:style-name="ce155">
            <text:p>43.43</text:p>
          </table:table-cell>
          <table:table-cell office:value-type="float" office:value="179850" table:style-name="ce154">
            <text:p>179,850</text:p>
          </table:table-cell>
          <table:table-cell office:value-type="float" office:value="92652" table:style-name="ce154">
            <text:p>92,652</text:p>
          </table:table-cell>
          <table:table-cell office:value-type="float" office:value="87198" table:style-name="ce154">
            <text:p>87,198</text:p>
          </table:table-cell>
          <table:table-cell office:value-type="float" office:value="81.790000000000006" table:style-name="ce153">
            <text:p>81.79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花 蓮 縣</text:p>
          </table:table-cell>
          <table:table-cell office:value-type="float" office:value="329676" table:style-name="ce156">
            <text:p>329,676</text:p>
          </table:table-cell>
          <table:table-cell office:value-type="float" office:value="167552" table:style-name="ce154">
            <text:p>167,552</text:p>
          </table:table-cell>
          <table:table-cell office:value-type="float" office:value="162124" table:style-name="ce154">
            <text:p>162,124</text:p>
          </table:table-cell>
          <table:table-cell office:value-type="float" office:value="100" table:style-name="ce155">
            <text:p>100.00</text:p>
          </table:table-cell>
          <table:table-cell office:value-type="float" office:value="40486" table:style-name="ce154">
            <text:p>40,486</text:p>
          </table:table-cell>
          <table:table-cell office:value-type="float" office:value="21212" table:style-name="ce154">
            <text:p>21,212</text:p>
          </table:table-cell>
          <table:table-cell office:value-type="float" office:value="19274" table:style-name="ce154">
            <text:p>19,274</text:p>
          </table:table-cell>
          <table:table-cell office:value-type="float" office:value="12.28" table:style-name="ce155">
            <text:p>12.28</text:p>
          </table:table-cell>
          <table:table-cell office:value-type="float" office:value="239502" table:style-name="ce154">
            <text:p>239,502</text:p>
          </table:table-cell>
          <table:table-cell office:value-type="float" office:value="123324" table:style-name="ce154">
            <text:p>123,324</text:p>
          </table:table-cell>
          <table:table-cell office:value-type="float" office:value="116178" table:style-name="ce154">
            <text:p>116,178</text:p>
          </table:table-cell>
          <table:table-cell office:value-type="float" office:value="72.650000000000006" table:style-name="ce155">
            <text:p>72.65</text:p>
          </table:table-cell>
          <table:table-cell office:value-type="float" office:value="49688" table:style-name="ce154">
            <text:p>49,688</text:p>
          </table:table-cell>
          <table:table-cell office:value-type="float" office:value="23016" table:style-name="ce154">
            <text:p>23,016</text:p>
          </table:table-cell>
          <table:table-cell office:value-type="float" office:value="26672" table:style-name="ce154">
            <text:p>26,672</text:p>
          </table:table-cell>
          <table:table-cell office:value-type="float" office:value="15.07" table:style-name="ce155">
            <text:p>15.07</text:p>
          </table:table-cell>
          <table:table-cell office:value-type="float" office:value="144086" table:style-name="ce154">
            <text:p>144,086</text:p>
          </table:table-cell>
          <table:table-cell office:value-type="float" office:value="74557" table:style-name="ce154">
            <text:p>74,557</text:p>
          </table:table-cell>
          <table:table-cell office:value-type="float" office:value="69529" table:style-name="ce154">
            <text:p>69,529</text:p>
          </table:table-cell>
          <table:table-cell office:value-type="float" office:value="43.71" table:style-name="ce155">
            <text:p>43.71</text:p>
          </table:table-cell>
          <table:table-cell office:value-type="float" office:value="269617" table:style-name="ce154">
            <text:p>269,617</text:p>
          </table:table-cell>
          <table:table-cell office:value-type="float" office:value="136080" table:style-name="ce154">
            <text:p>136,080</text:p>
          </table:table-cell>
          <table:table-cell office:value-type="float" office:value="133537" table:style-name="ce154">
            <text:p>133,537</text:p>
          </table:table-cell>
          <table:table-cell office:value-type="float" office:value="81.78" table:style-name="ce153">
            <text:p>81.7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澎 湖 縣</text:p>
          </table:table-cell>
          <table:table-cell office:value-type="float" office:value="103412" table:style-name="ce156">
            <text:p>103,412</text:p>
          </table:table-cell>
          <table:table-cell office:value-type="float" office:value="53272" table:style-name="ce154">
            <text:p>53,272</text:p>
          </table:table-cell>
          <table:table-cell office:value-type="float" office:value="50140" table:style-name="ce154">
            <text:p>50,140</text:p>
          </table:table-cell>
          <table:table-cell office:value-type="float" office:value="100" table:style-name="ce155">
            <text:p>100.00</text:p>
          </table:table-cell>
          <table:table-cell office:value-type="float" office:value="11372" table:style-name="ce154">
            <text:p>11,372</text:p>
          </table:table-cell>
          <table:table-cell office:value-type="float" office:value="5975" table:style-name="ce154">
            <text:p>5,975</text:p>
          </table:table-cell>
          <table:table-cell office:value-type="float" office:value="5397" table:style-name="ce154">
            <text:p>5,397</text:p>
          </table:table-cell>
          <table:table-cell office:value-type="float" office:value="11" table:style-name="ce155">
            <text:p>11.00</text:p>
          </table:table-cell>
          <table:table-cell office:value-type="float" office:value="76144" table:style-name="ce154">
            <text:p>76,144</text:p>
          </table:table-cell>
          <table:table-cell office:value-type="float" office:value="39940" table:style-name="ce154">
            <text:p>39,940</text:p>
          </table:table-cell>
          <table:table-cell office:value-type="float" office:value="36204" table:style-name="ce154">
            <text:p>36,204</text:p>
          </table:table-cell>
          <table:table-cell office:value-type="float" office:value="73.63" table:style-name="ce155">
            <text:p>73.63</text:p>
          </table:table-cell>
          <table:table-cell office:value-type="float" office:value="15896" table:style-name="ce154">
            <text:p>15,896</text:p>
          </table:table-cell>
          <table:table-cell office:value-type="float" office:value="7357" table:style-name="ce154">
            <text:p>7,357</text:p>
          </table:table-cell>
          <table:table-cell office:value-type="float" office:value="8539" table:style-name="ce154">
            <text:p>8,539</text:p>
          </table:table-cell>
          <table:table-cell office:value-type="float" office:value="15.37" table:style-name="ce155">
            <text:p>15.37</text:p>
          </table:table-cell>
          <table:table-cell office:value-type="float" office:value="47925" table:style-name="ce154">
            <text:p>47,925</text:p>
          </table:table-cell>
          <table:table-cell office:value-type="float" office:value="24978" table:style-name="ce154">
            <text:p>24,978</text:p>
          </table:table-cell>
          <table:table-cell office:value-type="float" office:value="22947" table:style-name="ce154">
            <text:p>22,947</text:p>
          </table:table-cell>
          <table:table-cell office:value-type="float" office:value="46.34" table:style-name="ce155">
            <text:p>46.34</text:p>
          </table:table-cell>
          <table:table-cell office:value-type="float" office:value="86139" table:style-name="ce154">
            <text:p>86,139</text:p>
          </table:table-cell>
          <table:table-cell office:value-type="float" office:value="44185" table:style-name="ce154">
            <text:p>44,185</text:p>
          </table:table-cell>
          <table:table-cell office:value-type="float" office:value="41954" table:style-name="ce154">
            <text:p>41,954</text:p>
          </table:table-cell>
          <table:table-cell office:value-type="float" office:value="83.3" table:style-name="ce153">
            <text:p>83.30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57">
            <text:p>基 隆 市</text:p>
          </table:table-cell>
          <table:table-cell office:value-type="float" office:value="371819" table:style-name="ce156">
            <text:p>371,819</text:p>
          </table:table-cell>
          <table:table-cell office:value-type="float" office:value="186123" table:style-name="ce154">
            <text:p>186,123</text:p>
          </table:table-cell>
          <table:table-cell office:value-type="float" office:value="185696" table:style-name="ce154">
            <text:p>185,696</text:p>
          </table:table-cell>
          <table:table-cell office:value-type="float" office:value="100" table:style-name="ce155">
            <text:p>100.00</text:p>
          </table:table-cell>
          <table:table-cell office:value-type="float" office:value="40018" table:style-name="ce154">
            <text:p>40,018</text:p>
          </table:table-cell>
          <table:table-cell office:value-type="float" office:value="20801" table:style-name="ce154">
            <text:p>20,801</text:p>
          </table:table-cell>
          <table:table-cell office:value-type="float" office:value="19217" table:style-name="ce154">
            <text:p>19,217</text:p>
          </table:table-cell>
          <table:table-cell office:value-type="float" office:value="10.76" table:style-name="ce155">
            <text:p>10.76</text:p>
          </table:table-cell>
          <table:table-cell office:value-type="float" office:value="277857" table:style-name="ce154">
            <text:p>277,857</text:p>
          </table:table-cell>
          <table:table-cell office:value-type="float" office:value="140789" table:style-name="ce154">
            <text:p>140,789</text:p>
          </table:table-cell>
          <table:table-cell office:value-type="float" office:value="137068" table:style-name="ce154">
            <text:p>137,068</text:p>
          </table:table-cell>
          <table:table-cell office:value-type="float" office:value="74.73" table:style-name="ce155">
            <text:p>74.73</text:p>
          </table:table-cell>
          <table:table-cell office:value-type="float" office:value="53944" table:style-name="ce154">
            <text:p>53,944</text:p>
          </table:table-cell>
          <table:table-cell office:value-type="float" office:value="24533" table:style-name="ce154">
            <text:p>24,533</text:p>
          </table:table-cell>
          <table:table-cell office:value-type="float" office:value="29411" table:style-name="ce154">
            <text:p>29,411</text:p>
          </table:table-cell>
          <table:table-cell office:value-type="float" office:value="14.51" table:style-name="ce155">
            <text:p>14.51</text:p>
          </table:table-cell>
          <table:table-cell office:value-type="float" office:value="163975" table:style-name="ce154">
            <text:p>163,975</text:p>
          </table:table-cell>
          <table:table-cell office:value-type="float" office:value="83937" table:style-name="ce154">
            <text:p>83,937</text:p>
          </table:table-cell>
          <table:table-cell office:value-type="float" office:value="80038" table:style-name="ce154">
            <text:p>80,038</text:p>
          </table:table-cell>
          <table:table-cell office:value-type="float" office:value="44.1" table:style-name="ce155">
            <text:p>44.10</text:p>
          </table:table-cell>
          <table:table-cell office:value-type="float" office:value="310102" table:style-name="ce154">
            <text:p>310,102</text:p>
          </table:table-cell>
          <table:table-cell office:value-type="float" office:value="154088" table:style-name="ce154">
            <text:p>154,088</text:p>
          </table:table-cell>
          <table:table-cell office:value-type="float" office:value="156014" table:style-name="ce154">
            <text:p>156,014</text:p>
          </table:table-cell>
          <table:table-cell office:value-type="float" office:value="83.4" table:style-name="ce153">
            <text:p>83.4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新 竹 市</text:p>
          </table:table-cell>
          <table:table-cell office:value-type="float" office:value="439747" table:style-name="ce156">
            <text:p>439,747</text:p>
          </table:table-cell>
          <table:table-cell office:value-type="float" office:value="217175" table:style-name="ce154">
            <text:p>217,175</text:p>
          </table:table-cell>
          <table:table-cell office:value-type="float" office:value="222572" table:style-name="ce154">
            <text:p>222,572</text:p>
          </table:table-cell>
          <table:table-cell office:value-type="float" office:value="100" table:style-name="ce155">
            <text:p>100.00</text:p>
          </table:table-cell>
          <table:table-cell office:value-type="float" office:value="76276" table:style-name="ce154">
            <text:p>76,276</text:p>
          </table:table-cell>
          <table:table-cell office:value-type="float" office:value="39664" table:style-name="ce154">
            <text:p>39,664</text:p>
          </table:table-cell>
          <table:table-cell office:value-type="float" office:value="36612" table:style-name="ce154">
            <text:p>36,612</text:p>
          </table:table-cell>
          <table:table-cell office:value-type="float" office:value="17.350000000000001" table:style-name="ce155">
            <text:p>17.35</text:p>
          </table:table-cell>
          <table:table-cell office:value-type="float" office:value="313720" table:style-name="ce154">
            <text:p>313,720</text:p>
          </table:table-cell>
          <table:table-cell office:value-type="float" office:value="155304" table:style-name="ce154">
            <text:p>155,304</text:p>
          </table:table-cell>
          <table:table-cell office:value-type="float" office:value="158416" table:style-name="ce154">
            <text:p>158,416</text:p>
          </table:table-cell>
          <table:table-cell office:value-type="float" office:value="71.34" table:style-name="ce155">
            <text:p>71.34</text:p>
          </table:table-cell>
          <table:table-cell office:value-type="float" office:value="49751" table:style-name="ce154">
            <text:p>49,751</text:p>
          </table:table-cell>
          <table:table-cell office:value-type="float" office:value="22207" table:style-name="ce154">
            <text:p>22,207</text:p>
          </table:table-cell>
          <table:table-cell office:value-type="float" office:value="27544" table:style-name="ce154">
            <text:p>27,544</text:p>
          </table:table-cell>
          <table:table-cell office:value-type="float" office:value="11.31" table:style-name="ce155">
            <text:p>11.31</text:p>
          </table:table-cell>
          <table:table-cell office:value-type="float" office:value="202860" table:style-name="ce154">
            <text:p>202,860</text:p>
          </table:table-cell>
          <table:table-cell office:value-type="float" office:value="100228" table:style-name="ce154">
            <text:p>100,228</text:p>
          </table:table-cell>
          <table:table-cell office:value-type="float" office:value="102632" table:style-name="ce154">
            <text:p>102,632</text:p>
          </table:table-cell>
          <table:table-cell office:value-type="float" office:value="46.13" table:style-name="ce155">
            <text:p>46.13</text:p>
          </table:table-cell>
          <table:table-cell office:value-type="float" office:value="336277" table:style-name="ce154">
            <text:p>336,277</text:p>
          </table:table-cell>
          <table:table-cell office:value-type="float" office:value="163356" table:style-name="ce154">
            <text:p>163,356</text:p>
          </table:table-cell>
          <table:table-cell office:value-type="float" office:value="172921" table:style-name="ce154">
            <text:p>172,921</text:p>
          </table:table-cell>
          <table:table-cell office:value-type="float" office:value="76.47" table:style-name="ce153">
            <text:p>76.4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嘉 義 市</text:p>
          </table:table-cell>
          <table:table-cell office:value-type="float" office:value="269427" table:style-name="ce156">
            <text:p>269,427</text:p>
          </table:table-cell>
          <table:table-cell office:value-type="float" office:value="131080" table:style-name="ce154">
            <text:p>131,080</text:p>
          </table:table-cell>
          <table:table-cell office:value-type="float" office:value="138347" table:style-name="ce154">
            <text:p>138,347</text:p>
          </table:table-cell>
          <table:table-cell office:value-type="float" office:value="100" table:style-name="ce155">
            <text:p>100.00</text:p>
          </table:table-cell>
          <table:table-cell office:value-type="float" office:value="37976" table:style-name="ce154">
            <text:p>37,976</text:p>
          </table:table-cell>
          <table:table-cell office:value-type="float" office:value="19840" table:style-name="ce154">
            <text:p>19,840</text:p>
          </table:table-cell>
          <table:table-cell office:value-type="float" office:value="18136" table:style-name="ce154">
            <text:p>18,136</text:p>
          </table:table-cell>
          <table:table-cell office:value-type="float" office:value="14.1" table:style-name="ce155">
            <text:p>14.10</text:p>
          </table:table-cell>
          <table:table-cell office:value-type="float" office:value="194069" table:style-name="ce154">
            <text:p>194,069</text:p>
          </table:table-cell>
          <table:table-cell office:value-type="float" office:value="94697" table:style-name="ce154">
            <text:p>94,697</text:p>
          </table:table-cell>
          <table:table-cell office:value-type="float" office:value="99372" table:style-name="ce154">
            <text:p>99,372</text:p>
          </table:table-cell>
          <table:table-cell office:value-type="float" office:value="72.03" table:style-name="ce155">
            <text:p>72.03</text:p>
          </table:table-cell>
          <table:table-cell office:value-type="float" office:value="37382" table:style-name="ce154">
            <text:p>37,382</text:p>
          </table:table-cell>
          <table:table-cell office:value-type="float" office:value="16543" table:style-name="ce154">
            <text:p>16,543</text:p>
          </table:table-cell>
          <table:table-cell office:value-type="float" office:value="20839" table:style-name="ce154">
            <text:p>20,839</text:p>
          </table:table-cell>
          <table:table-cell office:value-type="float" office:value="13.87" table:style-name="ce155">
            <text:p>13.87</text:p>
          </table:table-cell>
          <table:table-cell office:value-type="float" office:value="118346" table:style-name="ce154">
            <text:p>118,346</text:p>
          </table:table-cell>
          <table:table-cell office:value-type="float" office:value="57452" table:style-name="ce154">
            <text:p>57,452</text:p>
          </table:table-cell>
          <table:table-cell office:value-type="float" office:value="60894" table:style-name="ce154">
            <text:p>60,894</text:p>
          </table:table-cell>
          <table:table-cell office:value-type="float" office:value="43.93" table:style-name="ce155">
            <text:p>43.93</text:p>
          </table:table-cell>
          <table:table-cell office:value-type="float" office:value="213090" table:style-name="ce154">
            <text:p>213,090</text:p>
          </table:table-cell>
          <table:table-cell office:value-type="float" office:value="101616" table:style-name="ce154">
            <text:p>101,616</text:p>
          </table:table-cell>
          <table:table-cell office:value-type="float" office:value="111474" table:style-name="ce154">
            <text:p>111,474</text:p>
          </table:table-cell>
          <table:table-cell office:value-type="float" office:value="79.09" table:style-name="ce153">
            <text:p>79.09</text:p>
          </table:table-cell>
          <table:table-cell table:number-columns-repeated="16359" table:style-name="ce152"/>
        </table:table-row>
        <table:table-row table:style-name="ro38">
          <table:table-cell office:value-type="string" table:style-name="ce162">
            <text:p>福 建 省</text:p>
          </table:table-cell>
          <table:table-cell office:value-type="float" office:value="148760" table:style-name="ce161">
            <text:p>148,760</text:p>
          </table:table-cell>
          <table:table-cell office:value-type="float" office:value="75209" table:style-name="ce159">
            <text:p>75,209</text:p>
          </table:table-cell>
          <table:table-cell office:value-type="float" office:value="73551" table:style-name="ce159">
            <text:p>73,551</text:p>
          </table:table-cell>
          <table:table-cell office:value-type="float" office:value="100" table:style-name="ce160">
            <text:p>100.00</text:p>
          </table:table-cell>
          <table:table-cell office:value-type="float" office:value="15054" table:style-name="ce159">
            <text:p>15,054</text:p>
          </table:table-cell>
          <table:table-cell office:value-type="float" office:value="7868" table:style-name="ce159">
            <text:p>7,868</text:p>
          </table:table-cell>
          <table:table-cell office:value-type="float" office:value="7186" table:style-name="ce159">
            <text:p>7,186</text:p>
          </table:table-cell>
          <table:table-cell office:value-type="float" office:value="10.119999999999999" table:style-name="ce160">
            <text:p>10.12</text:p>
          </table:table-cell>
          <table:table-cell office:value-type="float" office:value="115969" table:style-name="ce159">
            <text:p>115,969</text:p>
          </table:table-cell>
          <table:table-cell office:value-type="float" office:value="58777" table:style-name="ce159">
            <text:p>58,777</text:p>
          </table:table-cell>
          <table:table-cell office:value-type="float" office:value="57192" table:style-name="ce159">
            <text:p>57,192</text:p>
          </table:table-cell>
          <table:table-cell office:value-type="float" office:value="77.959999999999994" table:style-name="ce160">
            <text:p>77.96</text:p>
          </table:table-cell>
          <table:table-cell office:value-type="float" office:value="17737" table:style-name="ce159">
            <text:p>17,737</text:p>
          </table:table-cell>
          <table:table-cell office:value-type="float" office:value="8564" table:style-name="ce159">
            <text:p>8,564</text:p>
          </table:table-cell>
          <table:table-cell office:value-type="float" office:value="9173" table:style-name="ce159">
            <text:p>9,173</text:p>
          </table:table-cell>
          <table:table-cell office:value-type="float" office:value="11.92" table:style-name="ce160">
            <text:p>11.92</text:p>
          </table:table-cell>
          <table:table-cell office:value-type="float" office:value="69941" table:style-name="ce159">
            <text:p>69,941</text:p>
          </table:table-cell>
          <table:table-cell office:value-type="float" office:value="35052" table:style-name="ce159">
            <text:p>35,052</text:p>
          </table:table-cell>
          <table:table-cell office:value-type="float" office:value="34889" table:style-name="ce159">
            <text:p>34,889</text:p>
          </table:table-cell>
          <table:table-cell office:value-type="float" office:value="47.02" table:style-name="ce160">
            <text:p>47.02</text:p>
          </table:table-cell>
          <table:table-cell office:value-type="float" office:value="126411" table:style-name="ce159">
            <text:p>126,411</text:p>
          </table:table-cell>
          <table:table-cell office:value-type="float" office:value="63632" table:style-name="ce159">
            <text:p>63,632</text:p>
          </table:table-cell>
          <table:table-cell office:value-type="float" office:value="62779" table:style-name="ce159">
            <text:p>62,779</text:p>
          </table:table-cell>
          <table:table-cell office:value-type="float" office:value="84.98" table:style-name="ce158">
            <text:p>84.9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金 門 縣</text:p>
          </table:table-cell>
          <table:table-cell office:value-type="float" office:value="136004" table:style-name="ce156">
            <text:p>136,004</text:p>
          </table:table-cell>
          <table:table-cell office:value-type="float" office:value="67952" table:style-name="ce154">
            <text:p>67,952</text:p>
          </table:table-cell>
          <table:table-cell office:value-type="float" office:value="68052" table:style-name="ce154">
            <text:p>68,052</text:p>
          </table:table-cell>
          <table:table-cell office:value-type="float" office:value="100" table:style-name="ce155">
            <text:p>100.00</text:p>
          </table:table-cell>
          <table:table-cell office:value-type="float" office:value="13475" table:style-name="ce154">
            <text:p>13,475</text:p>
          </table:table-cell>
          <table:table-cell office:value-type="float" office:value="7031" table:style-name="ce154">
            <text:p>7,031</text:p>
          </table:table-cell>
          <table:table-cell office:value-type="float" office:value="6444" table:style-name="ce154">
            <text:p>6,444</text:p>
          </table:table-cell>
          <table:table-cell office:value-type="float" office:value="9.91" table:style-name="ce155">
            <text:p>9.91</text:p>
          </table:table-cell>
          <table:table-cell office:value-type="float" office:value="106128" table:style-name="ce154">
            <text:p>106,128</text:p>
          </table:table-cell>
          <table:table-cell office:value-type="float" office:value="53065" table:style-name="ce154">
            <text:p>53,065</text:p>
          </table:table-cell>
          <table:table-cell office:value-type="float" office:value="53063" table:style-name="ce154">
            <text:p>53,063</text:p>
          </table:table-cell>
          <table:table-cell office:value-type="float" office:value="78.03" table:style-name="ce155">
            <text:p>78.03</text:p>
          </table:table-cell>
          <table:table-cell office:value-type="float" office:value="16401" table:style-name="ce154">
            <text:p>16,401</text:p>
          </table:table-cell>
          <table:table-cell office:value-type="float" office:value="7856" table:style-name="ce154">
            <text:p>7,856</text:p>
          </table:table-cell>
          <table:table-cell office:value-type="float" office:value="8545" table:style-name="ce154">
            <text:p>8,545</text:p>
          </table:table-cell>
          <table:table-cell office:value-type="float" office:value="12.06" table:style-name="ce155">
            <text:p>12.06</text:p>
          </table:table-cell>
          <table:table-cell office:value-type="float" office:value="63952" table:style-name="ce154">
            <text:p>63,952</text:p>
          </table:table-cell>
          <table:table-cell office:value-type="float" office:value="31655" table:style-name="ce154">
            <text:p>31,655</text:p>
          </table:table-cell>
          <table:table-cell office:value-type="float" office:value="32297" table:style-name="ce154">
            <text:p>32,297</text:p>
          </table:table-cell>
          <table:table-cell office:value-type="float" office:value="47.02" table:style-name="ce155">
            <text:p>47.02</text:p>
          </table:table-cell>
          <table:table-cell office:value-type="float" office:value="115883" table:style-name="ce154">
            <text:p>115,883</text:p>
          </table:table-cell>
          <table:table-cell office:value-type="float" office:value="57574" table:style-name="ce154">
            <text:p>57,574</text:p>
          </table:table-cell>
          <table:table-cell office:value-type="float" office:value="58309" table:style-name="ce154">
            <text:p>58,309</text:p>
          </table:table-cell>
          <table:table-cell office:value-type="float" office:value="85.21" table:style-name="ce153">
            <text:p>85.21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連 江 縣</text:p>
          </table:table-cell>
          <table:table-cell office:value-type="float" office:value="12756" table:style-name="ce156">
            <text:p>12,756</text:p>
          </table:table-cell>
          <table:table-cell office:value-type="float" office:value="7257" table:style-name="ce154">
            <text:p>7,257</text:p>
          </table:table-cell>
          <table:table-cell office:value-type="float" office:value="5499" table:style-name="ce154">
            <text:p>5,499</text:p>
          </table:table-cell>
          <table:table-cell office:value-type="float" office:value="100" table:style-name="ce155">
            <text:p>100.00</text:p>
          </table:table-cell>
          <table:table-cell office:value-type="float" office:value="1579" table:style-name="ce154">
            <text:p>1,579</text:p>
          </table:table-cell>
          <table:table-cell office:value-type="float" office:value="837" table:style-name="ce154">
            <text:p>837</text:p>
          </table:table-cell>
          <table:table-cell office:value-type="float" office:value="742" table:style-name="ce154">
            <text:p>742</text:p>
          </table:table-cell>
          <table:table-cell office:value-type="float" office:value="12.38" table:style-name="ce155">
            <text:p>12.38</text:p>
          </table:table-cell>
          <table:table-cell office:value-type="float" office:value="9841" table:style-name="ce154">
            <text:p>9,841</text:p>
          </table:table-cell>
          <table:table-cell office:value-type="float" office:value="5712" table:style-name="ce154">
            <text:p>5,712</text:p>
          </table:table-cell>
          <table:table-cell office:value-type="float" office:value="4129" table:style-name="ce154">
            <text:p>4,129</text:p>
          </table:table-cell>
          <table:table-cell office:value-type="float" office:value="77.150000000000006" table:style-name="ce155">
            <text:p>77.15</text:p>
          </table:table-cell>
          <table:table-cell office:value-type="float" office:value="1336" table:style-name="ce154">
            <text:p>1,336</text:p>
          </table:table-cell>
          <table:table-cell office:value-type="float" office:value="708" table:style-name="ce154">
            <text:p>708</text:p>
          </table:table-cell>
          <table:table-cell office:value-type="float" office:value="628" table:style-name="ce154">
            <text:p>628</text:p>
          </table:table-cell>
          <table:table-cell office:value-type="float" office:value="10.47" table:style-name="ce155">
            <text:p>10.47</text:p>
          </table:table-cell>
          <table:table-cell office:value-type="float" office:value="5989" table:style-name="ce154">
            <text:p>5,989</text:p>
          </table:table-cell>
          <table:table-cell office:value-type="float" office:value="3397" table:style-name="ce154">
            <text:p>3,397</text:p>
          </table:table-cell>
          <table:table-cell office:value-type="float" office:value="2592" table:style-name="ce154">
            <text:p>2,592</text:p>
          </table:table-cell>
          <table:table-cell office:value-type="float" office:value="46.95" table:style-name="ce155">
            <text:p>46.95</text:p>
          </table:table-cell>
          <table:table-cell office:value-type="float" office:value="10528" table:style-name="ce154">
            <text:p>10,528</text:p>
          </table:table-cell>
          <table:table-cell office:value-type="float" office:value="6058" table:style-name="ce154">
            <text:p>6,058</text:p>
          </table:table-cell>
          <table:table-cell office:value-type="float" office:value="4470" table:style-name="ce154">
            <text:p>4,470</text:p>
          </table:table-cell>
          <table:table-cell office:value-type="float" office:value="82.53" table:style-name="ce153">
            <text:p>82.53</text:p>
          </table:table-cell>
          <table:table-cell table:number-columns-repeated="16359" table:style-name="ce152"/>
        </table:table-row>
        <table:table-row table:style-name="ro39">
          <table:table-cell table:style-name="ce151"/>
          <table:table-cell table:style-name="ce150"/>
          <table:table-cell table:number-columns-repeated="6" table:style-name="ce149"/>
          <table:table-cell table:style-name="ce147"/>
          <table:table-cell table:number-columns-repeated="3" table:style-name="ce149"/>
          <table:table-cell table:style-name="ce147"/>
          <table:table-cell table:number-columns-repeated="3" table:style-name="ce149"/>
          <table:table-cell table:number-columns-repeated="3" table:style-name="ce147"/>
          <table:table-cell table:style-name="ce148"/>
          <table:table-cell table:style-name="ce147"/>
          <table:table-cell table:number-columns-repeated="3" table:style-name="ce146"/>
          <table:table-cell table:style-name="ce145"/>
          <table:table-cell table:number-columns-repeated="16359" table:style-name="ce143"/>
        </table:table-row>
        <table:table-row table:style-name="ro31">
          <table:table-cell table:style-name="ce144"/>
          <table:table-cell table:number-columns-repeated="23" table:style-name="ce143"/>
          <table:table-cell office:value-type="string" table:style-name="ce82">
            <text:p>內政部戶政司 民國106年9月4日編製</text:p>
          </table:table-cell>
          <table:table-cell table:number-columns-repeated="16359" table:style-name="ce143"/>
        </table:table-row>
        <table:table-row table:style-name="ro40">
          <table:table-cell table:style-name="ce142"/>
          <table:table-cell table:number-columns-repeated="16383" table:style-name="ce141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2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3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6" svg:x="0.00833in" svg:y="0.175in" svg:width="7.2in" svg:height="10.1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7" svg:x="0in" svg:y="0in" svg:width="6.675in" svg:height="9.7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expression table:name="OLE_LINK10" table:expression="of:=[資料分析_.#REF!]" table:base-cell-address="年月別.$A$1"/>
          <table:named-expression table:name="OLE_LINK18" table:expression="of:=[資料分析_.#REF!]" table:base-cell-address="年月別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5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速年月別" table:style-name="ta5">
        <table:table-source xlink:href="file:///D:/0662/01.速報/106年/速報-106.8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速縣市別" table:style-name="ta5">
        <table:table-source xlink:href="file:///D:/0662/01.速報/106年/速報-106.8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當月速報連結-資料分析數字" table:style-name="ta5">
        <table:table-source xlink:href="file:///D:/0662/01.速報/106年/速報-106.8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縣市排序公式" table:style-name="ta5">
        <table:table-source xlink:href="file:///D:/0662/01.速報/106年/速報-106.8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06-人口增加&amp;生死結離" table:style-name="ta5">
        <table:table-source xlink:href="file:///D:/0662/01.速報/106年/速報-106.8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原始速報-公式" table:style-name="ta5">
        <table:table-source xlink:href="file:///D:/0662/01.速報/106年/速報-106.8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月160" table:style-name="ta5">
        <table:table-source xlink:href="file:///D:/0662/01.速報/106年/速報-106.8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8公式.xls'#月170" table:style-name="ta5">
        <table:table-source xlink:href="file:///D:/0662/01.速報/106年/速報-106.8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4單齡-列印前2頁" table:style-name="ta5">
        <table:table-source xlink:href="file:///D:/0662/A.上網月報(含1科)/106年/10608/新表號04,05,速報3階段年齡-連結(公式)檔106.8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速報-年齡結構-(列印版)" table:style-name="ta5">
        <table:table-source xlink:href="file:///D:/0662/A.上網月報(含1科)/106年/10608/新表號04,05,速報3階段年齡-連結(公式)檔106.8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5年齡結構-列印版" table:style-name="ta5">
        <table:table-source xlink:href="file:///D:/0662/A.上網月報(含1科)/106年/10608/新表號04,05,速報3階段年齡-連結(公式)檔106.8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5年齡結構-(貼值-上網版)" table:style-name="ta5">
        <table:table-source xlink:href="file:///D:/0662/A.上網月報(含1科)/106年/10608/新表號04,05,速報3階段年齡-連結(公式)檔106.8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03:10:11Z</meta:creation-date>
    <dc:date>2017-09-05T03:54:48Z</dc:date>
    <meta:print-date>2017-09-04T13:13:21Z</meta:print-date>
  </office:meta>
</office:document-meta>
</file>